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5.0638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1.0535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1.0217in"/>
    </style:style>
    <style:style style:name="co12" style:family="table-column">
      <style:table-column-properties fo:break-before="auto" style:column-width="1.4075in"/>
    </style:style>
    <style:style style:name="co13" style:family="table-column">
      <style:table-column-properties fo:break-before="auto" style:column-width="1.3291in"/>
    </style:style>
    <style:style style:name="co14" style:family="table-column">
      <style:table-column-properties fo:break-before="auto" style:column-width="1.8256in"/>
    </style:style>
    <style:style style:name="co15" style:family="table-column">
      <style:table-column-properties fo:break-before="auto" style:column-width="2.8874in"/>
    </style:style>
    <style:style style:name="co16" style:family="table-column">
      <style:table-column-properties fo:break-before="auto" style:column-width="0.7429in"/>
    </style:style>
    <style:style style:name="co17" style:family="table-column">
      <style:table-column-properties fo:break-before="auto" style:column-width="1.0327in"/>
    </style:style>
    <style:style style:name="co18" style:family="table-column">
      <style:table-column-properties fo:break-before="auto" style:column-width="1.622in"/>
    </style:style>
    <style:style style:name="co19" style:family="table-column">
      <style:table-column-properties fo:break-before="auto" style:column-width="7.0154in"/>
    </style:style>
    <style:style style:name="co20" style:family="table-column">
      <style:table-column-properties fo:break-before="auto" style:column-width="2.5118in"/>
    </style:style>
    <style:style style:name="co21" style:family="table-column">
      <style:table-column-properties fo:break-before="auto" style:column-width="0.7646in"/>
    </style:style>
    <style:style style:name="co22" style:family="table-column">
      <style:table-column-properties fo:break-before="auto" style:column-width="3.7665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2.2866in"/>
    </style:style>
    <style:style style:name="co25" style:family="table-column">
      <style:table-column-properties fo:break-before="auto" style:column-width="2.1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 style:vertical-align="top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81d41a" style:vertical-align="top"/>
    </style:style>
    <style:style style:name="ce16" style:family="table-cell" style:parent-style-name="Default">
      <style:table-cell-properties fo:background-color="transparent" style:vertical-align="top"/>
      <style:text-properties fo:font-style="normal" style:font-style-asian="normal" style:font-style-complex="normal"/>
    </style:style>
    <style:style style:name="ce17" style:family="table-cell" style:parent-style-name="Default">
      <style:table-cell-properties style:vertical-align="top"/>
      <style:text-properties style:text-line-through-style="solid" style:text-line-through-type="single"/>
    </style:style>
    <style:style style:name="ce18" style:family="table-cell" style:parent-style-name="Default">
      <style:table-cell-properties style:vertical-align="top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ff4000" style:vertical-align="top"/>
      <style:text-properties fo:font-style="italic" style:font-style-asian="italic" style:font-style-complex="italic"/>
    </style:style>
    <style:style style:name="ce21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22" style:family="table-cell" style:parent-style-name="Default" style:data-style-name="N4">
      <style:table-cell-properties style:vertical-align="top"/>
    </style:style>
    <style:style style:name="ce25" style:family="table-cell" style:parent-style-name="Default">
      <style:table-cell-properties fo:background-color="#ff0000" style:vertical-align="top"/>
      <style:text-properties fo:font-weight="bold" style:font-weight-asian="bold" style:font-weight-complex="bold"/>
    </style:style>
    <style:style style:name="ce26" style:family="table-cell" style:parent-style-name="Default" style:data-style-name="N4">
      <style:table-cell-properties style:vertical-align="top"/>
      <style:text-properties fo:font-weight="bold" style:font-weight-asian="bold" style:font-weight-complex="bold"/>
    </style:style>
    <style:style style:name="ce28" style:family="table-cell" style:parent-style-name="Default" style:data-style-name="N4">
      <style:table-cell-properties style:vertical-align="top"/>
      <style:text-properties fo:font-weight="normal" style:font-weight-asian="normal" style:font-weight-complex="normal"/>
    </style:style>
    <style:style style:name="ce29" style:family="table-cell" style:parent-style-name="Default" style:data-style-name="N4"/>
    <style:style style:name="ce33" style:family="table-cell" style:parent-style-name="Default" style:data-style-name="N0">
      <style:table-cell-properties style:vertical-align="top"/>
    </style:style>
    <style:style style:name="ce35" style:family="table-cell" style:parent-style-name="Default" style:data-style-name="N11">
      <style:table-cell-properties style:vertical-align="top"/>
      <style:map style:condition="cell-content()&gt;3 %" style:apply-style-name="Voltage_20_Loss" style:base-cell-address="'Schematic chart'.H2"/>
    </style:style>
    <style:style style:name="ce38" style:family="table-cell" style:parent-style-name="Default" style:data-style-name="N11">
      <style:table-cell-properties style:vertical-align="top"/>
      <style:map style:condition="cell-content()&gt;0.03" style:apply-style-name="Voltage_20_Loss" style:base-cell-address="'Schematic chart'.H2"/>
    </style:style>
    <style:style style:name="ce37" style:family="table-cell" style:parent-style-name="Default" style:data-style-name="N4">
      <style:table-cell-properties style:vertical-align="top"/>
      <style:map style:condition="cell-content()&gt;0.03" style:apply-style-name="Voltage_20_Loss" style:base-cell-address="'Schematic chart'.H2"/>
    </style:style>
    <style:style style:name="ce47" style:family="table-cell" style:parent-style-name="Voltage_20_Loss">
      <style:table-cell-properties fo:background-color="transparent" style:vertical-align="top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9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7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2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5" style:family="table-cell" style:parent-style-name="Pivot_20_Table_20_Category" style:data-style-name="N0">
      <style:table-cell-properties fo:border="0.99pt solid #000000"/>
    </style:style>
    <style:style style:name="ce76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77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7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79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8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8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2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83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90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91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9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9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02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03" style:family="table-cell" style:parent-style-name="Pivot_20_Table_20_Field">
      <style:table-cell-properties fo:border="0.99pt solid #000000"/>
    </style:style>
    <style:style style:name="ce10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5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106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107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108" style:family="table-cell" style:parent-style-name="Pivot_20_Table_20_Value" style:data-style-name="N4">
      <style:table-cell-properties fo:border-bottom="0.99pt solid #000000" fo:border-left="0.99pt solid #000000" fo:border-right="none" fo:border-top="0.99pt solid #000000"/>
    </style:style>
    <style:style style:name="ce109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110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11" style:family="table-cell" style:parent-style-name="Pivot_20_Table_20_Value">
      <style:table-cell-properties fo:border-bottom="none" fo:border-left="0.99pt solid #000000" fo:border-right="none" fo:border-top="none"/>
    </style:style>
    <style:style style:name="ce112" style:family="table-cell" style:parent-style-name="Pivot_20_Table_20_Result" style:data-style-name="N4">
      <style:table-cell-properties fo:border-bottom="2.01pt solid #000000" fo:border-left="0.99pt solid #000000" fo:border-right="none" fo:border-top="0.99pt solid #000000"/>
    </style:style>
    <style:style style:name="ce11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1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15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16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1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18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119" style:family="table-cell" style:parent-style-name="Pivot_20_Table_20_Value">
      <style:table-cell-properties fo:border-bottom="0.99pt solid #000000" fo:border-left="none" fo:border-right="2.01pt solid #000000" fo:border-top="0.99pt solid #000000"/>
    </style:style>
    <style:style style:name="ce120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121" style:family="table-cell" style:parent-style-name="Pivot_20_Table_20_Value">
      <style:table-cell-properties fo:border-bottom="none" fo:border-left="none" fo:border-right="2.01pt solid #000000" fo:border-top="none"/>
    </style:style>
    <style:style style:name="ce122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23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0"/>
    <style:style style:name="ce24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81d41a"/>
    </style:style>
    <style:style style:name="ce41" style:family="table-cell" style:parent-style-name="Default">
      <style:table-cell-properties fo:background-color="#666666"/>
    </style:style>
    <style:style style:name="ce42" style:family="table-cell" style:parent-style-name="Default">
      <style:table-cell-properties fo:background-color="#ffbf00"/>
    </style:style>
    <style:style style:name="ce43" style:family="table-cell" style:parent-style-name="Default">
      <style:table-cell-properties fo:background-color="#ff3838"/>
    </style:style>
    <style:style style:name="ce15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chematic ch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Коса</text:p>
          </table:table-cell>
          <table:table-cell table:style-name="ce1" office:value-type="string" calcext:value-type="string">
            <text:p>Цепь/путь</text:p>
          </table:table-cell>
          <table:table-cell table:style-name="ce1" office:value-type="string" calcext:value-type="string">
            <text:p>Цвет</text:p>
          </table:table-cell>
          <table:table-cell table:style-name="ce25" office:value-type="string" calcext:value-type="string">
            <text:p>Нагрузка, А</text:p>
          </table:table-cell>
          <table:table-cell table:style-name="ce26" office:value-type="string" calcext:value-type="string">
            <text:p>Длина, м</text:p>
          </table:table-cell>
          <table:table-cell table:style-name="ce1" office:value-type="string" calcext:value-type="string">
            <text:p>Длина с запасом, м</text:p>
          </table:table-cell>
          <table:table-cell table:style-name="ce1" office:value-type="string" calcext:value-type="string">
            <text:p>Сечение, мм2</text:p>
          </table:table-cell>
          <table:table-cell table:style-name="ce1" office:value-type="string" calcext:value-type="string">
            <text:p>Потери, % от 12 В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393">
            <text:p>Капот + торпеда</text:p>
          </table:table-cell>
          <table:table-cell table:style-name="ce7" office:value-type="string" calcext:value-type="string">
            <text:p>Правая фара ‘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]); [.E2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5" table:formula="of:= IF(ISNUMBER([.D2]); [.D2] * (CopperResistivity * [.E2] / ([.G2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]); [.E3]+Buffer; &quot;&quot;)">
            <text:p/>
          </table:covered-table-cell>
          <table:table-cell table:style-name="ce4"/>
          <table:table-cell table:style-name="ce38" table:formula="of:= IF(ISNUMBER([.D3]); [.D3] * (CopperResistivity * [.E3] / ([.G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4]); [.E4]+Buffer; &quot;&quot;)">
            <text:p/>
          </table:table-cell>
          <table:table-cell table:style-name="ce4"/>
          <table:table-cell table:style-name="ce38" table:formula="of:= IF(ISNUMBER([.D4]); [.D4] * (CopperResistivity * [.E4] / ([.G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равая фара ‘3’ (габарит)</text:p>
          </table:table-cell>
          <table:table-cell table:style-name="ce4" office:value-type="string" calcext:value-type="string" table:number-columns-spanned="1" table:number-rows-spanned="4">
            <text:p>Коричневый</text:p>
          </table:table-cell>
          <table:table-cell table:style-name="ce22" office:value-type="float" office:value="2" calcext:value-type="float" table:number-columns-spanned="1" table:number-rows-spanned="4">
            <text:p>2.00</text:p>
          </table:table-cell>
          <table:table-cell table:style-name="ce22" table:formula="of:=Width+Len1+TorpedoWidth*2+Width+TorpedoWidth" office:value-type="float" office:value="6.4" calcext:value-type="float" table:number-columns-spanned="1" table:number-rows-spanned="4">
            <text:p>6.40</text:p>
          </table:table-cell>
          <table:table-cell table:style-name="ce4" table:formula="of:=IF(ISNUMBER([.E5]); [.E5]+Buffer; &quot;&quot;)" office:value-type="float" office:value="6.9" calcext:value-type="float" table:number-columns-spanned="1" table:number-rows-spanned="4">
            <text:p>6.9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(ISNUMBER([.D5]); [.D5] * (CopperResistivity * [.E5] / ([.G5] * 0.000001)) / 12; &quot;&quot;)" office:value-type="percentage" office:value="0.0128" calcext:value-type="percentage">
            <text:p>1.2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корректора фар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(ISNUMBER([.D6]); [.D6] * (CopperResistivity * [.E6] / ([.G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5’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(ISNUMBER([.D7]); [.D7] * (CopperResistivity * [.E7] / ([.G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3’, вых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(ISNUMBER([.D8]); [.D8] * (CopperResistivity * [.E8] / ([.G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правому заднему габариту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2" office:value-type="float" office:value="2" calcext:value-type="float" table:number-columns-spanned="1" table:number-rows-spanned="2">
            <text:p>2.00</text:p>
          </table:table-cell>
          <table:table-cell table:style-name="ce22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9]); [.E9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(ISNUMBER([.D9]); [.D9] * (CopperResistivity * [.E9] / ([.G9] * 0.000001)) / 12; &quot;&quot;)" office:value-type="percentage" office:value="0.01" calcext:value-type="percentage">
            <text:p>1.0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подсветке номерного знака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(ISNUMBER([.D10]); [.D10] * (CopperResistivity * [.E10] / ([.G1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1]); [.E11]+Buffer; &quot;&quot;)">
            <text:p/>
          </table:table-cell>
          <table:table-cell table:style-name="ce4"/>
          <table:table-cell table:style-name="ce38" table:formula="of:= IF(ISNUMBER([.D11]); [.D11] * (CopperResistivity * [.E11] / ([.G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0" office:value-type="string" calcext:value-type="string">
            <text:p>Правая фара ‘2’ (ближний)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12]); [.E12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12]); [.D12] * (CopperResistivity * [.E12] / ([.G12] * 0.000001)) / 12; &quot;&quot;)" office:value-type="percentage" office:value="0.0162" calcext:value-type="percentage">
            <text:p>1.6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4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3]); [.E13]+Buffer; &quot;&quot;)">
            <text:p/>
          </table:covered-table-cell>
          <table:table-cell table:style-name="ce4"/>
          <table:table-cell table:style-name="ce38" table:formula="of:= IF(ISNUMBER([.D13]); [.D13] * (CopperResistivity * [.E13] / ([.G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4]); [.E14]+Buffer; &quot;&quot;)">
            <text:p/>
          </table:table-cell>
          <table:table-cell table:style-name="ce4"/>
          <table:table-cell table:style-name="ce38" table:formula="of:= IF(ISNUMBER([.D14]); [.D14] * (CopperResistivity * [.E14] / ([.G1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0" office:value-type="string" calcext:value-type="string">
            <text:p>Правая фара ‘4’ (дальний)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15]); [.E15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15]); [.D15] * (CopperResistivity * [.E15] / ([.G15] * 0.000001)) / 12; &quot;&quot;)" office:value-type="percentage" office:value="0.0162" calcext:value-type="percentage">
            <text:p>1.6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2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6]); [.E16]+Buffer; &quot;&quot;)">
            <text:p/>
          </table:covered-table-cell>
          <table:table-cell table:style-name="ce4"/>
          <table:table-cell table:style-name="ce38" table:formula="of:= IF(ISNUMBER([.D16]); [.D16] * (CopperResistivity * [.E16] / ([.G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7]); [.E17]+Buffer; &quot;&quot;)">
            <text:p/>
          </table:table-cell>
          <table:table-cell table:style-name="ce4"/>
          <table:table-cell table:style-name="ce38" table:formula="of:= IF(ISNUMBER([.D17]); [.D17] * (CopperResistivity * [.E17] / ([.G17] * 0.000001)) / 12; &quot;&quot;)">
            <text:p/>
          </table:table-cell>
          <table:table-cell table:style-name="ce4" table:number-columns-repeated="2"/>
          <table:table-cell table:style-name="ce47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овторитель поворота правый</text:p>
          </table:table-cell>
          <table:table-cell table:style-name="ce4" office:value-type="string" calcext:value-type="string" table:number-columns-spanned="1" table:number-rows-spanned="4">
            <text:p>Зелёный</text:p>
          </table:table-cell>
          <table:table-cell table:style-name="ce22" office:value-type="float" office:value="2" calcext:value-type="float" table:number-columns-spanned="1" table:number-rows-spanned="4">
            <text:p>2.00</text:p>
          </table:table-cell>
          <table:table-cell table:style-name="ce22" table:formula="of:=Len1+Width+Len1+Width/2+TorpedoWidth" office:value-type="float" office:value="5.8" calcext:value-type="float" table:number-columns-spanned="1" table:number-rows-spanned="4">
            <text:p>5.80</text:p>
          </table:table-cell>
          <table:table-cell table:style-name="ce4" table:formula="of:=IF(ISNUMBER([.E18]); [.E18]+Buffer; &quot;&quot;)" office:value-type="float" office:value="6.3" calcext:value-type="float" table:number-columns-spanned="1" table:number-rows-spanned="4">
            <text:p>6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18]); [.D18] * (CopperResistivity * [.E18] / ([.G18] * 0.000001)) / 12; &quot;&quot;)" office:value-type="percentage" office:value="0.00696" calcext:value-type="percentage">
            <text:p>0.7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6" office:value-type="string" calcext:value-type="string">
            <text:p>Правая фара ‘поворот’</text:p>
          </table:table-cell>
          <table:covered-table-cell table:style-name="ce18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(ISNUMBER([.D19]); [.D19] * (CopperResistivity * [.E19] / ([.G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3’</text:p>
          </table:table-cell>
          <table:covered-table-cell table:style-name="ce18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(ISNUMBER([.D20]); [.D20] * (CopperResistivity * [.E20] / ([.G2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2.2’</text:p>
          </table:table-cell>
          <table:covered-table-cell table:style-name="ce18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(ISNUMBER([.D21]); [.D21] * (CopperResistivity * [.E21] / ([.G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правому заднему повороту (от переключателя поворотников)</text:p>
          </table:table-cell>
          <table:table-cell table:style-name="ce18" office:value-type="string" calcext:value-type="string">
            <text:p>Зелёный</text:p>
          </table:table-cell>
          <table:table-cell table:style-name="ce22" office:value-type="float" office:value="2" calcext:value-type="float">
            <text:p>2.00</text:p>
          </table:table-cell>
          <table:table-cell table:style-name="ce22" table:formula="of:=TorpedoWidth+Width/2+Height+Len2" office:value-type="float" office:value="4.1" calcext:value-type="float">
            <text:p>4.10</text:p>
          </table:table-cell>
          <table:table-cell table:style-name="ce33" table:formula="of:=IF(ISNUMBER([.E22]); [.E22]+Buffer; &quot;&quot;)" office:value-type="float" office:value="4.6" calcext:value-type="float">
            <text:p>4.6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22]); [.D22] * (CopperResistivity * [.E22] / ([.G22] * 0.000001)) / 12; &quot;&quot;)" office:value-type="percentage" office:value="0.00492" calcext:value-type="percentage">
            <text:p>0.4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3]); [.E23]+Buffer; &quot;&quot;)">
            <text:p/>
          </table:table-cell>
          <table:table-cell table:style-name="ce4"/>
          <table:table-cell table:style-name="ce38" table:formula="of:= IF(ISNUMBER([.D23]); [.D23] * (CopperResistivity * [.E23] / ([.G2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равая фара ‘поворот-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2" calcext:value-type="float" table:number-columns-spanned="1" table:number-rows-spanned="2">
            <text:p>2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4]); [.E24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24]); [.D24] * (CopperResistivity * [.E24] / ([.G24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5]); [.E25]+Buffer; &quot;&quot;)">
            <text:p/>
          </table:covered-table-cell>
          <table:table-cell table:style-name="ce4"/>
          <table:table-cell table:style-name="ce38" table:formula="of:= IF(ISNUMBER([.D25]); [.D25] * (CopperResistivity * [.E25] / ([.G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6]); [.E26]+Buffer; &quot;&quot;)">
            <text:p/>
          </table:table-cell>
          <table:table-cell table:style-name="ce4"/>
          <table:table-cell table:style-name="ce38" table:formula="of:= IF(ISNUMBER([.D26]); [.D26] * (CopperResistivity * [.E26] / ([.G2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евая фара ‘1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7]); [.E27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27]); [.D27] * (CopperResistivity * [.E27] / ([.G27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8]); [.E28]+Buffer; &quot;&quot;)">
            <text:p/>
          </table:covered-table-cell>
          <table:table-cell table:style-name="ce4"/>
          <table:table-cell table:style-name="ce38" table:formula="of:= IF(ISNUMBER([.D28]); [.D28] * (CopperResistivity * [.E28] / ([.G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9]); [.E29]+Buffer; &quot;&quot;)">
            <text:p/>
          </table:table-cell>
          <table:table-cell table:style-name="ce4"/>
          <table:table-cell table:style-name="ce38" table:formula="of:= IF(ISNUMBER([.D29]); [.D29] * (CopperResistivity * [.E29] / ([.G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евая фара ‘3’ (габарит)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2" office:value-type="float" office:value="2" calcext:value-type="float" table:number-columns-spanned="1" table:number-rows-spanned="3">
            <text:p>2.00</text:p>
          </table:table-cell>
          <table:table-cell table:style-name="ce22" table:formula="of:=Len1+Width+TorpedoWidth" office:value-type="float" office:value="3.6" calcext:value-type="float" table:number-columns-spanned="1" table:number-rows-spanned="3">
            <text:p>3.60</text:p>
          </table:table-cell>
          <table:table-cell table:style-name="ce4" table:formula="of:=IF(ISNUMBER([.E30]); [.E30]+Buffer; &quot;&quot;)" office:value-type="float" office:value="4.1" calcext:value-type="float" table:number-columns-spanned="1" table:number-rows-spanned="3">
            <text:p>4.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30]); [.D30] * (CopperResistivity * [.E30] / ([.G30] * 0.000001)) / 12; &quot;&quot;)" office:value-type="percentage" office:value="0.00432" calcext:value-type="percentage">
            <text:p>0.4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2.8’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(ISNUMBER([.D31]); [.D31] * (CopperResistivity * [.E31] / ([.G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6’, вых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(ISNUMBER([.D32]); [.D32] * (CopperResistivity * [.E32] / ([.G3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освежению багажника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2" calcext:value-type="float" table:number-columns-spanned="1" table:number-rows-spanned="2">
            <text:p>2.00</text:p>
          </table:table-cell>
          <table:table-cell table:style-name="ce22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33" table:formula="of:=IF(ISNUMBER([.E33]); [.E33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33]); [.D33] * (CopperResistivity * [.E33] / ([.G33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левому заднему габариту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(ISNUMBER([.D34]); [.D34] * (CopperResistivity * [.E34] / ([.G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5]); [.E35]+Buffer; &quot;&quot;)">
            <text:p/>
          </table:table-cell>
          <table:table-cell table:style-name="ce4"/>
          <table:table-cell table:style-name="ce38" table:formula="of:= IF(ISNUMBER([.D35]); [.D35] * (CopperResistivity * [.E35] / ([.G3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евая фара ‘2’ (ближний)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Len1+Width+TorpedoWidth" office:value-type="float" office:value="3.6" calcext:value-type="float" table:number-columns-spanned="1" table:number-rows-spanned="2">
            <text:p>3.60</text:p>
          </table:table-cell>
          <table:table-cell table:style-name="ce4" table:formula="of:=IF(ISNUMBER([.E36]); [.E36]+Buffer; &quot;&quot;)" office:value-type="float" office:value="4.1" calcext:value-type="float" table:number-columns-spanned="1" table:number-rows-spanned="2">
            <text:p>4.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36]); [.D36] * (CopperResistivity * [.E36] / ([.G36] * 0.000001)) / 12; &quot;&quot;)" office:value-type="percentage" office:value="0.0108" calcext:value-type="percentage">
            <text:p>1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5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7]); [.E37]+Buffer; &quot;&quot;)">
            <text:p/>
          </table:covered-table-cell>
          <table:table-cell table:style-name="ce4"/>
          <table:table-cell table:style-name="ce38" table:formula="of:= IF(ISNUMBER([.D37]); [.D37] * (CopperResistivity * [.E37] / ([.G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2"/>
          <table:table-cell table:style-name="ce22" table:number-columns-repeated="2"/>
          <table:table-cell table:style-name="ce4" table:formula="of:=IF(ISNUMBER([.E38]); [.E38]+Buffer; &quot;&quot;)">
            <text:p/>
          </table:table-cell>
          <table:table-cell table:style-name="ce4" table:formula="of:=IF(ISNUMBER([.D38]); IF([.D38] &lt;= 1;     IF([.E38] &lt;= 7; 1;     IF([.E38] &lt;= 10; 1.5;     IF([.E38] &lt;= 17; 2.5;     IF([.E38] &lt;= 28; 4;     IF([.E38] &lt;= 42; 6; 10)))));  IF([.D38] &lt;= 2;     IF([.E38] &lt;= 1.5; 1;     IF([.E38] &lt;= 5; 1.5;     IF([.E38] &lt;= 8.5; 2.5;     IF([.E38] &lt;= 14; 4;     IF([.E38] &lt;= 21; 6; 10)))));  IF([.D38] &lt;= 4;     IF([.E38] &lt;= 1.5; 1;     IF([.E38] &lt;= 2.5; 1.5;     IF([.E38] &lt;= 4; 2.5;     IF([.E38] &lt;= 7; 4;     IF([.E38] &lt;= 10.5; 6; 10)))));  IF([.D38] &lt;= 6;     IF([.E38] &lt;= 1.5; 1.5;     IF([.E38] &lt;= 2.5; 2.5;     IF([.E38] &lt;= 4.5; 4;     IF([.E38] &lt;= 7; 6; 10))));  IF([.D38] &lt;= 10;     IF([.E38] &lt;= 1.5; 2.5;     IF([.E38] &lt;= 2.5; 4;     IF([.E38] &lt;= 4; 6;     IF([.E38] &lt;= 7; 10;     IF([.E38] &lt;= 10.5; 16;     IF([.E38] &lt;= 17.5; 25;     IF([.E38] &lt;= 24; 35; 50)))))));  IF([.D38] &lt;= 15;     IF([.E38] &lt;= 1; 2.5;     IF([.E38] &lt;= 1.5; 4;     IF([.E38] &lt;= 2.5; 6;     IF([.E38] &lt;= 4.5; 10;     IF([.E38] &lt;= 7; 16;     IF([.E38] &lt;= 11.5; 25;     IF([.E38] &lt;= 16; 35; 50)))))));  IF([.D38] &lt;= 25;     IF([.E38] &lt;= 1; 4;     IF([.E38] &lt;= 1.5; 6;     IF([.E38] &lt;= 2.5; 10;     IF([.E38] &lt;= 4; 16;     IF([.E38] &lt;= 7; 25;     IF([.E38] &lt;= 9.5; 35; 50))))));  IF([.D38] &lt;= 30;     IF([.E38] &lt;= 1; 6;     IF([.E38] &lt;= 2; 10;     IF([.E38] &lt;= 3.5; 16;     IF([.E38] &lt;= 5.4; 25;     IF([.E38] &lt;= 8; 35; 50)))));  IF([.D38] &lt;= 40;     IF([.E38] &lt;= 1.5; 10;     IF([.E38] &lt;= 2.5; 16;     IF([.E38] &lt;= 4; 25;     IF([.E38] &lt;= 6; 35; 50))));  &quot;Way too heavy&quot; ))))))))); &quot;&quot;)">
            <text:p/>
          </table:table-cell>
          <table:table-cell table:style-name="ce38" table:formula="of:= IF(ISNUMBER([.D38]); [.D38] * (CopperResistivity * [.E38] / ([.G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евая фара ‘4’ (дальний)</text:p>
          </table:table-cell>
          <table:table-cell table:style-name="ce4" office:value-type="string" calcext:value-type="string" table:number-columns-spanned="1" table:number-rows-spanned="3">
            <text:p>Оранжевый</text:p>
          </table:table-cell>
          <table:table-cell table:style-name="ce22" office:value-type="float" office:value="5" calcext:value-type="float" table:number-columns-spanned="1" table:number-rows-spanned="3">
            <text:p>5.00</text:p>
          </table:table-cell>
          <table:table-cell table:style-name="ce22" table:formula="of:=Len1+Width+TorpedoWidth" office:value-type="float" office:value="3.6" calcext:value-type="float" table:number-columns-spanned="1" table:number-rows-spanned="3">
            <text:p>3.60</text:p>
          </table:table-cell>
          <table:table-cell table:style-name="ce4" table:formula="of:=IF(ISNUMBER([.E39]); [.E39]+Buffer; &quot;&quot;)" office:value-type="float" office:value="4.1" calcext:value-type="float" table:number-columns-spanned="1" table:number-rows-spanned="3">
            <text:p>4.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39]); [.D39] * (CopperResistivity * [.E39] / ([.G39] * 0.000001)) / 12; &quot;&quot;)" office:value-type="percentage" office:value="0.0108" calcext:value-type="percentage">
            <text:p>1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3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40]); [.E40]+Buffer; &quot;&quot;)">
            <text:p/>
          </table:covered-table-cell>
          <table:table-cell table:style-name="ce4"/>
          <table:table-cell table:style-name="ce38" table:formula="of:= IF(ISNUMBER([.D40]); [.D40] * (CopperResistivity * [.E40] / ([.G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2.2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41]); [.E41]+Buffer; &quot;&quot;)">
            <text:p/>
          </table:covered-table-cell>
          <table:table-cell table:style-name="ce4"/>
          <table:table-cell table:style-name="ce38" table:formula="of:= IF(ISNUMBER([.D41]); [.D41] * (CopperResistivity * [.E41] / ([.G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42]); [.E42]+Buffer; &quot;&quot;)">
            <text:p/>
          </table:table-cell>
          <table:table-cell table:style-name="ce4" table:formula="of:=IF(ISNUMBER([.D42]); IF([.D42] &lt;= 1;     IF([.E42] &lt;= 7; 1;     IF([.E42] &lt;= 10; 1.5;     IF([.E42] &lt;= 17; 2.5;     IF([.E42] &lt;= 28; 4;     IF([.E42] &lt;= 42; 6; 10)))));  IF([.D42] &lt;= 2;     IF([.E42] &lt;= 1.5; 1;     IF([.E42] &lt;= 5; 1.5;     IF([.E42] &lt;= 8.5; 2.5;     IF([.E42] &lt;= 14; 4;     IF([.E42] &lt;= 21; 6; 10)))));  IF([.D42] &lt;= 4;     IF([.E42] &lt;= 1.5; 1;     IF([.E42] &lt;= 2.5; 1.5;     IF([.E42] &lt;= 4; 2.5;     IF([.E42] &lt;= 7; 4;     IF([.E42] &lt;= 10.5; 6; 10)))));  IF([.D42] &lt;= 6;     IF([.E42] &lt;= 1.5; 1.5;     IF([.E42] &lt;= 2.5; 2.5;     IF([.E42] &lt;= 4.5; 4;     IF([.E42] &lt;= 7; 6; 10))));  IF([.D42] &lt;= 10;     IF([.E42] &lt;= 1.5; 2.5;     IF([.E42] &lt;= 2.5; 4;     IF([.E42] &lt;= 4; 6;     IF([.E42] &lt;= 7; 10;     IF([.E42] &lt;= 10.5; 16;     IF([.E42] &lt;= 17.5; 25;     IF([.E42] &lt;= 24; 35; 50)))))));  IF([.D42] &lt;= 15;     IF([.E42] &lt;= 1; 2.5;     IF([.E42] &lt;= 1.5; 4;     IF([.E42] &lt;= 2.5; 6;     IF([.E42] &lt;= 4.5; 10;     IF([.E42] &lt;= 7; 16;     IF([.E42] &lt;= 11.5; 25;     IF([.E42] &lt;= 16; 35; 50)))))));  IF([.D42] &lt;= 25;     IF([.E42] &lt;= 1; 4;     IF([.E42] &lt;= 1.5; 6;     IF([.E42] &lt;= 2.5; 10;     IF([.E42] &lt;= 4; 16;     IF([.E42] &lt;= 7; 25;     IF([.E42] &lt;= 9.5; 35; 50))))));  IF([.D42] &lt;= 30;     IF([.E42] &lt;= 1; 6;     IF([.E42] &lt;= 2; 10;     IF([.E42] &lt;= 3.5; 16;     IF([.E42] &lt;= 5.4; 25;     IF([.E42] &lt;= 8; 35; 50)))));  IF([.D42] &lt;= 40;     IF([.E42] &lt;= 1.5; 10;     IF([.E42] &lt;= 2.5; 16;     IF([.E42] &lt;= 4; 25;     IF([.E42] &lt;= 6; 35; 50))));  &quot;Way too heavy&quot; ))))))))); &quot;&quot;)">
            <text:p/>
          </table:table-cell>
          <table:table-cell table:style-name="ce38" table:formula="of:= IF(ISNUMBER([.D42]); [.D42] * (CopperResistivity * [.E42] / ([.G4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евая фара ‘поворот’</text:p>
          </table:table-cell>
          <table:table-cell table:style-name="ce4" office:value-type="string" calcext:value-type="string" table:number-columns-spanned="1" table:number-rows-spanned="4">
            <text:p>Жёлтый</text:p>
          </table:table-cell>
          <table:table-cell table:style-name="ce22" office:value-type="float" office:value="5" calcext:value-type="float" table:number-columns-spanned="1" table:number-rows-spanned="4">
            <text:p>5.00</text:p>
          </table:table-cell>
          <table:table-cell table:style-name="ce22" table:formula="of:=Len1+Buffer+Width/2+TorpedoWidth" office:value-type="float" office:value="3.2" calcext:value-type="float" table:number-columns-spanned="1" table:number-rows-spanned="4">
            <text:p>3.20</text:p>
          </table:table-cell>
          <table:table-cell table:style-name="ce4" table:formula="of:=IF(ISNUMBER([.E43]); [.E43]+Buffer; &quot;&quot;)" office:value-type="float" office:value="3.7" calcext:value-type="float" table:number-columns-spanned="1" table:number-rows-spanned="4">
            <text:p>3.7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43]); [.D43] * (CopperResistivity * [.E43] / ([.G43] * 0.000001)) / 12; &quot;&quot;)" office:value-type="percentage" office:value="0.0096" calcext:value-type="percentage">
            <text:p>0.9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овторитель поворота левый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(ISNUMBER([.D44]); [.D44] * (CopperResistivity * [.E44] / ([.G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2’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(ISNUMBER([.D45]); [.D45] * (CopperResistivity * [.E45] / ([.G4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2.3’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(ISNUMBER([.D46]); [.D46] * (CopperResistivity * [.E46] / ([.G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левому заднему повороту</text:p>
          </table:table-cell>
          <table:table-cell table:style-name="ce4" office:value-type="string" calcext:value-type="string">
            <text:p>Жёлтый</text:p>
          </table:table-cell>
          <table:table-cell table:style-name="ce22" office:value-type="float" office:value="5" calcext:value-type="float">
            <text:p>5.00</text:p>
          </table:table-cell>
          <table:table-cell table:style-name="ce22" table:formula="of:=TorpedoWidth+Width/2+Height+Len2" office:value-type="float" office:value="4.1" calcext:value-type="float">
            <text:p>4.10</text:p>
          </table:table-cell>
          <table:table-cell table:style-name="ce4" table:formula="of:=IF(ISNUMBER([.E47]); [.E47]+Buffer; &quot;&quot;)" office:value-type="float" office:value="4.6" calcext:value-type="float">
            <text:p>4.6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47]); [.D47] * (CopperResistivity * [.E47] / ([.G47] * 0.000001)) / 12; &quot;&quot;)" office:value-type="percentage" office:value="0.0123" calcext:value-type="percentage">
            <text:p>1.2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5" table:number-rows-spanned="1"/>
          <table:covered-table-cell table:style-name="ce4"/>
          <table:covered-table-cell table:number-columns-repeated="2" table:style-name="ce22"/>
          <table:covered-table-cell table:style-name="ce4"/>
          <table:table-cell table:style-name="ce33"/>
          <table:table-cell table:style-name="ce38" table:formula="of:= IF(ISNUMBER([.D48]); [.D48] * (CopperResistivity * [.E48] / ([.G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евая фара ‘поворот-масса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9]); [.E49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(ISNUMBER([.D49]); [.D49] * (CopperResistivity * [.E49] / ([.G49] * 0.000001)) / 12; &quot;&quot;)" office:value-type="percentage" office:value="0.0025" calcext:value-type="percentage">
            <text:p>0.2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50]); [.E50]+Buffer; &quot;&quot;)">
            <text:p/>
          </table:covered-table-cell>
          <table:table-cell table:style-name="ce4"/>
          <table:table-cell table:style-name="ce38" table:formula="of:= IF(ISNUMBER([.D50]); [.D50] * (CopperResistivity * [.E50] / ([.G5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51]); [.E51]+Buffer; &quot;&quot;)">
            <text:p/>
          </table:table-cell>
          <table:table-cell table:style-name="ce4"/>
          <table:table-cell table:style-name="ce38" table:formula="of:= IF(ISNUMBER([.D51]); [.D51] * (CopperResistivity * [.E51] / ([.G5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овторитель поворота левый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52]); [.E52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52]); [.D52] * (CopperResistivity * [.E52] / ([.G52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53]); [.E53]+Buffer; &quot;&quot;)">
            <text:p/>
          </table:covered-table-cell>
          <table:table-cell table:style-name="ce4"/>
          <table:table-cell table:style-name="ce38" table:formula="of:= IF(ISNUMBER([.D53]); [.D53] * (CopperResistivity * [.E53] / ([.G5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54]); [.E54]+Buffer; &quot;&quot;)">
            <text:p/>
          </table:table-cell>
          <table:table-cell table:style-name="ce4"/>
          <table:table-cell table:style-name="ce38" table:formula="of:= IF(ISNUMBER([.D54]); [.D54] * (CopperResistivity * [.E54] / ([.G5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овторитель поворота правый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55]); [.E55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55]); [.D55] * (CopperResistivity * [.E55] / ([.G55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8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56]); [.E56]+Buffer; &quot;&quot;)">
            <text:p/>
          </table:covered-table-cell>
          <table:table-cell table:style-name="ce4"/>
          <table:table-cell table:style-name="ce38" table:formula="of:= IF(ISNUMBER([.D56]); [.D56] * (CopperResistivity * [.E56] / ([.G5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8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57]); [.E57]+Buffer; &quot;&quot;)">
            <text:p/>
          </table:table-cell>
          <table:table-cell table:style-name="ce4"/>
          <table:table-cell table:style-name="ce38" table:formula="of:= IF(ISNUMBER([.D57]); [.D57] * (CopperResistivity * [.E57] / ([.G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Клаксон 1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2" office:value-type="float" office:value="20" calcext:value-type="float" table:number-columns-spanned="1" table:number-rows-spanned="3">
            <text:p>20.00</text:p>
          </table:table-cell>
          <table:table-cell table:style-name="ce22" table:formula="of:=Width/2+Len1+Width+TorpedoWidth" office:value-type="float" office:value="4.5" calcext:value-type="float" table:number-columns-spanned="1" table:number-rows-spanned="3">
            <text:p>4.50</text:p>
          </table:table-cell>
          <table:table-cell table:style-name="ce4" table:formula="of:=IF(ISNUMBER([.E58]); [.E58]+Buffer; &quot;&quot;)" office:value-type="float" office:value="5" calcext:value-type="float" table:number-columns-spanned="1" table:number-rows-spanned="3">
            <text:p>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58]); [.D58] * (CopperResistivity * [.E58] / ([.G58] * 0.000001)) / 12; &quot;&quot;)" office:value-type="percentage" office:value="0.054" calcext:value-type="percentage">
            <text:p>5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Клаксон 2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59]); [.E59]+Buffer; &quot;&quot;)">
            <text:p/>
          </table:covered-table-cell>
          <table:table-cell table:style-name="ce4"/>
          <table:table-cell table:style-name="ce38" table:formula="of:= IF(ISNUMBER([.D59]); [.D59] * (CopperResistivity * [.E59] / ([.G5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клаксонов ‘87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60]); [.E60]+Buffer; &quot;&quot;)">
            <text:p/>
          </table:covered-table-cell>
          <table:table-cell table:style-name="ce4"/>
          <table:table-cell table:style-name="ce38" table:formula="of:= IF(ISNUMBER([.D60]); [.D60] * (CopperResistivity * [.E60] / ([.G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61]); [.E61]+Buffer; &quot;&quot;)">
            <text:p/>
          </table:table-cell>
          <table:table-cell table:style-name="ce4"/>
          <table:table-cell table:style-name="ce38" table:formula="of:= IF(ISNUMBER([.D61]); [.D61] * (CopperResistivity * [.E61] / ([.G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Фонарь подкапотный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Height+Width/4+Width+TorpedoWidth" office:value-type="float" office:value="3.25" calcext:value-type="float" table:number-columns-spanned="1" table:number-rows-spanned="2">
            <text:p>3.25</text:p>
          </table:table-cell>
          <table:table-cell table:style-name="ce4" table:formula="of:=IF(ISNUMBER([.E62]); [.E62]+Buffer; &quot;&quot;)" office:value-type="float" office:value="3.75" calcext:value-type="float" table:number-columns-spanned="1" table:number-rows-spanned="2">
            <text:p>3.7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62]); [.D62] * (CopperResistivity * [.E62] / ([.G62] * 0.000001)) / 12; &quot;&quot;)" office:value-type="percentage" office:value="0.004875" calcext:value-type="percentage">
            <text:p>0.4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2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63]); [.E63]+Buffer; &quot;&quot;)">
            <text:p/>
          </table:covered-table-cell>
          <table:table-cell table:style-name="ce4"/>
          <table:table-cell table:style-name="ce38" table:formula="of:= IF(ISNUMBER([.D63]); [.D63] * (CopperResistivity * [.E63] / ([.G6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64]); [.E64]+Buffer; &quot;&quot;)">
            <text:p/>
          </table:table-cell>
          <table:table-cell table:style-name="ce4" table:formula="of:=IF(ISNUMBER([.D64]); IF([.D64] &lt;= 1;     IF([.E64] &lt;= 7; 1;     IF([.E64] &lt;= 10; 1.5;     IF([.E64] &lt;= 17; 2.5;     IF([.E64] &lt;= 28; 4;     IF([.E64] &lt;= 42; 6; 10)))));  IF([.D64] &lt;= 2;     IF([.E64] &lt;= 1.5; 1;     IF([.E64] &lt;= 5; 1.5;     IF([.E64] &lt;= 8.5; 2.5;     IF([.E64] &lt;= 14; 4;     IF([.E64] &lt;= 21; 6; 10)))));  IF([.D64] &lt;= 4;     IF([.E64] &lt;= 1.5; 1;     IF([.E64] &lt;= 2.5; 1.5;     IF([.E64] &lt;= 4; 2.5;     IF([.E64] &lt;= 7; 4;     IF([.E64] &lt;= 10.5; 6; 10)))));  IF([.D64] &lt;= 6;     IF([.E64] &lt;= 1.5; 1.5;     IF([.E64] &lt;= 2.5; 2.5;     IF([.E64] &lt;= 4.5; 4;     IF([.E64] &lt;= 7; 6; 10))));  IF([.D64] &lt;= 10;     IF([.E64] &lt;= 1.5; 2.5;     IF([.E64] &lt;= 2.5; 4;     IF([.E64] &lt;= 4; 6;     IF([.E64] &lt;= 7; 10;     IF([.E64] &lt;= 10.5; 16;     IF([.E64] &lt;= 17.5; 25;     IF([.E64] &lt;= 24; 35; 50)))))));  IF([.D64] &lt;= 15;     IF([.E64] &lt;= 1; 2.5;     IF([.E64] &lt;= 1.5; 4;     IF([.E64] &lt;= 2.5; 6;     IF([.E64] &lt;= 4.5; 10;     IF([.E64] &lt;= 7; 16;     IF([.E64] &lt;= 11.5; 25;     IF([.E64] &lt;= 16; 35; 50)))))));  IF([.D64] &lt;= 25;     IF([.E64] &lt;= 1; 4;     IF([.E64] &lt;= 1.5; 6;     IF([.E64] &lt;= 2.5; 10;     IF([.E64] &lt;= 4; 16;     IF([.E64] &lt;= 7; 25;     IF([.E64] &lt;= 9.5; 35; 50))))));  IF([.D64] &lt;= 30;     IF([.E64] &lt;= 1; 6;     IF([.E64] &lt;= 2; 10;     IF([.E64] &lt;= 3.5; 16;     IF([.E64] &lt;= 5.4; 25;     IF([.E64] &lt;= 8; 35; 50)))));  IF([.D64] &lt;= 40;     IF([.E64] &lt;= 1.5; 10;     IF([.E64] &lt;= 2.5; 16;     IF([.E64] &lt;= 4; 25;     IF([.E64] &lt;= 6; 35; 50))));  &quot;Way too heavy&quot; ))))))))); &quot;&quot;)">
            <text:p/>
          </table:table-cell>
          <table:table-cell table:style-name="ce38" table:formula="of:= IF(ISNUMBER([.D64]); [.D64] * (CopperResistivity * [.E64] / ([.G6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Генератор ‘D’</text:p>
          </table:table-cell>
          <table:table-cell table:style-name="ce18" office:value-type="string" calcext:value-type="string" table:number-columns-spanned="1" table:number-rows-spanned="2">
            <text:p>Розов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style-name="ce4" table:formula="of:=IF(ISNUMBER([.E65]); [.E65]+Buffer; &quot;&quot;)" office:value-type="float" office:value="5.85" calcext:value-type="float" table:number-columns-spanned="1" table:number-rows-spanned="2">
            <text:p>5.8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65]); [.D65] * (CopperResistivity * [.E65] / ([.G65] * 0.000001)) / 12; &quot;&quot;)" office:value-type="percentage" office:value="0.01605" calcext:value-type="percentage">
            <text:p>1.6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Индикаторная доска ‘XP3.7’</text:p>
          </table:table-cell>
          <table:covered-table-cell table:style-name="ce18"/>
          <table:covered-table-cell table:number-columns-repeated="2" table:style-name="ce22"/>
          <table:covered-table-cell table:style-name="ce4" table:formula="of:=IF(ISNUMBER([.E66]); [.E66]+Buffer; &quot;&quot;)">
            <text:p/>
          </table:covered-table-cell>
          <table:table-cell table:style-name="ce4"/>
          <table:table-cell table:style-name="ce38" table:formula="of:= IF(ISNUMBER([.D66]); [.D66] * (CopperResistivity * [.E66] / ([.G6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67]); [.E67]+Buffer; &quot;&quot;)">
            <text:p/>
          </table:table-cell>
          <table:table-cell table:style-name="ce4" table:formula="of:=IF(ISNUMBER([.D67]); IF([.D67] &lt;= 1;     IF([.E67] &lt;= 7; 1;     IF([.E67] &lt;= 10; 1.5;     IF([.E67] &lt;= 17; 2.5;     IF([.E67] &lt;= 28; 4;     IF([.E67] &lt;= 42; 6; 10)))));  IF([.D67] &lt;= 2;     IF([.E67] &lt;= 1.5; 1;     IF([.E67] &lt;= 5; 1.5;     IF([.E67] &lt;= 8.5; 2.5;     IF([.E67] &lt;= 14; 4;     IF([.E67] &lt;= 21; 6; 10)))));  IF([.D67] &lt;= 4;     IF([.E67] &lt;= 1.5; 1;     IF([.E67] &lt;= 2.5; 1.5;     IF([.E67] &lt;= 4; 2.5;     IF([.E67] &lt;= 7; 4;     IF([.E67] &lt;= 10.5; 6; 10)))));  IF([.D67] &lt;= 6;     IF([.E67] &lt;= 1.5; 1.5;     IF([.E67] &lt;= 2.5; 2.5;     IF([.E67] &lt;= 4.5; 4;     IF([.E67] &lt;= 7; 6; 10))));  IF([.D67] &lt;= 10;     IF([.E67] &lt;= 1.5; 2.5;     IF([.E67] &lt;= 2.5; 4;     IF([.E67] &lt;= 4; 6;     IF([.E67] &lt;= 7; 10;     IF([.E67] &lt;= 10.5; 16;     IF([.E67] &lt;= 17.5; 25;     IF([.E67] &lt;= 24; 35; 50)))))));  IF([.D67] &lt;= 15;     IF([.E67] &lt;= 1; 2.5;     IF([.E67] &lt;= 1.5; 4;     IF([.E67] &lt;= 2.5; 6;     IF([.E67] &lt;= 4.5; 10;     IF([.E67] &lt;= 7; 16;     IF([.E67] &lt;= 11.5; 25;     IF([.E67] &lt;= 16; 35; 50)))))));  IF([.D67] &lt;= 25;     IF([.E67] &lt;= 1; 4;     IF([.E67] &lt;= 1.5; 6;     IF([.E67] &lt;= 2.5; 10;     IF([.E67] &lt;= 4; 16;     IF([.E67] &lt;= 7; 25;     IF([.E67] &lt;= 9.5; 35; 50))))));  IF([.D67] &lt;= 30;     IF([.E67] &lt;= 1; 6;     IF([.E67] &lt;= 2; 10;     IF([.E67] &lt;= 3.5; 16;     IF([.E67] &lt;= 5.4; 25;     IF([.E67] &lt;= 8; 35; 50)))));  IF([.D67] &lt;= 40;     IF([.E67] &lt;= 1.5; 10;     IF([.E67] &lt;= 2.5; 16;     IF([.E67] &lt;= 4; 25;     IF([.E67] &lt;= 6; 35; 50))));  &quot;Way too heavy&quot; ))))))))); &quot;&quot;)">
            <text:p/>
          </table:table-cell>
          <table:table-cell table:style-name="ce38" table:formula="of:= IF(ISNUMBER([.D67]); [.D67] * (CopperResistivity * [.E67] / ([.G6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Генератор ‘B+’</text:p>
          </table:table-cell>
          <table:table-cell table:style-name="ce18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90" calcext:value-type="float" table:number-columns-spanned="1" table:number-rows-spanned="2">
            <text:p>90.00</text:p>
          </table:table-cell>
          <table:table-cell table:style-name="ce22" table:formula="of:=Len1 + Width + Len1" office:value-type="float" office:value="4.4" calcext:value-type="float" table:number-columns-spanned="1" table:number-rows-spanned="2">
            <text:p>4.40</text:p>
          </table:table-cell>
          <table:table-cell table:style-name="ce4" table:formula="of:=IF(ISNUMBER([.E68]); [.E68]+Buffer; &quot;&quot;)" office:value-type="float" office:value="4.9" calcext:value-type="float" table:number-columns-spanned="1" table:number-rows-spanned="2">
            <text:p>4.9</text:p>
          </table:table-cell>
          <table:table-cell table:style-name="ce4" office:value-type="float" office:value="25" calcext:value-type="float">
            <text:p>25</text:p>
          </table:table-cell>
          <table:table-cell table:style-name="ce38" table:formula="of:= IF(ISNUMBER([.D68]); [.D68] * (CopperResistivity * [.E68] / ([.G68] * 0.000001)) / 12; &quot;&quot;)" office:value-type="percentage" office:value="0.02376" calcext:value-type="percentage">
            <text:p>2.38%</text:p>
          </table:table-cell>
          <table:table-cell table:style-name="ce37"/>
          <table:table-cell table:style-name="ce4" table:number-columns-repeated="2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БПР ‘90 А’</text:p>
          </table:table-cell>
          <table:covered-table-cell table:style-name="ce18"/>
          <table:covered-table-cell table:number-columns-repeated="2" table:style-name="ce22"/>
          <table:covered-table-cell table:style-name="ce4" table:formula="of:=IF(ISNUMBER([.E69]); [.E69]+Buffer; &quot;&quot;)">
            <text:p/>
          </table:covered-table-cell>
          <table:table-cell table:style-name="ce4"/>
          <table:table-cell table:style-name="ce38" table:formula="of:= IF(ISNUMBER([.D69]); [.D69] * (CopperResistivity * [.E69] / ([.G6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70]); [.E70]+Buffer; &quot;&quot;)">
            <text:p/>
          </table:table-cell>
          <table:table-cell table:style-name="ce4" table:formula="of:=IF(ISNUMBER([.D70]); IF([.D70] &lt;= 1;     IF([.E70] &lt;= 7; 1;     IF([.E70] &lt;= 10; 1.5;     IF([.E70] &lt;= 17; 2.5;     IF([.E70] &lt;= 28; 4;     IF([.E70] &lt;= 42; 6; 10)))));  IF([.D70] &lt;= 2;     IF([.E70] &lt;= 1.5; 1;     IF([.E70] &lt;= 5; 1.5;     IF([.E70] &lt;= 8.5; 2.5;     IF([.E70] &lt;= 14; 4;     IF([.E70] &lt;= 21; 6; 10)))));  IF([.D70] &lt;= 4;     IF([.E70] &lt;= 1.5; 1;     IF([.E70] &lt;= 2.5; 1.5;     IF([.E70] &lt;= 4; 2.5;     IF([.E70] &lt;= 7; 4;     IF([.E70] &lt;= 10.5; 6; 10)))));  IF([.D70] &lt;= 6;     IF([.E70] &lt;= 1.5; 1.5;     IF([.E70] &lt;= 2.5; 2.5;     IF([.E70] &lt;= 4.5; 4;     IF([.E70] &lt;= 7; 6; 10))));  IF([.D70] &lt;= 10;     IF([.E70] &lt;= 1.5; 2.5;     IF([.E70] &lt;= 2.5; 4;     IF([.E70] &lt;= 4; 6;     IF([.E70] &lt;= 7; 10;     IF([.E70] &lt;= 10.5; 16;     IF([.E70] &lt;= 17.5; 25;     IF([.E70] &lt;= 24; 35; 50)))))));  IF([.D70] &lt;= 15;     IF([.E70] &lt;= 1; 2.5;     IF([.E70] &lt;= 1.5; 4;     IF([.E70] &lt;= 2.5; 6;     IF([.E70] &lt;= 4.5; 10;     IF([.E70] &lt;= 7; 16;     IF([.E70] &lt;= 11.5; 25;     IF([.E70] &lt;= 16; 35; 50)))))));  IF([.D70] &lt;= 25;     IF([.E70] &lt;= 1; 4;     IF([.E70] &lt;= 1.5; 6;     IF([.E70] &lt;= 2.5; 10;     IF([.E70] &lt;= 4; 16;     IF([.E70] &lt;= 7; 25;     IF([.E70] &lt;= 9.5; 35; 50))))));  IF([.D70] &lt;= 30;     IF([.E70] &lt;= 1; 6;     IF([.E70] &lt;= 2; 10;     IF([.E70] &lt;= 3.5; 16;     IF([.E70] &lt;= 5.4; 25;     IF([.E70] &lt;= 8; 35; 50)))));  IF([.D70] &lt;= 40;     IF([.E70] &lt;= 1.5; 10;     IF([.E70] &lt;= 2.5; 16;     IF([.E70] &lt;= 4; 25;     IF([.E70] &lt;= 6; 35; 50))));  &quot;Way too heavy&quot; ))))))))); &quot;&quot;)">
            <text:p/>
          </table:table-cell>
          <table:table-cell table:style-name="ce38" table:formula="of:= IF(ISNUMBER([.D70]); [.D70] * (CopperResistivity * [.E70] / ([.G7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БПР ‘шина’</text:p>
          </table:table-cell>
          <table:table-cell table:style-name="ce4" office:value-type="string" calcext:value-type="string" table:number-columns-spanned="1" table:number-rows-spanned="3">
            <text:p>N/A</text:p>
          </table:table-cell>
          <table:table-cell table:style-name="ce22" office:value-type="string" calcext:value-type="string" table:number-columns-spanned="1" table:number-rows-spanned="3">
            <text:p>X</text:p>
          </table:table-cell>
          <table:table-cell table:style-name="ce22" table:formula="of:=Width" office:value-type="float" office:value="1.8" calcext:value-type="float" table:number-columns-spanned="1" table:number-rows-spanned="3">
            <text:p>1.80</text:p>
          </table:table-cell>
          <table:table-cell table:style-name="ce4" table:formula="of:=IF(ISNUMBER([.E71]); [.E71]+Buffer; &quot;&quot;)" office:value-type="float" office:value="2.3" calcext:value-type="float" table:number-columns-spanned="1" table:number-rows-spanned="3">
            <text:p>2.3</text:p>
          </table:table-cell>
          <table:table-cell table:style-name="ce4" office:value-type="string" calcext:value-type="string">
            <text:p>ШИНА БПР</text:p>
          </table:table-cell>
          <table:table-cell table:style-name="ce38" table:formula="of:= IF(ISNUMBER([.D71]); [.D71] * (CopperResistivity * [.E71] / ([.G7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АКБ ‘+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72]); [.E72]+Buffer; &quot;&quot;)">
            <text:p/>
          </table:covered-table-cell>
          <table:table-cell table:style-name="ce4"/>
          <table:table-cell table:style-name="ce38" table:formula="of:= IF(ISNUMBER([.D72]); [.D72] * (CopperResistivity * [.E72] / ([.G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Стартер ‘+’ (силовой)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73]); [.E73]+Buffer; &quot;&quot;)">
            <text:p/>
          </table:covered-table-cell>
          <table:table-cell table:style-name="ce4"/>
          <table:table-cell table:style-name="ce38" table:formula="of:= IF(ISNUMBER([.D73]); [.D73] * (CopperResistivity * [.E73] / ([.G7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74]); [.E74]+Buffer; &quot;&quot;)">
            <text:p/>
          </table:table-cell>
          <table:table-cell table:style-name="ce4" table:formula="of:=IF(ISNUMBER([.D74]); IF([.D74] &lt;= 1;     IF([.E74] &lt;= 7; 1;     IF([.E74] &lt;= 10; 1.5;     IF([.E74] &lt;= 17; 2.5;     IF([.E74] &lt;= 28; 4;     IF([.E74] &lt;= 42; 6; 10)))));  IF([.D74] &lt;= 2;     IF([.E74] &lt;= 1.5; 1;     IF([.E74] &lt;= 5; 1.5;     IF([.E74] &lt;= 8.5; 2.5;     IF([.E74] &lt;= 14; 4;     IF([.E74] &lt;= 21; 6; 10)))));  IF([.D74] &lt;= 4;     IF([.E74] &lt;= 1.5; 1;     IF([.E74] &lt;= 2.5; 1.5;     IF([.E74] &lt;= 4; 2.5;     IF([.E74] &lt;= 7; 4;     IF([.E74] &lt;= 10.5; 6; 10)))));  IF([.D74] &lt;= 6;     IF([.E74] &lt;= 1.5; 1.5;     IF([.E74] &lt;= 2.5; 2.5;     IF([.E74] &lt;= 4.5; 4;     IF([.E74] &lt;= 7; 6; 10))));  IF([.D74] &lt;= 10;     IF([.E74] &lt;= 1.5; 2.5;     IF([.E74] &lt;= 2.5; 4;     IF([.E74] &lt;= 4; 6;     IF([.E74] &lt;= 7; 10;     IF([.E74] &lt;= 10.5; 16;     IF([.E74] &lt;= 17.5; 25;     IF([.E74] &lt;= 24; 35; 50)))))));  IF([.D74] &lt;= 15;     IF([.E74] &lt;= 1; 2.5;     IF([.E74] &lt;= 1.5; 4;     IF([.E74] &lt;= 2.5; 6;     IF([.E74] &lt;= 4.5; 10;     IF([.E74] &lt;= 7; 16;     IF([.E74] &lt;= 11.5; 25;     IF([.E74] &lt;= 16; 35; 50)))))));  IF([.D74] &lt;= 25;     IF([.E74] &lt;= 1; 4;     IF([.E74] &lt;= 1.5; 6;     IF([.E74] &lt;= 2.5; 10;     IF([.E74] &lt;= 4; 16;     IF([.E74] &lt;= 7; 25;     IF([.E74] &lt;= 9.5; 35; 50))))));  IF([.D74] &lt;= 30;     IF([.E74] &lt;= 1; 6;     IF([.E74] &lt;= 2; 10;     IF([.E74] &lt;= 3.5; 16;     IF([.E74] &lt;= 5.4; 25;     IF([.E74] &lt;= 8; 35; 50)))));  IF([.D74] &lt;= 40;     IF([.E74] &lt;= 1.5; 10;     IF([.E74] &lt;= 2.5; 16;     IF([.E74] &lt;= 4; 25;     IF([.E74] &lt;= 6; 35; 50))));  &quot;Way too heavy&quot; ))))))))); &quot;&quot;)">
            <text:p/>
          </table:table-cell>
          <table:table-cell table:style-name="ce38" table:formula="of:= IF(ISNUMBER([.D74]); [.D74] * (CopperResistivity * [.E74] / ([.G7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БПР ‘40 А’ ?</text:p>
          </table:table-cell>
          <table:table-cell table:style-name="ce4" office:value-type="string" calcext:value-type="string" table:number-columns-spanned="1" table:number-rows-spanned="2">
            <text:p>Красный (Белый)</text:p>
          </table:table-cell>
          <table:table-cell table:style-name="ce22" office:value-type="float" office:value="40" calcext:value-type="float" table:number-columns-spanned="1" table:number-rows-spanned="2">
            <text:p>40.00</text:p>
          </table:table-cell>
          <table:table-cell table:style-name="ce22" table:formula="of:=Width/4" office:value-type="float" office:value="0.45" calcext:value-type="float" table:number-columns-spanned="1" table:number-rows-spanned="2">
            <text:p>0.45</text:p>
          </table:table-cell>
          <table:table-cell table:style-name="ce4" table:formula="of:=IF(ISNUMBER([.E75]); [.E75]+Buffer; &quot;&quot;)" office:value-type="float" office:value="0.95" calcext:value-type="float" table:number-columns-spanned="1" table:number-rows-spanned="2">
            <text:p>0.95</text:p>
          </table:table-cell>
          <table:table-cell table:style-name="ce4" office:value-type="float" office:value="6" calcext:value-type="float">
            <text:p>6</text:p>
          </table:table-cell>
          <table:table-cell table:style-name="ce38" table:formula="of:= IF(ISNUMBER([.D75]); [.D75] * (CopperResistivity * [.E75] / ([.G75] * 0.000001)) / 12; &quot;&quot;)" office:value-type="percentage" office:value="0.0045" calcext:value-type="percentage">
            <text:p>0.4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вентилятора охлаждения ‘30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76]); [.E76]+Buffer; &quot;&quot;)">
            <text:p/>
          </table:covered-table-cell>
          <table:table-cell table:style-name="ce4"/>
          <table:table-cell table:style-name="ce38" table:formula="of:= IF(ISNUMBER([.D76]); [.D76] * (CopperResistivity * [.E76] / ([.G7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77]); [.E77]+Buffer; &quot;&quot;)">
            <text:p/>
          </table:table-cell>
          <table:table-cell table:style-name="ce4" table:formula="of:=IF(ISNUMBER([.D77]); IF([.D77] &lt;= 1;     IF([.E77] &lt;= 7; 1;     IF([.E77] &lt;= 10; 1.5;     IF([.E77] &lt;= 17; 2.5;     IF([.E77] &lt;= 28; 4;     IF([.E77] &lt;= 42; 6; 10)))));  IF([.D77] &lt;= 2;     IF([.E77] &lt;= 1.5; 1;     IF([.E77] &lt;= 5; 1.5;     IF([.E77] &lt;= 8.5; 2.5;     IF([.E77] &lt;= 14; 4;     IF([.E77] &lt;= 21; 6; 10)))));  IF([.D77] &lt;= 4;     IF([.E77] &lt;= 1.5; 1;     IF([.E77] &lt;= 2.5; 1.5;     IF([.E77] &lt;= 4; 2.5;     IF([.E77] &lt;= 7; 4;     IF([.E77] &lt;= 10.5; 6; 10)))));  IF([.D77] &lt;= 6;     IF([.E77] &lt;= 1.5; 1.5;     IF([.E77] &lt;= 2.5; 2.5;     IF([.E77] &lt;= 4.5; 4;     IF([.E77] &lt;= 7; 6; 10))));  IF([.D77] &lt;= 10;     IF([.E77] &lt;= 1.5; 2.5;     IF([.E77] &lt;= 2.5; 4;     IF([.E77] &lt;= 4; 6;     IF([.E77] &lt;= 7; 10;     IF([.E77] &lt;= 10.5; 16;     IF([.E77] &lt;= 17.5; 25;     IF([.E77] &lt;= 24; 35; 50)))))));  IF([.D77] &lt;= 15;     IF([.E77] &lt;= 1; 2.5;     IF([.E77] &lt;= 1.5; 4;     IF([.E77] &lt;= 2.5; 6;     IF([.E77] &lt;= 4.5; 10;     IF([.E77] &lt;= 7; 16;     IF([.E77] &lt;= 11.5; 25;     IF([.E77] &lt;= 16; 35; 50)))))));  IF([.D77] &lt;= 25;     IF([.E77] &lt;= 1; 4;     IF([.E77] &lt;= 1.5; 6;     IF([.E77] &lt;= 2.5; 10;     IF([.E77] &lt;= 4; 16;     IF([.E77] &lt;= 7; 25;     IF([.E77] &lt;= 9.5; 35; 50))))));  IF([.D77] &lt;= 30;     IF([.E77] &lt;= 1; 6;     IF([.E77] &lt;= 2; 10;     IF([.E77] &lt;= 3.5; 16;     IF([.E77] &lt;= 5.4; 25;     IF([.E77] &lt;= 8; 35; 50)))));  IF([.D77] &lt;= 40;     IF([.E77] &lt;= 1.5; 10;     IF([.E77] &lt;= 2.5; 16;     IF([.E77] &lt;= 4; 25;     IF([.E77] &lt;= 6; 35; 50))));  &quot;Way too heavy&quot; ))))))))); &quot;&quot;)">
            <text:p/>
          </table:table-cell>
          <table:table-cell table:style-name="ce38" table:formula="of:= IF(ISNUMBER([.D77]); [.D77] * (CopperResistivity * [.E77] / ([.G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БПР ‘40 А’ <text:s/>(до разветвления 1)</text:p>
          </table:table-cell>
          <table:table-cell table:style-name="ce4" office:value-type="string" calcext:value-type="string">
            <text:p>Серый (Красный)</text:p>
          </table:table-cell>
          <table:table-cell table:style-name="ce22" office:value-type="float" office:value="30" calcext:value-type="float">
            <text:p>30.00</text:p>
          </table:table-cell>
          <table:table-cell table:style-name="ce22" table:formula="of:=Len1+Height" office:value-type="float" office:value="1.8" calcext:value-type="float">
            <text:p>1.80</text:p>
          </table:table-cell>
          <table:table-cell table:style-name="ce4" table:formula="of:=IF(ISNUMBER([.E78]); [.E78]+Buffer; &quot;&quot;)" office:value-type="float" office:value="2.3" calcext:value-type="float">
            <text:p>2.3</text:p>
          </table:table-cell>
          <table:table-cell table:style-name="ce4" table:formula="of:=IF(ISNUMBER([.D78]); IF([.D78] &lt;= 1;     IF([.E78] &lt;= 7; 1;     IF([.E78] &lt;= 10; 1.5;     IF([.E78] &lt;= 17; 2.5;     IF([.E78] &lt;= 28; 4;     IF([.E78] &lt;= 42; 6; 10)))));  IF([.D78] &lt;= 2;     IF([.E78] &lt;= 1.5; 1;     IF([.E78] &lt;= 5; 1.5;     IF([.E78] &lt;= 8.5; 2.5;     IF([.E78] &lt;= 14; 4;     IF([.E78] &lt;= 21; 6; 10)))));  IF([.D78] &lt;= 4;     IF([.E78] &lt;= 1.5; 1;     IF([.E78] &lt;= 2.5; 1.5;     IF([.E78] &lt;= 4; 2.5;     IF([.E78] &lt;= 7; 4;     IF([.E78] &lt;= 10.5; 6; 10)))));  IF([.D78] &lt;= 6;     IF([.E78] &lt;= 1.5; 1.5;     IF([.E78] &lt;= 2.5; 2.5;     IF([.E78] &lt;= 4.5; 4;     IF([.E78] &lt;= 7; 6; 10))));  IF([.D78] &lt;= 10;     IF([.E78] &lt;= 1.5; 2.5;     IF([.E78] &lt;= 2.5; 4;     IF([.E78] &lt;= 4; 6;     IF([.E78] &lt;= 7; 10;     IF([.E78] &lt;= 10.5; 16;     IF([.E78] &lt;= 17.5; 25;     IF([.E78] &lt;= 24; 35; 50)))))));  IF([.D78] &lt;= 15;     IF([.E78] &lt;= 1; 2.5;     IF([.E78] &lt;= 1.5; 4;     IF([.E78] &lt;= 2.5; 6;     IF([.E78] &lt;= 4.5; 10;     IF([.E78] &lt;= 7; 16;     IF([.E78] &lt;= 11.5; 25;     IF([.E78] &lt;= 16; 35; 50)))))));  IF([.D78] &lt;= 25;     IF([.E78] &lt;= 1; 4;     IF([.E78] &lt;= 1.5; 6;     IF([.E78] &lt;= 2.5; 10;     IF([.E78] &lt;= 4; 16;     IF([.E78] &lt;= 7; 25;     IF([.E78] &lt;= 9.5; 35; 50))))));  IF([.D78] &lt;= 30;     IF([.E78] &lt;= 1; 6;     IF([.E78] &lt;= 2; 10;     IF([.E78] &lt;= 3.5; 16;     IF([.E78] &lt;= 5.4; 25;     IF([.E78] &lt;= 8; 35; 50)))));  IF([.D78] &lt;= 40;     IF([.E78] &lt;= 1.5; 10;     IF([.E78] &lt;= 2.5; 16;     IF([.E78] &lt;= 4; 25;     IF([.E78] &lt;= 6; 35; 50))));  &quot;Way too heavy&quot; ))))))))); &quot;&quot;)" office:value-type="float" office:value="10" calcext:value-type="float">
            <text:p>10</text:p>
          </table:table-cell>
          <table:table-cell table:style-name="ce38" table:formula="of:= IF(ISNUMBER([.D78]); [.D78] * (CopperResistivity * [.E78] / ([.G78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1’ (от разветвления 1)</text:p>
          </table:table-cell>
          <table:table-cell table:style-name="ce4" office:value-type="string" calcext:value-type="string">
            <text:p>Серый (Красный)</text:p>
          </table:table-cell>
          <table:table-cell table:style-name="ce22" office:value-type="float" office:value="20" calcext:value-type="float">
            <text:p>20.00</text:p>
          </table:table-cell>
          <table:table-cell table:style-name="ce22" table:formula="of:=Height+Width/4+TorpedoWidth" office:value-type="float" office:value="1.45" calcext:value-type="float">
            <text:p>1.45</text:p>
          </table:table-cell>
          <table:table-cell table:style-name="ce4" table:formula="of:=IF(ISNUMBER([.E79]); [.E79]+Buffer; &quot;&quot;)" office:value-type="float" office:value="1.95" calcext:value-type="float">
            <text:p>1.95</text:p>
          </table:table-cell>
          <table:table-cell table:style-name="ce4" office:value-type="float" office:value="4" calcext:value-type="float">
            <text:p>4</text:p>
          </table:table-cell>
          <table:table-cell table:style-name="ce38" table:formula="of:= IF(ISNUMBER([.D79]); [.D79] * (CopperResistivity * [.E79] / ([.G79] * 0.000001)) / 12; &quot;&quot;)" office:value-type="percentage" office:value="0.010875" calcext:value-type="percentage">
            <text:p>1.0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азветвление 1 – разветвление 2</text:p>
          </table:table-cell>
          <table:table-cell table:style-name="ce4" office:value-type="string" calcext:value-type="string">
            <text:p>Серый (Коричневый)</text:p>
          </table:table-cell>
          <table:table-cell table:style-name="ce22" office:value-type="float" office:value="30" calcext:value-type="float">
            <text:p>30.00</text:p>
          </table:table-cell>
          <table:table-cell table:style-name="ce22" table:formula="of:=Height+Width" office:value-type="float" office:value="2.3" calcext:value-type="float">
            <text:p>2.30</text:p>
          </table:table-cell>
          <table:table-cell table:style-name="ce4" table:formula="of:=IF(ISNUMBER([.E80]); [.E80]+Buffer; &quot;&quot;)" office:value-type="float" office:value="2.8" calcext:value-type="float">
            <text:p>2.8</text:p>
          </table:table-cell>
          <table:table-cell table:style-name="ce4" office:value-type="float" office:value="6" calcext:value-type="float">
            <text:p>6</text:p>
          </table:table-cell>
          <table:table-cell table:style-name="ce38" table:formula="of:= IF(ISNUMBER([.D80]); [.D80] * (CopperResistivity * [.E80] / ([.G80] * 0.000001)) / 12; &quot;&quot;)" office:value-type="percentage" office:value="0.01725" calcext:value-type="percentage">
            <text:p>1.7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ближнего света ‘30’ (от разветвления 2)</text:p>
          </table:table-cell>
          <table:table-cell table:style-name="ce4" office:value-type="string" calcext:value-type="string" table:number-columns-spanned="1" table:number-rows-spanned="3">
            <text:p>Серый (Красный)</text:p>
          </table:table-cell>
          <table:table-cell table:style-name="ce22" office:value-type="float" office:value="30" calcext:value-type="float" table:number-columns-spanned="1" table:number-rows-spanned="3">
            <text:p>30.00</text:p>
          </table:table-cell>
          <table:table-cell table:style-name="ce22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4" table:formula="of:=IF(ISNUMBER([.E81]); [.E81]+Buffer; &quot;&quot;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4" calcext:value-type="float" table:number-columns-spanned="1" table:number-rows-spanned="3">
            <text:p>4</text:p>
          </table:table-cell>
          <table:table-cell table:style-name="ce38" table:formula="of:= IF(ISNUMBER([.D81]); [.D81] * (CopperResistivity * [.E81] / ([.G81] * 0.000001)) / 12; &quot;&quot;)" office:value-type="percentage" office:value="0.005625" calcext:value-type="percentage">
            <text:p>0.5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дальнего света ‘30’ (от разветвления 2)</text:p>
          </table:table-cell>
          <table:covered-table-cell table:style-name="ce4"/>
          <table:covered-table-cell table:number-columns-repeated="2" table:style-name="ce22"/>
          <table:covered-table-cell table:number-columns-repeated="2" table:style-name="ce4"/>
          <table:table-cell table:style-name="ce38" table:formula="of:= IF(ISNUMBER([.D82]); [.D82] * (CopperResistivity * [.E82] / ([.G8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’, вход (от разветвления 2)</text:p>
          </table:table-cell>
          <table:covered-table-cell table:style-name="ce4"/>
          <table:covered-table-cell table:number-columns-repeated="2" table:style-name="ce22"/>
          <table:covered-table-cell table:number-columns-repeated="2" table:style-name="ce4"/>
          <table:table-cell table:style-name="ce38" table:formula="of:= IF(ISNUMBER([.D83]); [.D83] * (CopperResistivity * [.E83] / ([.G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84]); [.E84]+Buffer; &quot;&quot;)">
            <text:p/>
          </table:table-cell>
          <table:table-cell table:style-name="ce4" table:formula="of:=IF(ISNUMBER([.D84]); IF([.D84] &lt;= 1;     IF([.E84] &lt;= 7; 1;     IF([.E84] &lt;= 10; 1.5;     IF([.E84] &lt;= 17; 2.5;     IF([.E84] &lt;= 28; 4;     IF([.E84] &lt;= 42; 6; 10)))));  IF([.D84] &lt;= 2;     IF([.E84] &lt;= 1.5; 1;     IF([.E84] &lt;= 5; 1.5;     IF([.E84] &lt;= 8.5; 2.5;     IF([.E84] &lt;= 14; 4;     IF([.E84] &lt;= 21; 6; 10)))));  IF([.D84] &lt;= 4;     IF([.E84] &lt;= 1.5; 1;     IF([.E84] &lt;= 2.5; 1.5;     IF([.E84] &lt;= 4; 2.5;     IF([.E84] &lt;= 7; 4;     IF([.E84] &lt;= 10.5; 6; 10)))));  IF([.D84] &lt;= 6;     IF([.E84] &lt;= 1.5; 1.5;     IF([.E84] &lt;= 2.5; 2.5;     IF([.E84] &lt;= 4.5; 4;     IF([.E84] &lt;= 7; 6; 10))));  IF([.D84] &lt;= 10;     IF([.E84] &lt;= 1.5; 2.5;     IF([.E84] &lt;= 2.5; 4;     IF([.E84] &lt;= 4; 6;     IF([.E84] &lt;= 7; 10;     IF([.E84] &lt;= 10.5; 16;     IF([.E84] &lt;= 17.5; 25;     IF([.E84] &lt;= 24; 35; 50)))))));  IF([.D84] &lt;= 15;     IF([.E84] &lt;= 1; 2.5;     IF([.E84] &lt;= 1.5; 4;     IF([.E84] &lt;= 2.5; 6;     IF([.E84] &lt;= 4.5; 10;     IF([.E84] &lt;= 7; 16;     IF([.E84] &lt;= 11.5; 25;     IF([.E84] &lt;= 16; 35; 50)))))));  IF([.D84] &lt;= 25;     IF([.E84] &lt;= 1; 4;     IF([.E84] &lt;= 1.5; 6;     IF([.E84] &lt;= 2.5; 10;     IF([.E84] &lt;= 4; 16;     IF([.E84] &lt;= 7; 25;     IF([.E84] &lt;= 9.5; 35; 50))))));  IF([.D84] &lt;= 30;     IF([.E84] &lt;= 1; 6;     IF([.E84] &lt;= 2; 10;     IF([.E84] &lt;= 3.5; 16;     IF([.E84] &lt;= 5.4; 25;     IF([.E84] &lt;= 8; 35; 50)))));  IF([.D84] &lt;= 40;     IF([.E84] &lt;= 1.5; 10;     IF([.E84] &lt;= 2.5; 16;     IF([.E84] &lt;= 4; 25;     IF([.E84] &lt;= 6; 35; 50))));  &quot;Way too heavy&quot; ))))))))); &quot;&quot;)">
            <text:p/>
          </table:table-cell>
          <table:table-cell table:style-name="ce38" table:formula="of:= IF(ISNUMBER([.D84]); [.D84] * (CopperResistivity * [.E84] / ([.G8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БПР ‘60 А’</text:p>
          </table:table-cell>
          <table:table-cell table:style-name="ce18" office:value-type="string" calcext:value-type="string" table:number-columns-spanned="1" table:number-rows-spanned="2">
            <text:p>Фиолетовый (Чёрный)</text:p>
          </table:table-cell>
          <table:table-cell table:style-name="ce22" office:value-type="float" office:value="60" calcext:value-type="float" table:number-columns-spanned="1" table:number-rows-spanned="2">
            <text:p>60.00</text:p>
          </table:table-cell>
          <table:table-cell table:style-name="ce22" table:formula="of:=Len1+Height+TorpedoWidth" office:value-type="float" office:value="2.3" calcext:value-type="float" table:number-columns-spanned="1" table:number-rows-spanned="2">
            <text:p>2.30</text:p>
          </table:table-cell>
          <table:table-cell table:style-name="ce4" table:formula="of:=IF(ISNUMBER([.E85]); [.E85]+Buffer; &quot;&quot;)" office:value-type="float" office:value="2.8" calcext:value-type="float" table:number-columns-spanned="1" table:number-rows-spanned="2">
            <text:p>2.8</text:p>
          </table:table-cell>
          <table:table-cell table:style-name="ce33" office:value-type="float" office:value="10" calcext:value-type="float">
            <text:p>10</text:p>
          </table:table-cell>
          <table:table-cell table:style-name="ce38" table:formula="of:= IF(ISNUMBER([.D85]); [.D85] * (CopperResistivity * [.E85] / ([.G85] * 0.000001)) / 12; &quot;&quot;)" office:value-type="percentage" office:value="0.0207" calcext:value-type="percentage">
            <text:p>2.0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стартера ‘30’</text:p>
          </table:table-cell>
          <table:covered-table-cell table:style-name="ce18"/>
          <table:covered-table-cell table:number-columns-repeated="2" table:style-name="ce22"/>
          <table:covered-table-cell table:style-name="ce4" table:formula="of:=IF(ISNUMBER([.E86]); [.E86]+Buffer; &quot;&quot;)">
            <text:p/>
          </table:covered-table-cell>
          <table:table-cell table:style-name="ce4"/>
          <table:table-cell table:style-name="ce38" table:formula="of:= IF(ISNUMBER([.D86]); [.D86] * (CopperResistivity * [.E86] / ([.G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87]); [.E87]+Buffer; &quot;&quot;)">
            <text:p/>
          </table:table-cell>
          <table:table-cell table:style-name="ce4" table:formula="of:=IF(ISNUMBER([.D87]); IF([.D87] &lt;= 1;     IF([.E87] &lt;= 7; 1;     IF([.E87] &lt;= 10; 1.5;     IF([.E87] &lt;= 17; 2.5;     IF([.E87] &lt;= 28; 4;     IF([.E87] &lt;= 42; 6; 10)))));  IF([.D87] &lt;= 2;     IF([.E87] &lt;= 1.5; 1;     IF([.E87] &lt;= 5; 1.5;     IF([.E87] &lt;= 8.5; 2.5;     IF([.E87] &lt;= 14; 4;     IF([.E87] &lt;= 21; 6; 10)))));  IF([.D87] &lt;= 4;     IF([.E87] &lt;= 1.5; 1;     IF([.E87] &lt;= 2.5; 1.5;     IF([.E87] &lt;= 4; 2.5;     IF([.E87] &lt;= 7; 4;     IF([.E87] &lt;= 10.5; 6; 10)))));  IF([.D87] &lt;= 6;     IF([.E87] &lt;= 1.5; 1.5;     IF([.E87] &lt;= 2.5; 2.5;     IF([.E87] &lt;= 4.5; 4;     IF([.E87] &lt;= 7; 6; 10))));  IF([.D87] &lt;= 10;     IF([.E87] &lt;= 1.5; 2.5;     IF([.E87] &lt;= 2.5; 4;     IF([.E87] &lt;= 4; 6;     IF([.E87] &lt;= 7; 10;     IF([.E87] &lt;= 10.5; 16;     IF([.E87] &lt;= 17.5; 25;     IF([.E87] &lt;= 24; 35; 50)))))));  IF([.D87] &lt;= 15;     IF([.E87] &lt;= 1; 2.5;     IF([.E87] &lt;= 1.5; 4;     IF([.E87] &lt;= 2.5; 6;     IF([.E87] &lt;= 4.5; 10;     IF([.E87] &lt;= 7; 16;     IF([.E87] &lt;= 11.5; 25;     IF([.E87] &lt;= 16; 35; 50)))))));  IF([.D87] &lt;= 25;     IF([.E87] &lt;= 1; 4;     IF([.E87] &lt;= 1.5; 6;     IF([.E87] &lt;= 2.5; 10;     IF([.E87] &lt;= 4; 16;     IF([.E87] &lt;= 7; 25;     IF([.E87] &lt;= 9.5; 35; 50))))));  IF([.D87] &lt;= 30;     IF([.E87] &lt;= 1; 6;     IF([.E87] &lt;= 2; 10;     IF([.E87] &lt;= 3.5; 16;     IF([.E87] &lt;= 5.4; 25;     IF([.E87] &lt;= 8; 35; 50)))));  IF([.D87] &lt;= 40;     IF([.E87] &lt;= 1.5; 10;     IF([.E87] &lt;= 2.5; 16;     IF([.E87] &lt;= 4; 25;     IF([.E87] &lt;= 6; 35; 50))));  &quot;Way too heavy&quot; ))))))))); &quot;&quot;)">
            <text:p/>
          </table:table-cell>
          <table:table-cell table:style-name="ce38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БПР ‘60 А’ (тот же) (до разветвления 1)</text:p>
          </table:table-cell>
          <table:table-cell table:style-name="ce4" office:value-type="string" calcext:value-type="string">
            <text:p>Красный</text:p>
          </table:table-cell>
          <table:table-cell table:style-name="ce22" office:value-type="float" office:value="60" calcext:value-type="float">
            <text:p>60.00</text:p>
          </table:table-cell>
          <table:table-cell table:style-name="ce22" table:formula="of:=Len1+Height" office:value-type="float" office:value="1.8" calcext:value-type="float">
            <text:p>1.80</text:p>
          </table:table-cell>
          <table:table-cell table:style-name="ce4" table:formula="of:=IF(ISNUMBER([.E88]); [.E88]+Buffer; &quot;&quot;)" office:value-type="float" office:value="2.3" calcext:value-type="float">
            <text:p>2.3</text:p>
          </table:table-cell>
          <table:table-cell table:style-name="ce4" office:value-type="float" office:value="16" calcext:value-type="float">
            <text:p>16</text:p>
          </table:table-cell>
          <table:table-cell table:style-name="ce38" table:formula="of:= IF(ISNUMBER([.D88]); [.D88] * (CopperResistivity * [.E88] / ([.G88] * 0.000001)) / 12; &quot;&quot;)" office:value-type="percentage" office:value="0.010125" calcext:value-type="percentage">
            <text:p>1.0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жигания ‘30’ (от разветвления 1)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2" office:value-type="float" office:value="35" calcext:value-type="float" table:number-columns-spanned="1" table:number-rows-spanned="2">
            <text:p>35.00</text:p>
          </table:table-cell>
          <table:table-cell table:style-name="ce22" table:formula="of:=Height+Width/4+TorpedoWidth" office:value-type="float" office:value="1.45" calcext:value-type="float" table:number-columns-spanned="1" table:number-rows-spanned="2">
            <text:p>1.45</text:p>
          </table:table-cell>
          <table:table-cell table:style-name="ce4" table:formula="of:=IF(ISNUMBER([.E89]); [.E89]+Buffer; &quot;&quot;)" office:value-type="float" office:value="1.95" calcext:value-type="float" table:number-columns-spanned="1" table:number-rows-spanned="2">
            <text:p>1.95</text:p>
          </table:table-cell>
          <table:table-cell table:style-name="ce4" table:formula="of:=IF(ISNUMBER([.D89]); IF([.D89] &lt;= 1;     IF([.E89] &lt;= 7; 1;     IF([.E89] &lt;= 10; 1.5;     IF([.E89] &lt;= 17; 2.5;     IF([.E89] &lt;= 28; 4;     IF([.E89] &lt;= 42; 6; 10)))));  IF([.D89] &lt;= 2;     IF([.E89] &lt;= 1.5; 1;     IF([.E89] &lt;= 5; 1.5;     IF([.E89] &lt;= 8.5; 2.5;     IF([.E89] &lt;= 14; 4;     IF([.E89] &lt;= 21; 6; 10)))));  IF([.D89] &lt;= 4;     IF([.E89] &lt;= 1.5; 1;     IF([.E89] &lt;= 2.5; 1.5;     IF([.E89] &lt;= 4; 2.5;     IF([.E89] &lt;= 7; 4;     IF([.E89] &lt;= 10.5; 6; 10)))));  IF([.D89] &lt;= 6;     IF([.E89] &lt;= 1.5; 1.5;     IF([.E89] &lt;= 2.5; 2.5;     IF([.E89] &lt;= 4.5; 4;     IF([.E89] &lt;= 7; 6; 10))));  IF([.D89] &lt;= 10;     IF([.E89] &lt;= 1.5; 2.5;     IF([.E89] &lt;= 2.5; 4;     IF([.E89] &lt;= 4; 6;     IF([.E89] &lt;= 7; 10;     IF([.E89] &lt;= 10.5; 16;     IF([.E89] &lt;= 17.5; 25;     IF([.E89] &lt;= 24; 35; 50)))))));  IF([.D89] &lt;= 15;     IF([.E89] &lt;= 1; 2.5;     IF([.E89] &lt;= 1.5; 4;     IF([.E89] &lt;= 2.5; 6;     IF([.E89] &lt;= 4.5; 10;     IF([.E89] &lt;= 7; 16;     IF([.E89] &lt;= 11.5; 25;     IF([.E89] &lt;= 16; 35; 50)))))));  IF([.D89] &lt;= 25;     IF([.E89] &lt;= 1; 4;     IF([.E89] &lt;= 1.5; 6;     IF([.E89] &lt;= 2.5; 10;     IF([.E89] &lt;= 4; 16;     IF([.E89] &lt;= 7; 25;     IF([.E89] &lt;= 9.5; 35; 50))))));  IF([.D89] &lt;= 30;     IF([.E89] &lt;= 1; 6;     IF([.E89] &lt;= 2; 10;     IF([.E89] &lt;= 3.5; 16;     IF([.E89] &lt;= 5.4; 25;     IF([.E89] &lt;= 8; 35; 50)))));  IF([.D89] &lt;= 40;     IF([.E89] &lt;= 1.5; 10;     IF([.E89] &lt;= 2.5; 16;     IF([.E89] &lt;= 4; 25;     IF([.E89] &lt;= 6; 35; 50))));  &quot;Way too heavy&quot; ))))))))); &quot;&quot;)" office:value-type="float" office:value="10" calcext:value-type="float" table:number-columns-spanned="1" table:number-rows-spanned="2">
            <text:p>10</text:p>
          </table:table-cell>
          <table:table-cell table:style-name="ce38" table:formula="of:= IF(ISNUMBER([.D89]); [.D89] * (CopperResistivity * [.E89] / ([.G89] * 0.000001)) / 12; &quot;&quot;)" office:value-type="percentage" office:value="0.0076125" calcext:value-type="percentage">
            <text:p>0.7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жигания ‘30/1’ (от разветвления 1)</text:p>
          </table:table-cell>
          <table:covered-table-cell table:style-name="ce4"/>
          <table:covered-table-cell table:number-columns-repeated="2" table:style-name="ce22"/>
          <table:covered-table-cell table:number-columns-repeated="2" table:style-name="ce4"/>
          <table:table-cell table:style-name="ce38" table:formula="of:= IF(ISNUMBER([.D90]); [.D90] * (CopperResistivity * [.E90] / ([.G9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азветвление 1 – разветвление 2</text:p>
          </table:table-cell>
          <table:table-cell table:style-name="ce4" office:value-type="string" calcext:value-type="string">
            <text:p>Красный</text:p>
          </table:table-cell>
          <table:table-cell table:style-name="ce22" office:value-type="float" office:value="60" calcext:value-type="float">
            <text:p>60.00</text:p>
          </table:table-cell>
          <table:table-cell table:style-name="ce22" table:formula="of:=Height+Width" office:value-type="float" office:value="2.3" calcext:value-type="float">
            <text:p>2.30</text:p>
          </table:table-cell>
          <table:table-cell table:style-name="ce33" table:formula="of:=IF(ISNUMBER([.E91]); [.E91]+Buffer; &quot;&quot;)" office:value-type="float" office:value="2.8" calcext:value-type="float">
            <text:p>2.8</text:p>
          </table:table-cell>
          <table:table-cell table:style-name="ce4" office:value-type="float" office:value="10" calcext:value-type="float">
            <text:p>10</text:p>
          </table:table-cell>
          <table:table-cell table:style-name="ce38" table:formula="of:= IF(ISNUMBER([.D91]); [.D91] * (CopperResistivity * [.E91] / ([.G91] * 0.000001)) / 12; &quot;&quot;)" office:value-type="percentage" office:value="0.0207" calcext:value-type="percentage">
            <text:p>2.0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’, вход (от разветвления 2)</text:p>
          </table:table-cell>
          <table:table-cell table:style-name="ce4" office:value-type="string" calcext:value-type="string" table:number-columns-spanned="1" table:number-rows-spanned="5">
            <text:p>Красный</text:p>
          </table:table-cell>
          <table:table-cell table:style-name="ce22" office:value-type="float" office:value="25" calcext:value-type="float" table:number-columns-spanned="1" table:number-rows-spanned="5">
            <text:p>25.00</text:p>
          </table:table-cell>
          <table:table-cell table:style-name="ce22" table:formula="of:=TorpedoWidth" office:value-type="float" office:value="0.5" calcext:value-type="float" table:number-columns-spanned="1" table:number-rows-spanned="5">
            <text:p>0.50</text:p>
          </table:table-cell>
          <table:table-cell table:style-name="ce33" table:formula="of:=IF(ISNUMBER([.E92]); [.E92]+Buffer; &quot;&quot;)" office:value-type="float" office:value="1" calcext:value-type="float" table:number-columns-spanned="1" table:number-rows-spanned="5">
            <text:p>1</text:p>
          </table:table-cell>
          <table:table-cell table:style-name="ce4" table:formula="of:=IF(ISNUMBER([.D92]); IF([.D92] &lt;= 1;     IF([.E92] &lt;= 7; 1;     IF([.E92] &lt;= 10; 1.5;     IF([.E92] &lt;= 17; 2.5;     IF([.E92] &lt;= 28; 4;     IF([.E92] &lt;= 42; 6; 10)))));  IF([.D92] &lt;= 2;     IF([.E92] &lt;= 1.5; 1;     IF([.E92] &lt;= 5; 1.5;     IF([.E92] &lt;= 8.5; 2.5;     IF([.E92] &lt;= 14; 4;     IF([.E92] &lt;= 21; 6; 10)))));  IF([.D92] &lt;= 4;     IF([.E92] &lt;= 1.5; 1;     IF([.E92] &lt;= 2.5; 1.5;     IF([.E92] &lt;= 4; 2.5;     IF([.E92] &lt;= 7; 4;     IF([.E92] &lt;= 10.5; 6; 10)))));  IF([.D92] &lt;= 6;     IF([.E92] &lt;= 1.5; 1.5;     IF([.E92] &lt;= 2.5; 2.5;     IF([.E92] &lt;= 4.5; 4;     IF([.E92] &lt;= 7; 6; 10))));  IF([.D92] &lt;= 10;     IF([.E92] &lt;= 1.5; 2.5;     IF([.E92] &lt;= 2.5; 4;     IF([.E92] &lt;= 4; 6;     IF([.E92] &lt;= 7; 10;     IF([.E92] &lt;= 10.5; 16;     IF([.E92] &lt;= 17.5; 25;     IF([.E92] &lt;= 24; 35; 50)))))));  IF([.D92] &lt;= 15;     IF([.E92] &lt;= 1; 2.5;     IF([.E92] &lt;= 1.5; 4;     IF([.E92] &lt;= 2.5; 6;     IF([.E92] &lt;= 4.5; 10;     IF([.E92] &lt;= 7; 16;     IF([.E92] &lt;= 11.5; 25;     IF([.E92] &lt;= 16; 35; 50)))))));  IF([.D92] &lt;= 25;     IF([.E92] &lt;= 1; 4;     IF([.E92] &lt;= 1.5; 6;     IF([.E92] &lt;= 2.5; 10;     IF([.E92] &lt;= 4; 16;     IF([.E92] &lt;= 7; 25;     IF([.E92] &lt;= 9.5; 35; 50))))));  IF([.D92] &lt;= 30;     IF([.E92] &lt;= 1; 6;     IF([.E92] &lt;= 2; 10;     IF([.E92] &lt;= 3.5; 16;     IF([.E92] &lt;= 5.4; 25;     IF([.E92] &lt;= 8; 35; 50)))));  IF([.D92] &lt;= 40;     IF([.E92] &lt;= 1.5; 10;     IF([.E92] &lt;= 2.5; 16;     IF([.E92] &lt;= 4; 25;     IF([.E92] &lt;= 6; 35; 50))));  &quot;Way too heavy&quot; ))))))))); &quot;&quot;)" office:value-type="float" office:value="4" calcext:value-type="float" table:number-columns-spanned="1" table:number-rows-spanned="5">
            <text:p>4</text:p>
          </table:table-cell>
          <table:table-cell table:style-name="ce38" table:formula="of:= IF(ISNUMBER([.D92]); [.D92] * (CopperResistivity * [.E92] / ([.G92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7’, вход (от разветвления 2)</text:p>
          </table:table-cell>
          <table:covered-table-cell table:style-name="ce4"/>
          <table:covered-table-cell table:number-columns-repeated="2" table:style-name="ce22"/>
          <table:covered-table-cell table:style-name="ce33"/>
          <table:covered-table-cell table:style-name="ce4"/>
          <table:table-cell table:style-name="ce38" table:formula="of:= IF(ISNUMBER([.D93]); [.D93] * (CopperResistivity * [.E93] / ([.G9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8’, вход (от разветвления 2)</text:p>
          </table:table-cell>
          <table:covered-table-cell table:style-name="ce4"/>
          <table:covered-table-cell table:number-columns-repeated="2" table:style-name="ce22"/>
          <table:covered-table-cell table:style-name="ce33"/>
          <table:covered-table-cell table:style-name="ce4"/>
          <table:table-cell table:style-name="ce38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0’, вход (от разветвления 2)</text:p>
          </table:table-cell>
          <table:covered-table-cell table:style-name="ce4"/>
          <table:covered-table-cell table:number-columns-repeated="2" table:style-name="ce22"/>
          <table:covered-table-cell table:style-name="ce33"/>
          <table:covered-table-cell table:style-name="ce4"/>
          <table:table-cell table:style-name="ce38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2’, вход (от разветвления 2)</text:p>
          </table:table-cell>
          <table:covered-table-cell table:style-name="ce4"/>
          <table:covered-table-cell table:number-columns-repeated="2" table:style-name="ce22"/>
          <table:covered-table-cell table:style-name="ce33"/>
          <table:covered-table-cell table:style-name="ce4"/>
          <table:table-cell table:style-name="ce38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4’, вход (от разветвления 2)</text:p>
          </table:table-cell>
          <table:table-cell table:style-name="ce4" office:value-type="string" calcext:value-type="string" table:number-columns-spanned="1" table:number-rows-spanned="4">
            <text:p>Красный</text:p>
          </table:table-cell>
          <table:table-cell table:style-name="ce22" office:value-type="float" office:value="25" calcext:value-type="float" table:number-columns-spanned="1" table:number-rows-spanned="4">
            <text:p>25.00</text:p>
          </table:table-cell>
          <table:table-cell table:style-name="ce22" table:formula="of:=TorpedoWidth" office:value-type="float" office:value="0.5" calcext:value-type="float" table:number-columns-spanned="1" table:number-rows-spanned="4">
            <text:p>0.50</text:p>
          </table:table-cell>
          <table:table-cell table:style-name="ce33" table:formula="of:=IF(ISNUMBER([.E97]); [.E97]+Buffer; &quot;&quot;)" office:value-type="float" office:value="1" calcext:value-type="float" table:number-columns-spanned="1" table:number-rows-spanned="4">
            <text:p>1</text:p>
          </table:table-cell>
          <table:table-cell table:style-name="ce4" table:formula="of:=IF(ISNUMBER([.D97]); IF([.D97] &lt;= 1;     IF([.E97] &lt;= 7; 1;     IF([.E97] &lt;= 10; 1.5;     IF([.E97] &lt;= 17; 2.5;     IF([.E97] &lt;= 28; 4;     IF([.E97] &lt;= 42; 6; 10)))));  IF([.D97] &lt;= 2;     IF([.E97] &lt;= 1.5; 1;     IF([.E97] &lt;= 5; 1.5;     IF([.E97] &lt;= 8.5; 2.5;     IF([.E97] &lt;= 14; 4;     IF([.E97] &lt;= 21; 6; 10)))));  IF([.D97] &lt;= 4;     IF([.E97] &lt;= 1.5; 1;     IF([.E97] &lt;= 2.5; 1.5;     IF([.E97] &lt;= 4; 2.5;     IF([.E97] &lt;= 7; 4;     IF([.E97] &lt;= 10.5; 6; 10)))));  IF([.D97] &lt;= 6;     IF([.E97] &lt;= 1.5; 1.5;     IF([.E97] &lt;= 2.5; 2.5;     IF([.E97] &lt;= 4.5; 4;     IF([.E97] &lt;= 7; 6; 10))));  IF([.D97] &lt;= 10;     IF([.E97] &lt;= 1.5; 2.5;     IF([.E97] &lt;= 2.5; 4;     IF([.E97] &lt;= 4; 6;     IF([.E97] &lt;= 7; 10;     IF([.E97] &lt;= 10.5; 16;     IF([.E97] &lt;= 17.5; 25;     IF([.E97] &lt;= 24; 35; 50)))))));  IF([.D97] &lt;= 15;     IF([.E97] &lt;= 1; 2.5;     IF([.E97] &lt;= 1.5; 4;     IF([.E97] &lt;= 2.5; 6;     IF([.E97] &lt;= 4.5; 10;     IF([.E97] &lt;= 7; 16;     IF([.E97] &lt;= 11.5; 25;     IF([.E97] &lt;= 16; 35; 50)))))));  IF([.D97] &lt;= 25;     IF([.E97] &lt;= 1; 4;     IF([.E97] &lt;= 1.5; 6;     IF([.E97] &lt;= 2.5; 10;     IF([.E97] &lt;= 4; 16;     IF([.E97] &lt;= 7; 25;     IF([.E97] &lt;= 9.5; 35; 50))))));  IF([.D97] &lt;= 30;     IF([.E97] &lt;= 1; 6;     IF([.E97] &lt;= 2; 10;     IF([.E97] &lt;= 3.5; 16;     IF([.E97] &lt;= 5.4; 25;     IF([.E97] &lt;= 8; 35; 50)))));  IF([.D97] &lt;= 40;     IF([.E97] &lt;= 1.5; 10;     IF([.E97] &lt;= 2.5; 16;     IF([.E97] &lt;= 4; 25;     IF([.E97] &lt;= 6; 35; 50))));  &quot;Way too heavy&quot; ))))))))); &quot;&quot;)" office:value-type="float" office:value="4" calcext:value-type="float" table:number-columns-spanned="1" table:number-rows-spanned="4">
            <text:p>4</text:p>
          </table:table-cell>
          <table:table-cell table:style-name="ce38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5’, вход (от разветвления 2)</text:p>
          </table:table-cell>
          <table:covered-table-cell table:style-name="ce4"/>
          <table:covered-table-cell table:number-columns-repeated="2" table:style-name="ce22"/>
          <table:covered-table-cell table:number-columns-repeated="2" table:style-name="ce4"/>
          <table:table-cell table:style-name="ce38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7’, вход (от разветвления 2)</text:p>
          </table:table-cell>
          <table:covered-table-cell table:style-name="ce4"/>
          <table:covered-table-cell table:number-columns-repeated="2" table:style-name="ce22"/>
          <table:covered-table-cell table:number-columns-repeated="2" table:style-name="ce4"/>
          <table:table-cell table:style-name="ce38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8’, вход (от разветвления 2)</text:p>
          </table:table-cell>
          <table:covered-table-cell table:style-name="ce4"/>
          <table:covered-table-cell table:number-columns-repeated="2" table:style-name="ce22"/>
          <table:covered-table-cell table:number-columns-repeated="2" table:style-name="ce4"/>
          <table:table-cell table:style-name="ce38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01]); [.E101]+Buffer; &quot;&quot;)">
            <text:p/>
          </table:table-cell>
          <table:table-cell table:style-name="ce4"/>
          <table:table-cell table:style-name="ce38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Насос омывайки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Len1/2+Width+Width/2+TorpedoWidth" office:value-type="float" office:value="3.85" calcext:value-type="float" table:number-columns-spanned="1" table:number-rows-spanned="2">
            <text:p>3.85</text:p>
          </table:table-cell>
          <table:table-cell table:style-name="ce4" table:formula="of:=IF(ISNUMBER([.E102]); [.E102]+Buffer; &quot;&quot;)" office:value-type="float" office:value="4.35" calcext:value-type="float" table:number-columns-spanned="1" table:number-rows-spanned="2">
            <text:p>4.3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102]); [.D102] * (CopperResistivity * [.E102] / ([.G102] * 0.000001)) / 12; &quot;&quot;)" office:value-type="percentage" office:value="0.0231" calcext:value-type="percentage">
            <text:p>2.3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дворников ‘53c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03]); [.E103]+Buffer; &quot;&quot;)">
            <text:p/>
          </table:covered-table-cell>
          <table:table-cell table:style-name="ce4"/>
          <table:table-cell table:style-name="ce38" table:formula="of:= IF(ISNUMBER([.D103]); [.D103] * (CopperResistivity * [.E103] / ([.G10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04]); [.E104]+Buffer; &quot;&quot;)">
            <text:p/>
          </table:table-cell>
          <table:table-cell table:style-name="ce4" table:formula="of:=IF(ISNUMBER([.D104]); IF([.D104] &lt;= 1;     IF([.E104] &lt;= 7; 1;     IF([.E104] &lt;= 10; 1.5;     IF([.E104] &lt;= 17; 2.5;     IF([.E104] &lt;= 28; 4;     IF([.E104] &lt;= 42; 6; 10)))));  IF([.D104] &lt;= 2;     IF([.E104] &lt;= 1.5; 1;     IF([.E104] &lt;= 5; 1.5;     IF([.E104] &lt;= 8.5; 2.5;     IF([.E104] &lt;= 14; 4;     IF([.E104] &lt;= 21; 6; 10)))));  IF([.D104] &lt;= 4;     IF([.E104] &lt;= 1.5; 1;     IF([.E104] &lt;= 2.5; 1.5;     IF([.E104] &lt;= 4; 2.5;     IF([.E104] &lt;= 7; 4;     IF([.E104] &lt;= 10.5; 6; 10)))));  IF([.D104] &lt;= 6;     IF([.E104] &lt;= 1.5; 1.5;     IF([.E104] &lt;= 2.5; 2.5;     IF([.E104] &lt;= 4.5; 4;     IF([.E104] &lt;= 7; 6; 10))));  IF([.D104] &lt;= 10;     IF([.E104] &lt;= 1.5; 2.5;     IF([.E104] &lt;= 2.5; 4;     IF([.E104] &lt;= 4; 6;     IF([.E104] &lt;= 7; 10;     IF([.E104] &lt;= 10.5; 16;     IF([.E104] &lt;= 17.5; 25;     IF([.E104] &lt;= 24; 35; 50)))))));  IF([.D104] &lt;= 15;     IF([.E104] &lt;= 1; 2.5;     IF([.E104] &lt;= 1.5; 4;     IF([.E104] &lt;= 2.5; 6;     IF([.E104] &lt;= 4.5; 10;     IF([.E104] &lt;= 7; 16;     IF([.E104] &lt;= 11.5; 25;     IF([.E104] &lt;= 16; 35; 50)))))));  IF([.D104] &lt;= 25;     IF([.E104] &lt;= 1; 4;     IF([.E104] &lt;= 1.5; 6;     IF([.E104] &lt;= 2.5; 10;     IF([.E104] &lt;= 4; 16;     IF([.E104] &lt;= 7; 25;     IF([.E104] &lt;= 9.5; 35; 50))))));  IF([.D104] &lt;= 30;     IF([.E104] &lt;= 1; 6;     IF([.E104] &lt;= 2; 10;     IF([.E104] &lt;= 3.5; 16;     IF([.E104] &lt;= 5.4; 25;     IF([.E104] &lt;= 8; 35; 50)))));  IF([.D104] &lt;= 40;     IF([.E104] &lt;= 1.5; 10;     IF([.E104] &lt;= 2.5; 16;     IF([.E104] &lt;= 4; 25;     IF([.E104] &lt;= 6; 35; 50))));  &quot;Way too heavy&quot; ))))))))); &quot;&quot;)">
            <text:p/>
          </table:table-cell>
          <table:table-cell table:style-name="ce38" table:formula="of:= IF(ISNUMBER([.D104]); [.D104] * (CopperResistivity * [.E104] / ([.G10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Насос омывайки – масса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05]); [.E105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105]); [.D105] * (CopperResistivity * [.E105] / ([.G105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06]); [.E106]+Buffer; &quot;&quot;)">
            <text:p/>
          </table:covered-table-cell>
          <table:table-cell table:style-name="ce4"/>
          <table:table-cell table:style-name="ce38" table:formula="of:= IF(ISNUMBER([.D106]); [.D106] * (CopperResistivity * [.E106] / ([.G1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07]); [.E107]+Buffer; &quot;&quot;)">
            <text:p/>
          </table:table-cell>
          <table:table-cell table:style-name="ce4" table:formula="of:=IF(ISNUMBER([.D107]); IF([.D107] &lt;= 1;     IF([.E107] &lt;= 7; 1;     IF([.E107] &lt;= 10; 1.5;     IF([.E107] &lt;= 17; 2.5;     IF([.E107] &lt;= 28; 4;     IF([.E107] &lt;= 42; 6; 10)))));  IF([.D107] &lt;= 2;     IF([.E107] &lt;= 1.5; 1;     IF([.E107] &lt;= 5; 1.5;     IF([.E107] &lt;= 8.5; 2.5;     IF([.E107] &lt;= 14; 4;     IF([.E107] &lt;= 21; 6; 10)))));  IF([.D107] &lt;= 4;     IF([.E107] &lt;= 1.5; 1;     IF([.E107] &lt;= 2.5; 1.5;     IF([.E107] &lt;= 4; 2.5;     IF([.E107] &lt;= 7; 4;     IF([.E107] &lt;= 10.5; 6; 10)))));  IF([.D107] &lt;= 6;     IF([.E107] &lt;= 1.5; 1.5;     IF([.E107] &lt;= 2.5; 2.5;     IF([.E107] &lt;= 4.5; 4;     IF([.E107] &lt;= 7; 6; 10))));  IF([.D107] &lt;= 10;     IF([.E107] &lt;= 1.5; 2.5;     IF([.E107] &lt;= 2.5; 4;     IF([.E107] &lt;= 4; 6;     IF([.E107] &lt;= 7; 10;     IF([.E107] &lt;= 10.5; 16;     IF([.E107] &lt;= 17.5; 25;     IF([.E107] &lt;= 24; 35; 50)))))));  IF([.D107] &lt;= 15;     IF([.E107] &lt;= 1; 2.5;     IF([.E107] &lt;= 1.5; 4;     IF([.E107] &lt;= 2.5; 6;     IF([.E107] &lt;= 4.5; 10;     IF([.E107] &lt;= 7; 16;     IF([.E107] &lt;= 11.5; 25;     IF([.E107] &lt;= 16; 35; 50)))))));  IF([.D107] &lt;= 25;     IF([.E107] &lt;= 1; 4;     IF([.E107] &lt;= 1.5; 6;     IF([.E107] &lt;= 2.5; 10;     IF([.E107] &lt;= 4; 16;     IF([.E107] &lt;= 7; 25;     IF([.E107] &lt;= 9.5; 35; 50))))));  IF([.D107] &lt;= 30;     IF([.E107] &lt;= 1; 6;     IF([.E107] &lt;= 2; 10;     IF([.E107] &lt;= 3.5; 16;     IF([.E107] &lt;= 5.4; 25;     IF([.E107] &lt;= 8; 35; 50)))));  IF([.D107] &lt;= 40;     IF([.E107] &lt;= 1.5; 10;     IF([.E107] &lt;= 2.5; 16;     IF([.E107] &lt;= 4; 25;     IF([.E107] &lt;= 6; 35; 50))));  &quot;Way too heavy&quot; ))))))))); &quot;&quot;)">
            <text:p/>
          </table:table-cell>
          <table:table-cell table:style-name="ce38" table:formula="of:= IF(ISNUMBER([.D107]); [.D107] * (CopperResistivity * [.E107] / ([.G10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АКБ ‘-’</text:p>
          </table:table-cell>
          <table:table-cell table:style-name="ce4" office:value-type="string" calcext:value-type="string" table:number-columns-spanned="1" table:number-rows-spanned="2">
            <text:p>N/A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108]); [.E108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(ISNUMBER([.D108]); [.D108] * (CopperResistivity * [.E108] / ([.G10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Масса (силовой)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09]); [.E109]+Buffer; &quot;&quot;)">
            <text:p/>
          </table:covered-table-cell>
          <table:table-cell table:style-name="ce4"/>
          <table:table-cell table:style-name="ce38" table:formula="of:= IF(ISNUMBER([.D109]); [.D109] * (CopperResistivity * [.E109] / ([.G1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10]); [.E110]+Buffer; &quot;&quot;)">
            <text:p/>
          </table:table-cell>
          <table:table-cell table:style-name="ce4"/>
          <table:table-cell table:style-name="ce38" table:formula="of:= IF(ISNUMBER([.D110]); [.D110] * (CopperResistivity * [.E110] / ([.G11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ентилятор охлаждения ‘+’</text:p>
          </table:table-cell>
          <table:table-cell table:style-name="ce4" office:value-type="string" calcext:value-type="string" table:number-columns-spanned="1" table:number-rows-spanned="2">
            <text:p>Зелёный (Белый)</text:p>
          </table:table-cell>
          <table:table-cell table:style-name="ce22" office:value-type="float" office:value="40" calcext:value-type="float" table:number-columns-spanned="1" table:number-rows-spanned="2">
            <text:p>40.00</text:p>
          </table:table-cell>
          <table:table-cell table:style-name="ce22" table:formula="of:=Width/2+Height" office:value-type="float" office:value="1.4" calcext:value-type="float" table:number-columns-spanned="1" table:number-rows-spanned="2">
            <text:p>1.40</text:p>
          </table:table-cell>
          <table:table-cell table:style-name="ce4" table:formula="of:=IF(ISNUMBER([.E111]); [.E111]+Buffer; &quot;&quot;)" office:value-type="float" office:value="1.9" calcext:value-type="float" table:number-columns-spanned="1" table:number-rows-spanned="2">
            <text:p>1.9</text:p>
          </table:table-cell>
          <table:table-cell table:style-name="ce4" office:value-type="float" office:value="6" calcext:value-type="float">
            <text:p>6</text:p>
          </table:table-cell>
          <table:table-cell table:style-name="ce38" table:formula="of:= IF(ISNUMBER([.D111]); [.D111] * (CopperResistivity * [.E111] / ([.G111] * 0.000001)) / 12; &quot;&quot;)" office:value-type="percentage" office:value="0.014" calcext:value-type="percentage">
            <text:p>1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вентилятора охлаждения ‘87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12]); [.E112]+Buffer; &quot;&quot;)">
            <text:p/>
          </table:covered-table-cell>
          <table:table-cell table:style-name="ce4"/>
          <table:table-cell table:style-name="ce38" table:formula="of:= IF(ISNUMBER([.D112]); [.D112] * (CopperResistivity * [.E112] / ([.G11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13]); [.E113]+Buffer; &quot;&quot;)">
            <text:p/>
          </table:table-cell>
          <table:table-cell table:style-name="ce4"/>
          <table:table-cell table:style-name="ce38" table:formula="of:= IF(ISNUMBER([.D113]); [.D113] * (CopperResistivity * [.E113] / ([.G1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ентилятор охлаждения ‘-’</text:p>
          </table:table-cell>
          <table:table-cell table:style-name="ce4" office:value-type="string" calcext:value-type="string" table:number-columns-spanned="1" table:number-rows-spanned="2">
            <text:p>Чёрный (Коричневый)</text:p>
          </table:table-cell>
          <table:table-cell table:style-name="ce22" office:value-type="float" office:value="40" calcext:value-type="float" table:number-columns-spanned="1" table:number-rows-spanned="2">
            <text:p>40.00</text:p>
          </table:table-cell>
          <table:table-cell table:style-name="ce22" table:formula="of:=Width/2+Height" office:value-type="float" office:value="1.4" calcext:value-type="float" table:number-columns-spanned="1" table:number-rows-spanned="2">
            <text:p>1.40</text:p>
          </table:table-cell>
          <table:table-cell table:style-name="ce4" table:formula="of:=IF(ISNUMBER([.E114]); [.E114]+Buffer; &quot;&quot;)" office:value-type="float" office:value="1.9" calcext:value-type="float" table:number-columns-spanned="1" table:number-rows-spanned="2">
            <text:p>1.9</text:p>
          </table:table-cell>
          <table:table-cell table:style-name="ce4" office:value-type="float" office:value="6" calcext:value-type="float">
            <text:p>6</text:p>
          </table:table-cell>
          <table:table-cell table:style-name="ce38" table:formula="of:= IF(ISNUMBER([.D114]); [.D114] * (CopperResistivity * [.E114] / ([.G114] * 0.000001)) / 12; &quot;&quot;)" office:value-type="percentage" office:value="0.014" calcext:value-type="percentage">
            <text:p>1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15]); [.E115]+Buffer; &quot;&quot;)">
            <text:p/>
          </table:covered-table-cell>
          <table:table-cell table:style-name="ce4"/>
          <table:table-cell table:style-name="ce38" table:formula="of:= IF(ISNUMBER([.D115]); [.D115] * (CopperResistivity * [.E115] / ([.G11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16]); [.E116]+Buffer; &quot;&quot;)">
            <text:p/>
          </table:table-cell>
          <table:table-cell table:style-name="ce4"/>
          <table:table-cell table:style-name="ce38" table:formula="of:= IF(ISNUMBER([.D116]); [.D116] * (CopperResistivity * [.E116] / ([.G1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рикуриватель ‘+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2" office:value-type="float" office:value="20" calcext:value-type="float" table:number-columns-spanned="1" table:number-rows-spanned="2">
            <text:p>20.00</text:p>
          </table:table-cell>
          <table:table-cell table:style-name="ce22"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style-name="ce4" table:formula="of:=IF(ISNUMBER([.E117]); [.E117]+Buffer; &quot;&quot;)" office:value-type="float" office:value="2.9" calcext:value-type="float" table:number-columns-spanned="1" table:number-rows-spanned="2">
            <text:p>2.9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117]); [.D117] * (CopperResistivity * [.E117] / ([.G117] * 0.000001)) / 12; &quot;&quot;)" office:value-type="percentage" office:value="0.0288" calcext:value-type="percentage">
            <text:p>2.8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8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18]); [.E118]+Buffer; &quot;&quot;)">
            <text:p/>
          </table:covered-table-cell>
          <table:table-cell table:style-name="ce4"/>
          <table:table-cell table:style-name="ce38" table:formula="of:= IF(ISNUMBER([.D118]); [.D118] * (CopperResistivity * [.E118] / ([.G11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19]); [.E119]+Buffer; &quot;&quot;)">
            <text:p/>
          </table:table-cell>
          <table:table-cell table:style-name="ce4"/>
          <table:table-cell table:style-name="ce38" table:formula="of:= IF(ISNUMBER([.D119]); [.D119] * (CopperResistivity * [.E119] / ([.G1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рикуриватель ‘подсветка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style-name="ce4" table:formula="of:=IF(ISNUMBER([.E120]); [.E120]+Buffer; &quot;&quot;)" office:value-type="float" office:value="2.9" calcext:value-type="float" table:number-columns-spanned="1" table:number-rows-spanned="2">
            <text:p>2.9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120]); [.D120] * (CopperResistivity * [.E120] / ([.G120] * 0.000001)) / 12; &quot;&quot;)" office:value-type="percentage" office:value="0.0036" calcext:value-type="percentage">
            <text:p>0.3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3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21]); [.E121]+Buffer; &quot;&quot;)">
            <text:p/>
          </table:covered-table-cell>
          <table:table-cell table:style-name="ce4"/>
          <table:table-cell table:style-name="ce38" table:formula="of:= IF(ISNUMBER([.D121]); [.D121] * (CopperResistivity * [.E121] / ([.G1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22]); [.E122]+Buffer; &quot;&quot;)">
            <text:p/>
          </table:table-cell>
          <table:table-cell table:style-name="ce4"/>
          <table:table-cell table:style-name="ce38" table:formula="of:= IF(ISNUMBER([.D122]); [.D122] * (CopperResistivity * [.E122] / ([.G1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ампа шкатулки ‘+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2" calcext:value-type="float" table:number-columns-spanned="1" table:number-rows-spanned="2">
            <text:p>2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23]); [.E123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123]); [.D123] * (CopperResistivity * [.E123] / ([.G123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2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24]); [.E124]+Buffer; &quot;&quot;)">
            <text:p/>
          </table:covered-table-cell>
          <table:table-cell table:style-name="ce4"/>
          <table:table-cell table:style-name="ce38" table:formula="of:= IF(ISNUMBER([.D124]); [.D124] * (CopperResistivity * [.E124] / ([.G12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25]); [.E125]+Buffer; &quot;&quot;)">
            <text:p/>
          </table:table-cell>
          <table:table-cell table:style-name="ce4"/>
          <table:table-cell table:style-name="ce38" table:formula="of:= IF(ISNUMBER([.D125]); [.D125] * (CopperResistivity * [.E125] / ([.G1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ампа шкатулки ‘-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2" calcext:value-type="float" table:number-columns-spanned="1" table:number-rows-spanned="2">
            <text:p>2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26]); [.E126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126]); [.D126] * (CopperResistivity * [.E126] / ([.G126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27]); [.E127]+Buffer; &quot;&quot;)">
            <text:p/>
          </table:covered-table-cell>
          <table:table-cell table:style-name="ce4"/>
          <table:table-cell table:style-name="ce38" table:formula="of:= IF(ISNUMBER([.D127]); [.D127] * (CopperResistivity * [.E127] / ([.G12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28]); [.E128]+Buffer; &quot;&quot;)">
            <text:p/>
          </table:table-cell>
          <table:table-cell table:style-name="ce4"/>
          <table:table-cell table:style-name="ce38" table:formula="of:= IF(ISNUMBER([.D128]); [.D128] * (CopperResistivity * [.E128] / ([.G1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Вентилятор печки</text:p>
          </table:table-cell>
          <table:table-cell table:style-name="ce4" office:value-type="string" calcext:value-type="string">
            <text:p>N/A</text:p>
          </table:table-cell>
          <table:table-cell table:style-name="ce22" table:number-columns-repeated="2"/>
          <table:table-cell table:style-name="ce4" table:formula="of:=IF(ISNUMBER([.E129]); [.E129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(ISNUMBER([.D129]); [.D129] * (CopperResistivity * [.E129] / ([.G1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30]); [.E130]+Buffer; &quot;&quot;)">
            <text:p/>
          </table:table-cell>
          <table:table-cell table:style-name="ce4"/>
          <table:table-cell table:style-name="ce38" table:formula="of:= IF(ISNUMBER([.D130]); [.D130] * (CopperResistivity * [.E130] / ([.G1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вентилятора охлаждения ‘86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Len1+Width/2+TorpedoWidth" office:value-type="float" office:value="2.7" calcext:value-type="float" table:number-columns-spanned="1" table:number-rows-spanned="2">
            <text:p>2.70</text:p>
          </table:table-cell>
          <table:table-cell table:style-name="ce4" table:formula="of:=IF(ISNUMBER([.E131]); [.E131]+Buffer; &quot;&quot;)" office:value-type="float" office:value="3.2" calcext:value-type="float" table:number-columns-spanned="1" table:number-rows-spanned="2">
            <text:p>3.2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131]); [.D131] * (CopperResistivity * [.E131] / ([.G131] * 0.000001)) / 12; &quot;&quot;)" office:value-type="percentage" office:value="0.02025" calcext:value-type="percentage">
            <text:p>2.0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жигания ‘15/2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32]); [.E132]+Buffer; &quot;&quot;)">
            <text:p/>
          </table:covered-table-cell>
          <table:table-cell table:style-name="ce4"/>
          <table:table-cell table:style-name="ce38" table:formula="of:= IF(ISNUMBER([.D132]); [.D132] * (CopperResistivity * [.E132] / ([.G13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33]); [.E133]+Buffer; &quot;&quot;)">
            <text:p/>
          </table:table-cell>
          <table:table-cell table:style-name="ce4"/>
          <table:table-cell table:style-name="ce38" table:formula="of:= IF(ISNUMBER([.D133]); [.D133] * (CopperResistivity * [.E133] / ([.G1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вентилятора охлаждения ‘85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Len1/2+Width/2+Height" office:value-type="float" office:value="2.05" calcext:value-type="float" table:number-columns-spanned="1" table:number-rows-spanned="2">
            <text:p>2.05</text:p>
          </table:table-cell>
          <table:table-cell table:style-name="ce4" table:formula="of:=IF(ISNUMBER([.E134]); [.E134]+Buffer; &quot;&quot;)" office:value-type="float" office:value="2.55" calcext:value-type="float" table:number-columns-spanned="1" table:number-rows-spanned="2">
            <text:p>2.5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134]); [.D134] * (CopperResistivity * [.E134] / ([.G134] * 0.000001)) / 12; &quot;&quot;)" office:value-type="percentage" office:value="0.015375" calcext:value-type="percentage">
            <text:p>1.5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включения вентилятора охлаждения ‘1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35]); [.E135]+Buffer; &quot;&quot;)">
            <text:p/>
          </table:covered-table-cell>
          <table:table-cell table:style-name="ce4"/>
          <table:table-cell table:style-name="ce38" table:formula="of:= IF(ISNUMBER([.D135]); [.D135] * (CopperResistivity * [.E135] / ([.G13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36]); [.E136]+Buffer; &quot;&quot;)">
            <text:p/>
          </table:table-cell>
          <table:table-cell table:style-name="ce4"/>
          <table:table-cell table:style-name="ce38" table:formula="of:= IF(ISNUMBER([.D136]); [.D136] * (CopperResistivity * [.E136] / ([.G13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Датчик включения вентилятора охлаждения ‘2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Width/2+Len1/2+Height" office:value-type="float" office:value="2.05" calcext:value-type="float" table:number-columns-spanned="1" table:number-rows-spanned="2">
            <text:p>2.05</text:p>
          </table:table-cell>
          <table:table-cell table:style-name="ce4" table:formula="of:=IF(ISNUMBER([.E137]); [.E137]+Buffer; &quot;&quot;)" office:value-type="float" office:value="2.55" calcext:value-type="float" table:number-columns-spanned="1" table:number-rows-spanned="2">
            <text:p>2.5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137]); [.D137] * (CopperResistivity * [.E137] / ([.G137] * 0.000001)) / 12; &quot;&quot;)" office:value-type="percentage" office:value="0.015375" calcext:value-type="percentage">
            <text:p>1.5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38]); [.E138]+Buffer; &quot;&quot;)">
            <text:p/>
          </table:covered-table-cell>
          <table:table-cell table:style-name="ce4"/>
          <table:table-cell table:style-name="ce38" table:formula="of:= IF(ISNUMBER([.D138]); [.D138] * (CopperResistivity * [.E138] / ([.G1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39]); [.E139]+Buffer; &quot;&quot;)">
            <text:p/>
          </table:table-cell>
          <table:table-cell table:style-name="ce4"/>
          <table:table-cell table:style-name="ce38" table:formula="of:= IF(ISNUMBER([.D139]); [.D139] * (CopperResistivity * [.E139] / ([.G13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стартера ‘87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60" calcext:value-type="float" table:number-columns-spanned="1" table:number-rows-spanned="2">
            <text:p>60.00</text:p>
          </table:table-cell>
          <table:table-cell table:style-name="ce22" table:formula="of:=Height+Width/2+Height" office:value-type="float" office:value="1.9" calcext:value-type="float" table:number-columns-spanned="1" table:number-rows-spanned="2">
            <text:p>1.90</text:p>
          </table:table-cell>
          <table:table-cell table:style-name="ce4" table:formula="of:=IF(ISNUMBER([.E140]); [.E140]+Buffer; &quot;&quot;)" office:value-type="float" office:value="2.4" calcext:value-type="float" table:number-columns-spanned="1" table:number-rows-spanned="2">
            <text:p>2.4</text:p>
          </table:table-cell>
          <table:table-cell table:style-name="ce4" office:value-type="float" office:value="10" calcext:value-type="float">
            <text:p>10</text:p>
          </table:table-cell>
          <table:table-cell table:style-name="ce38" table:formula="of:= IF(ISNUMBER([.D140]); [.D140] * (CopperResistivity * [.E140] / ([.G140] * 0.000001)) / 12; &quot;&quot;)" office:value-type="percentage" office:value="0.0171" calcext:value-type="percentage">
            <text:p>1.7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тягивающее реле ‘управление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41]); [.E141]+Buffer; &quot;&quot;)">
            <text:p/>
          </table:covered-table-cell>
          <table:table-cell table:style-name="ce4"/>
          <table:table-cell table:style-name="ce38" table:formula="of:= IF(ISNUMBER([.D141]); [.D141] * (CopperResistivity * [.E141] / ([.G1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42]); [.E142]+Buffer; &quot;&quot;)">
            <text:p/>
          </table:table-cell>
          <table:table-cell table:style-name="ce4"/>
          <table:table-cell table:style-name="ce38" table:formula="of:= IF(ISNUMBER([.D142]); [.D142] * (CopperResistivity * [.E142] / ([.G14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стартера ‘85’</text:p>
          </table:table-cell>
          <table:table-cell table:style-name="ce4" office:value-type="string" calcext:value-type="string" table:number-columns-spanned="1" table:number-rows-spanned="2">
            <text:p>Чёрный (Серый)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43]); [.E143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(ISNUMBER([.D143]); [.D143] * (CopperResistivity * [.E143] / ([.G143] * 0.000001)) / 12; &quot;&quot;)" office:value-type="percentage" office:value="0.00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44]); [.E144]+Buffer; &quot;&quot;)">
            <text:p/>
          </table:covered-table-cell>
          <table:table-cell table:style-name="ce4"/>
          <table:table-cell table:style-name="ce38" table:formula="of:= IF(ISNUMBER([.D144]); [.D144] * (CopperResistivity * [.E144] / ([.G1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45]); [.E145]+Buffer; &quot;&quot;)">
            <text:p/>
          </table:table-cell>
          <table:table-cell table:style-name="ce4"/>
          <table:table-cell table:style-name="ce38" table:formula="of:= IF(ISNUMBER([.D145]); [.D145] * (CopperResistivity * [.E145] / ([.G14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стартера ‘86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Height + Width/2 + TorpedoWidth" office:value-type="float" office:value="1.9" calcext:value-type="float" table:number-columns-spanned="1" table:number-rows-spanned="2">
            <text:p>1.90</text:p>
          </table:table-cell>
          <table:table-cell table:style-name="ce4" table:formula="of:=IF(ISNUMBER([.E146]); [.E146]+Buffer; &quot;&quot;)" office:value-type="float" office:value="2.4" calcext:value-type="float" table:number-columns-spanned="1" table:number-rows-spanned="2">
            <text:p>2.4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(ISNUMBER([.D146]); [.D146] * (CopperResistivity * [.E146] / ([.G146] * 0.000001)) / 12; &quot;&quot;)" office:value-type="percentage" office:value="0.0095" calcext:value-type="percentage">
            <text:p>0.9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жигания ‘50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47]); [.E147]+Buffer; &quot;&quot;)">
            <text:p/>
          </table:covered-table-cell>
          <table:table-cell table:style-name="ce4"/>
          <table:table-cell table:style-name="ce38" table:formula="of:= IF(ISNUMBER([.D147]); [.D147] * (CopperResistivity * [.E147] / ([.G14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48]); [.E148]+Buffer; &quot;&quot;)">
            <text:p/>
          </table:table-cell>
          <table:table-cell table:style-name="ce4"/>
          <table:table-cell table:style-name="ce38" table:formula="of:= IF(ISNUMBER([.D148]); [.D148] * (CopperResistivity * [.E148] / ([.G1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клаксонов ‘85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2" office:value-type="float" office:value="20" calcext:value-type="float" table:number-columns-spanned="1" table:number-rows-spanned="3">
            <text:p>20.00</text:p>
          </table:table-cell>
          <table:table-cell table:style-name="ce22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4" table:formula="of:=IF(ISNUMBER([.E149]); [.E149]+Buffer; &quot;&quot;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149]); [.D149] * (CopperResistivity * [.E149] / ([.G149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клаксонов ‘30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50]); [.E150]+Buffer; &quot;&quot;)">
            <text:p/>
          </table:covered-table-cell>
          <table:table-cell table:style-name="ce4"/>
          <table:table-cell table:style-name="ce38" table:formula="of:= IF(ISNUMBER([.D150]); [.D150] * (CopperResistivity * [.E150] / ([.G15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8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51]); [.E151]+Buffer; &quot;&quot;)">
            <text:p/>
          </table:covered-table-cell>
          <table:table-cell table:style-name="ce4"/>
          <table:table-cell table:style-name="ce38" table:formula="of:= IF(ISNUMBER([.D151]); [.D151] * (CopperResistivity * [.E151] / ([.G15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52]); [.E152]+Buffer; &quot;&quot;)">
            <text:p/>
          </table:table-cell>
          <table:table-cell table:style-name="ce4"/>
          <table:table-cell table:style-name="ce38" table:formula="of:= IF(ISNUMBER([.D152]); [.D152] * (CopperResistivity * [.E152] / ([.G15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клаксонов ‘86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153]); [.E153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153]); [.D153] * (CopperResistivity * [.E153] / ([.G153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вуковых сигналов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54]); [.E154]+Buffer; &quot;&quot;)">
            <text:p/>
          </table:covered-table-cell>
          <table:table-cell table:style-name="ce4"/>
          <table:table-cell table:style-name="ce38" table:formula="of:= IF(ISNUMBER([.D154]); [.D154] * (CopperResistivity * [.E154] / ([.G15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55]); [.E155]+Buffer; &quot;&quot;)">
            <text:p/>
          </table:table-cell>
          <table:table-cell table:style-name="ce4"/>
          <table:table-cell table:style-name="ce38" table:formula="of:= IF(ISNUMBER([.D155]); [.D155] * (CopperResistivity * [.E155] / ([.G15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рерыватель поворотников</text:p>
          </table:table-cell>
          <table:table-cell table:style-name="ce4" office:value-type="string" calcext:value-type="string" table:number-columns-spanned="1" table:number-rows-spanned="2">
            <text:p>Три провода</text:p>
          </table:table-cell>
          <table:table-cell table:style-name="ce22" office:value-type="string" calcext:value-type="string" table:number-columns-spanned="1" table:number-rows-spanned="2">
            <text:p>X</text:p>
          </table:table-cell>
          <table:table-cell table:style-name="ce22" table:formula="of:=3 * (TorpedoWidth+Width+TorpedoWidth)" office:value-type="float" office:value="8.4" calcext:value-type="float" table:number-columns-spanned="1" table:number-rows-spanned="2">
            <text:p>8.40</text:p>
          </table:table-cell>
          <table:table-cell table:style-name="ce4" table:formula="of:=IF(ISNUMBER([.E156]); [.E156]+Buffer; &quot;&quot;)" office:value-type="float" office:value="8.9" calcext:value-type="float" table:number-columns-spanned="1" table:number-rows-spanned="2">
            <text:p>8.9</text:p>
          </table:table-cell>
          <table:table-cell table:style-name="ce4" office:value-type="string" calcext:value-type="string">
            <text:p>N/A</text:p>
          </table:table-cell>
          <table:table-cell table:style-name="ce38" table:formula="of:= IF(ISNUMBER([.D156]); [.D156] * (CopperResistivity * [.E156] / ([.G15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57]); [.E157]+Buffer; &quot;&quot;)">
            <text:p/>
          </table:covered-table-cell>
          <table:table-cell table:style-name="ce4"/>
          <table:table-cell table:style-name="ce38" table:formula="of:= IF(ISNUMBER([.D157]); [.D157] * (CopperResistivity * [.E157] / ([.G1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58]); [.E158]+Buffer; &quot;&quot;)">
            <text:p/>
          </table:table-cell>
          <table:table-cell table:style-name="ce4"/>
          <table:table-cell table:style-name="ce38" table:formula="of:= IF(ISNUMBER([.D158]); [.D158] * (CopperResistivity * [.E158] / ([.G15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ближнего света ‘87’</text:p>
          </table:table-cell>
          <table:table-cell table:style-name="ce4" office:value-type="string" calcext:value-type="string" table:number-columns-spanned="1" table:number-rows-spanned="3">
            <text:p>Зелёный (Красный)</text:p>
          </table:table-cell>
          <table:table-cell table:style-name="ce22" office:value-type="float" office:value="20" calcext:value-type="float" table:number-columns-spanned="1" table:number-rows-spanned="3">
            <text:p>20.00</text:p>
          </table:table-cell>
          <table:table-cell table:style-name="ce22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4" table:formula="of:=IF(ISNUMBER([.E159]); [.E159]+Buffer; &quot;&quot;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8" table:formula="of:= IF(ISNUMBER([.D159]); [.D159] * (CopperResistivity * [.E159] / ([.G159] * 0.000001)) / 12; &quot;&quot;)" office:value-type="percentage" office:value="0.00375" calcext:value-type="percentage">
            <text:p>0.3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4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60]); [.E160]+Buffer; &quot;&quot;)">
            <text:p/>
          </table:covered-table-cell>
          <table:table-cell table:style-name="ce4"/>
          <table:table-cell table:style-name="ce38" table:formula="of:= IF(ISNUMBER([.D160]); [.D160] * (CopperResistivity * [.E160] / ([.G1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5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61]); [.E161]+Buffer; &quot;&quot;)">
            <text:p/>
          </table:covered-table-cell>
          <table:table-cell table:style-name="ce4"/>
          <table:table-cell table:style-name="ce38" table:formula="of:= IF(ISNUMBER([.D161]); [.D161] * (CopperResistivity * [.E161] / ([.G1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62]); [.E162]+Buffer; &quot;&quot;)">
            <text:p/>
          </table:table-cell>
          <table:table-cell table:style-name="ce4"/>
          <table:table-cell table:style-name="ce38" table:formula="of:= IF(ISNUMBER([.D162]); [.D162] * (CopperResistivity * [.E162] / ([.G16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ближнего света ‘86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163]); [.E163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163]); [.D163] * (CopperResistivity * [.E163] / ([.G163] * 0.000001)) / 12; &quot;&quot;)" office:value-type="percentage" office:value="0.021" calcext:value-type="percentage">
            <text:p>2.1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8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64]); [.E164]+Buffer; &quot;&quot;)">
            <text:p/>
          </table:covered-table-cell>
          <table:table-cell table:style-name="ce4"/>
          <table:table-cell table:style-name="ce38" table:formula="of:= IF(ISNUMBER([.D164]); [.D164] * (CopperResistivity * [.E164] / ([.G16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65]); [.E165]+Buffer; &quot;&quot;)">
            <text:p/>
          </table:table-cell>
          <table:table-cell table:style-name="ce4"/>
          <table:table-cell table:style-name="ce38" table:formula="of:= IF(ISNUMBER([.D165]); [.D165] * (CopperResistivity * [.E165] / ([.G16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ближнего света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66]); [.E166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166]); [.D166] * (CopperResistivity * [.E166] / ([.G166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67]); [.E167]+Buffer; &quot;&quot;)">
            <text:p/>
          </table:covered-table-cell>
          <table:table-cell table:style-name="ce4"/>
          <table:table-cell table:style-name="ce38" table:formula="of:= IF(ISNUMBER([.D167]); [.D167] * (CopperResistivity * [.E167] / ([.G16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68]); [.E168]+Buffer; &quot;&quot;)">
            <text:p/>
          </table:table-cell>
          <table:table-cell table:style-name="ce4"/>
          <table:table-cell table:style-name="ce38" table:formula="of:= IF(ISNUMBER([.D168]); [.D168] * (CopperResistivity * [.E168] / ([.G16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дальнего света ‘87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2" office:value-type="float" office:value="30" calcext:value-type="float" table:number-columns-spanned="1" table:number-rows-spanned="3">
            <text:p>30.00</text:p>
          </table:table-cell>
          <table:table-cell table:style-name="ce22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4" table:formula="of:=IF(ISNUMBER([.E169]); [.E169]+Buffer; &quot;&quot;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8" table:formula="of:= IF(ISNUMBER([.D169]); [.D169] * (CopperResistivity * [.E169] / ([.G169] * 0.000001)) / 12; &quot;&quot;)" office:value-type="percentage" office:value="0.005625" calcext:value-type="percentage">
            <text:p>0.5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2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70]); [.E170]+Buffer; &quot;&quot;)">
            <text:p/>
          </table:covered-table-cell>
          <table:table-cell table:style-name="ce4"/>
          <table:table-cell table:style-name="ce38" table:formula="of:= IF(ISNUMBER([.D170]); [.D170] * (CopperResistivity * [.E170] / ([.G17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3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71]); [.E171]+Buffer; &quot;&quot;)">
            <text:p/>
          </table:covered-table-cell>
          <table:table-cell table:style-name="ce4"/>
          <table:table-cell table:style-name="ce38" table:formula="of:= IF(ISNUMBER([.D171]); [.D171] * (CopperResistivity * [.E171] / ([.G17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72]); [.E172]+Buffer; &quot;&quot;)">
            <text:p/>
          </table:table-cell>
          <table:table-cell table:style-name="ce4"/>
          <table:table-cell table:style-name="ce38" table:formula="of:= IF(ISNUMBER([.D172]); [.D172] * (CopperResistivity * [.E172] / ([.G1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дальнего света ‘86’</text:p>
          </table:table-cell>
          <table:table-cell table:style-name="ce4" office:value-type="string" calcext:value-type="string" table:number-columns-spanned="1" table:number-rows-spanned="2">
            <text:p>Оранжевый (Красный)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173]); [.E173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173]); [.D173] * (CopperResistivity * [.E173] / ([.G173] * 0.000001)) / 12; &quot;&quot;)" office:value-type="percentage" office:value="0.021" calcext:value-type="percentage">
            <text:p>2.1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7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74]); [.E174]+Buffer; &quot;&quot;)">
            <text:p/>
          </table:covered-table-cell>
          <table:table-cell table:style-name="ce4"/>
          <table:table-cell table:style-name="ce38" table:formula="of:= IF(ISNUMBER([.D174]); [.D174] * (CopperResistivity * [.E174] / ([.G17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75]); [.E175]+Buffer; &quot;&quot;)">
            <text:p/>
          </table:table-cell>
          <table:table-cell table:style-name="ce4"/>
          <table:table-cell table:style-name="ce38" table:formula="of:= IF(ISNUMBER([.D175]); [.D175] * (CopperResistivity * [.E175] / ([.G17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дальнего света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76]); [.E176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176]); [.D176] * (CopperResistivity * [.E176] / ([.G176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77]); [.E177]+Buffer; &quot;&quot;)">
            <text:p/>
          </table:covered-table-cell>
          <table:table-cell table:style-name="ce4"/>
          <table:table-cell table:style-name="ce38" table:formula="of:= IF(ISNUMBER([.D177]); [.D177] * (CopperResistivity * [.E177] / ([.G1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78]); [.E178]+Buffer; &quot;&quot;)">
            <text:p/>
          </table:table-cell>
          <table:table-cell table:style-name="ce4"/>
          <table:table-cell table:style-name="ce38" table:formula="of:= IF(ISNUMBER([.D178]); [.D178] * (CopperResistivity * [.E178] / ([.G17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задних ПТФ ‘1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2" office:value-type="float" office:value="25" calcext:value-type="float" table:number-columns-spanned="1" table:number-rows-spanned="2">
            <text:p>25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79]); [.E179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179]); [.D179] * (CopperResistivity * [.E179] / ([.G179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80]); [.E180]+Buffer; &quot;&quot;)">
            <text:p/>
          </table:covered-table-cell>
          <table:table-cell table:style-name="ce4"/>
          <table:table-cell table:style-name="ce38" table:formula="of:= IF(ISNUMBER([.D180]); [.D180] * (CopperResistivity * [.E180] / ([.G18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81]); [.E181]+Buffer; &quot;&quot;)">
            <text:p/>
          </table:table-cell>
          <table:table-cell table:style-name="ce4"/>
          <table:table-cell table:style-name="ce38" table:formula="of:= IF(ISNUMBER([.D181]); [.D181] * (CopperResistivity * [.E181] / ([.G18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Реле задних ПТФ ‘2’</text:p>
          </table:table-cell>
          <table:table-cell table:style-name="ce4" office:value-type="string" calcext:value-type="string" table:number-columns-spanned="1" table:number-rows-spanned="2">
            <text:p>N/A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182]); [.E182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(ISNUMBER([.D182]); [.D182] * (CopperResistivity * [.E182] / ([.G18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N/A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83]); [.E183]+Buffer; &quot;&quot;)">
            <text:p/>
          </table:covered-table-cell>
          <table:table-cell table:style-name="ce4"/>
          <table:table-cell table:style-name="ce38" table:formula="of:= IF(ISNUMBER([.D183]); [.D183] * (CopperResistivity * [.E183] / ([.G1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84]); [.E184]+Buffer; &quot;&quot;)">
            <text:p/>
          </table:table-cell>
          <table:table-cell table:style-name="ce4"/>
          <table:table-cell table:style-name="ce38" table:formula="of:= IF(ISNUMBER([.D184]); [.D184] * (CopperResistivity * [.E184] / ([.G18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задних ПТФ ‘3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25" calcext:value-type="float" table:number-columns-spanned="1" table:number-rows-spanned="2">
            <text:p>2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85]); [.E185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185]); [.D185] * (CopperResistivity * [.E185] / ([.G185] * 0.000001)) / 12; &quot;&quot;)" office:value-type="percentage" office:value="0.015" calcext:value-type="percentage">
            <text:p>1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86]); [.E186]+Buffer; &quot;&quot;)">
            <text:p/>
          </table:covered-table-cell>
          <table:table-cell table:style-name="ce4"/>
          <table:table-cell table:style-name="ce38" table:formula="of:= IF(ISNUMBER([.D186]); [.D186] * (CopperResistivity * [.E186] / ([.G1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87]); [.E187]+Buffer; &quot;&quot;)">
            <text:p/>
          </table:table-cell>
          <table:table-cell table:style-name="ce4"/>
          <table:table-cell table:style-name="ce38" table:formula="of:= IF(ISNUMBER([.D187]); [.D187] * (CopperResistivity * [.E187] / ([.G18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задних ПТФ ‘4’</text:p>
          </table:table-cell>
          <table:table-cell table:style-name="ce4" office:value-type="string" calcext:value-type="string" table:number-columns-spanned="1" table:number-rows-spanned="2">
            <text:p>Фиолетов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188]); [.E188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188]); [.D188] * (CopperResistivity * [.E188] / ([.G188] * 0.000001)) / 12; &quot;&quot;)" office:value-type="percentage" office:value="0.03" calcext:value-type="percentage">
            <text:p>3.0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задним ПТФ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89]); [.E189]+Buffer; &quot;&quot;)">
            <text:p/>
          </table:covered-table-cell>
          <table:table-cell table:style-name="ce4"/>
          <table:table-cell table:style-name="ce38" table:formula="of:= IF(ISNUMBER([.D189]); [.D189] * (CopperResistivity * [.E189] / ([.G18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90]); [.E190]+Buffer; &quot;&quot;)">
            <text:p/>
          </table:table-cell>
          <table:table-cell table:style-name="ce4"/>
          <table:table-cell table:style-name="ce38" table:formula="of:= IF(ISNUMBER([.D190]); [.D190] * (CopperResistivity * [.E190] / ([.G19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задних ПТФ ‘4’ (тот же)</text:p>
          </table:table-cell>
          <table:table-cell table:style-name="ce4" office:value-type="string" calcext:value-type="string" table:number-columns-spanned="1" table:number-rows-spanned="2">
            <text:p>Фиолетовый (Синий)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91]); [.E191]+Buffer; &quot;&quot;)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D191]); IF([.D191] &lt;= 1;     IF([.E191] &lt;= 7; 1;     IF([.E191] &lt;= 10; 1.5;     IF([.E191] &lt;= 17; 2.5;     IF([.E191] &lt;= 28; 4;     IF([.E191] &lt;= 42; 6; 10)))));  IF([.D191] &lt;= 2;     IF([.E191] &lt;= 1.5; 1;     IF([.E191] &lt;= 5; 1.5;     IF([.E191] &lt;= 8.5; 2.5;     IF([.E191] &lt;= 14; 4;     IF([.E191] &lt;= 21; 6; 10)))));  IF([.D191] &lt;= 4;     IF([.E191] &lt;= 1.5; 1;     IF([.E191] &lt;= 2.5; 1.5;     IF([.E191] &lt;= 4; 2.5;     IF([.E191] &lt;= 7; 4;     IF([.E191] &lt;= 10.5; 6; 10)))));  IF([.D191] &lt;= 6;     IF([.E191] &lt;= 1.5; 1.5;     IF([.E191] &lt;= 2.5; 2.5;     IF([.E191] &lt;= 4.5; 4;     IF([.E191] &lt;= 7; 6; 10))));  IF([.D191] &lt;= 10;     IF([.E191] &lt;= 1.5; 2.5;     IF([.E191] &lt;= 2.5; 4;     IF([.E191] &lt;= 4; 6;     IF([.E191] &lt;= 7; 10;     IF([.E191] &lt;= 10.5; 16;     IF([.E191] &lt;= 17.5; 25;     IF([.E191] &lt;= 24; 35; 50)))))));  IF([.D191] &lt;= 15;     IF([.E191] &lt;= 1; 2.5;     IF([.E191] &lt;= 1.5; 4;     IF([.E191] &lt;= 2.5; 6;     IF([.E191] &lt;= 4.5; 10;     IF([.E191] &lt;= 7; 16;     IF([.E191] &lt;= 11.5; 25;     IF([.E191] &lt;= 16; 35; 50)))))));  IF([.D191] &lt;= 25;     IF([.E191] &lt;= 1; 4;     IF([.E191] &lt;= 1.5; 6;     IF([.E191] &lt;= 2.5; 10;     IF([.E191] &lt;= 4; 16;     IF([.E191] &lt;= 7; 25;     IF([.E191] &lt;= 9.5; 35; 50))))));  IF([.D191] &lt;= 30;     IF([.E191] &lt;= 1; 6;     IF([.E191] &lt;= 2; 10;     IF([.E191] &lt;= 3.5; 16;     IF([.E191] &lt;= 5.4; 25;     IF([.E191] &lt;= 8; 35; 50)))));  IF([.D191] &lt;= 40;     IF([.E191] &lt;= 1.5; 10;     IF([.E191] &lt;= 2.5; 16;     IF([.E191] &lt;= 4; 25;     IF([.E191] &lt;= 6; 35; 50))));  &quot;Way too heavy&quot; ))))))))); &quot;&quot;)" office:value-type="float" office:value="1" calcext:value-type="float">
            <text:p>1</text:p>
          </table:table-cell>
          <table:table-cell table:style-name="ce38" table:formula="of:= IF(ISNUMBER([.D191]); [.D191] * (CopperResistivity * [.E191] / ([.G191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дних ПТФ ‘лампа-1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92]); [.E192]+Buffer; &quot;&quot;)">
            <text:p/>
          </table:covered-table-cell>
          <table:table-cell table:style-name="ce4"/>
          <table:table-cell table:style-name="ce38" table:formula="of:= IF(ISNUMBER([.D192]); [.D192] * (CopperResistivity * [.E192] / ([.G19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93]); [.E193]+Buffer; &quot;&quot;)">
            <text:p/>
          </table:table-cell>
          <table:table-cell table:style-name="ce4"/>
          <table:table-cell table:style-name="ce38" table:formula="of:= IF(ISNUMBER([.D193]); [.D193] * (CopperResistivity * [.E193] / ([.G19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задних ПТФ ‘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/2+TorpedoWidth" office:value-type="float" office:value="1.9" calcext:value-type="float" table:number-columns-spanned="1" table:number-rows-spanned="2">
            <text:p>1.90</text:p>
          </table:table-cell>
          <table:table-cell table:style-name="ce4" table:formula="of:=IF(ISNUMBER([.E194]); [.E194]+Buffer; &quot;&quot;)" office:value-type="float" office:value="2.4" calcext:value-type="float" table:number-columns-spanned="1" table:number-rows-spanned="2">
            <text:p>2.4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194]); [.D194] * (CopperResistivity * [.E194] / ([.G194] * 0.000001)) / 12; &quot;&quot;)" office:value-type="percentage" office:value="0.01425" calcext:value-type="percentage">
            <text:p>1.4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дних ПТФ ‘I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95]); [.E195]+Buffer; &quot;&quot;)">
            <text:p/>
          </table:covered-table-cell>
          <table:table-cell table:style-name="ce4"/>
          <table:table-cell table:style-name="ce38" table:formula="of:= IF(ISNUMBER([.D195]); [.D195] * (CopperResistivity * [.E195] / ([.G19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96]); [.E196]+Buffer; &quot;&quot;)">
            <text:p/>
          </table:table-cell>
          <table:table-cell table:style-name="ce4"/>
          <table:table-cell table:style-name="ce38" table:formula="of:= IF(ISNUMBER([.D196]); [.D196] * (CopperResistivity * [.E196] / ([.G19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задних ПТФ ‘6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97]); [.E197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197]); [.D197] * (CopperResistivity * [.E197] / ([.G197] * 0.000001)) / 12; &quot;&quot;)" office:value-type="percentage" office:value="0.00375" calcext:value-type="percentage">
            <text:p>0.3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9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98]); [.E198]+Buffer; &quot;&quot;)">
            <text:p/>
          </table:covered-table-cell>
          <table:table-cell table:style-name="ce4"/>
          <table:table-cell table:style-name="ce38" table:formula="of:= IF(ISNUMBER([.D198]); [.D198] * (CopperResistivity * [.E198] / ([.G19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99]); [.E199]+Buffer; &quot;&quot;)">
            <text:p/>
          </table:table-cell>
          <table:table-cell table:style-name="ce4"/>
          <table:table-cell table:style-name="ce38" table:formula="of:= IF(ISNUMBER([.D199]); [.D199] * (CopperResistivity * [.E199] / ([.G19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обогрева заднего стекла ‘30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2" office:value-type="float" office:value="20" calcext:value-type="float" table:number-columns-spanned="1" table:number-rows-spanned="2">
            <text:p>20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00]); [.E200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200]); [.D200] * (CopperResistivity * [.E200] / ([.G200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7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01]); [.E201]+Buffer; &quot;&quot;)">
            <text:p/>
          </table:covered-table-cell>
          <table:table-cell table:style-name="ce4"/>
          <table:table-cell table:style-name="ce38" table:formula="of:= IF(ISNUMBER([.D201]); [.D201] * (CopperResistivity * [.E201] / ([.G20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02]); [.E202]+Buffer; &quot;&quot;)">
            <text:p/>
          </table:table-cell>
          <table:table-cell table:style-name="ce4"/>
          <table:table-cell table:style-name="ce38" table:formula="of:= IF(ISNUMBER([.D202]); [.D202] * (CopperResistivity * [.E202] / ([.G20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обогрева заднего стекла ‘87’</text:p>
          </table:table-cell>
          <table:table-cell table:style-name="ce4" office:value-type="string" calcext:value-type="string" table:number-columns-spanned="1" table:number-rows-spanned="3">
            <text:p>Розовый</text:p>
          </table:table-cell>
          <table:table-cell table:style-name="ce22" office:value-type="float" office:value="20" calcext:value-type="float" table:number-columns-spanned="1" table:number-rows-spanned="3">
            <text:p>20.00</text:p>
          </table:table-cell>
          <table:table-cell table:style-name="ce22" table:formula="of:=TorpedoWidth+Width+Height+Len2" office:value-type="float" office:value="5" calcext:value-type="float" table:number-columns-spanned="1" table:number-rows-spanned="3">
            <text:p>5.00</text:p>
          </table:table-cell>
          <table:table-cell table:style-name="ce4" table:formula="of:=IF(ISNUMBER([.E203]); [.E203]+Buffer; &quot;&quot;)" office:value-type="float" office:value="5.5" calcext:value-type="float" table:number-columns-spanned="1" table:number-rows-spanned="3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203]); [.D203] * (CopperResistivity * [.E203] / ([.G203] * 0.000001)) / 12; &quot;&quot;)" office:value-type="percentage" office:value="0.06" calcext:value-type="percentage">
            <text:p>6.0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элементам обогрева заднего стекла ‘общая точка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04]); [.E204]+Buffer; &quot;&quot;)">
            <text:p/>
          </table:covered-table-cell>
          <table:table-cell table:style-name="ce4"/>
          <table:table-cell table:style-name="ce38" table:formula="of:= IF(ISNUMBER([.D204]); [.D204] * (CopperResistivity * [.E204] / ([.G20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обогрева заднего стекла ‘лампа-1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05]); [.E205]+Buffer; &quot;&quot;)">
            <text:p/>
          </table:covered-table-cell>
          <table:table-cell table:style-name="ce4"/>
          <table:table-cell table:style-name="ce38" table:formula="of:= IF(ISNUMBER([.D205]); [.D205] * (CopperResistivity * [.E205] / ([.G20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06]); [.E206]+Buffer; &quot;&quot;)">
            <text:p/>
          </table:table-cell>
          <table:table-cell table:style-name="ce4"/>
          <table:table-cell table:style-name="ce38" table:formula="of:= IF(ISNUMBER([.D206]); [.D206] * (CopperResistivity * [.E206] / ([.G2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обогрева заднего стекла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207]); [.E207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207]); [.D207] * (CopperResistivity * [.E207] / ([.G207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08]); [.E208]+Buffer; &quot;&quot;)">
            <text:p/>
          </table:covered-table-cell>
          <table:table-cell table:style-name="ce4"/>
          <table:table-cell table:style-name="ce38" table:formula="of:= IF(ISNUMBER([.D208]); [.D208] * (CopperResistivity * [.E208] / ([.G20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09]); [.E209]+Buffer; &quot;&quot;)">
            <text:p/>
          </table:table-cell>
          <table:table-cell table:style-name="ce4"/>
          <table:table-cell table:style-name="ce38" table:formula="of:= IF(ISNUMBER([.D209]); [.D209] * (CopperResistivity * [.E209] / ([.G2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обогрева заднего стекла ‘86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10]); [.E210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210]); [.D210] * (CopperResistivity * [.E210] / ([.G210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обогрева заднего стекла ‘H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11]); [.E211]+Buffer; &quot;&quot;)">
            <text:p/>
          </table:covered-table-cell>
          <table:table-cell table:style-name="ce4"/>
          <table:table-cell table:style-name="ce38" table:formula="of:= IF(ISNUMBER([.D211]); [.D211] * (CopperResistivity * [.E211] / ([.G2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12]); [.E212]+Buffer; &quot;&quot;)">
            <text:p/>
          </table:table-cell>
          <table:table-cell table:style-name="ce4"/>
          <table:table-cell table:style-name="ce38" table:formula="of:= IF(ISNUMBER([.D212]); [.D212] * (CopperResistivity * [.E212] / ([.G21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контрольных ламп ‘86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213]); [.E213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213]); [.D213] * (CopperResistivity * [.E213] / ([.G213] * 0.000001)) / 12; &quot;&quot;)" office:value-type="percentage" office:value="0.0049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стартера ‘86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14]); [.E214]+Buffer; &quot;&quot;)">
            <text:p/>
          </table:covered-table-cell>
          <table:table-cell table:style-name="ce4"/>
          <table:table-cell table:style-name="ce38" table:formula="of:= IF(ISNUMBER([.D214]); [.D214] * (CopperResistivity * [.E214] / ([.G21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15]); [.E215]+Buffer; &quot;&quot;)">
            <text:p/>
          </table:table-cell>
          <table:table-cell table:style-name="ce4"/>
          <table:table-cell table:style-name="ce38" table:formula="of:= IF(ISNUMBER([.D215]); [.D215] * (CopperResistivity * [.E215] / ([.G21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контрольных ламп ‘85’</text:p>
          </table:table-cell>
          <table:table-cell table:style-name="ce4" office:value-type="string" calcext:value-type="string" table:number-columns-spanned="1" table:number-rows-spanned="3">
            <text:p>Чёрный (Серый)</text:p>
          </table:table-cell>
          <table:table-cell table:style-name="ce22" office:value-type="float" office:value="5" calcext:value-type="float" table:number-columns-spanned="1" table:number-rows-spanned="3">
            <text:p>5.00</text:p>
          </table:table-cell>
          <table:table-cell table:style-name="ce22" table:formula="of:=TorpedoWidth+Height" office:value-type="float" office:value="1" calcext:value-type="float" table:number-columns-spanned="1" table:number-rows-spanned="3">
            <text:p>1.00</text:p>
          </table:table-cell>
          <table:table-cell table:style-name="ce4" table:formula="of:=IF(ISNUMBER([.E216]); [.E216]+Buffer; &quot;&quot;)" office:value-type="float" office:value="1.5" calcext:value-type="float" table:number-columns-spanned="1" table:number-rows-spanned="3">
            <text:p>1.5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(ISNUMBER([.D216]); [.D216] * (CopperResistivity * [.E216] / ([.G216] * 0.000001)) / 12; &quot;&quot;)" office:value-type="percentage" office:value="0.00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контрольных ламп ‘30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17]); [.E217]+Buffer; &quot;&quot;)">
            <text:p/>
          </table:covered-table-cell>
          <table:table-cell table:style-name="ce4"/>
          <table:table-cell table:style-name="ce38" table:formula="of:= IF(ISNUMBER([.D217]); [.D217] * (CopperResistivity * [.E217] / ([.G21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18]); [.E218]+Buffer; &quot;&quot;)">
            <text:p/>
          </table:covered-table-cell>
          <table:table-cell table:style-name="ce4"/>
          <table:table-cell table:style-name="ce38" table:formula="of:= IF(ISNUMBER([.D218]); [.D218] * (CopperResistivity * [.E218] / ([.G21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19]); [.E219]+Buffer; &quot;&quot;)">
            <text:p/>
          </table:table-cell>
          <table:table-cell table:style-name="ce4"/>
          <table:table-cell table:style-name="ce38" table:formula="of:= IF(ISNUMBER([.D219]); [.D219] * (CopperResistivity * [.E219] / ([.G2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Реле контрольных ламп ‘87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20]); [.E220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(ISNUMBER([.D220]); [.D220] * (CopperResistivity * [.E220] / ([.G22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1.11’</text:p>
          </table:table-cell>
          <table:covered-table-cell table:style-name="ce4"/>
          <table:covered-table-cell table:number-columns-repeated="2" table:style-name="ce22"/>
          <table:table-cell table:style-name="ce4" table:formula="of:=IF(ISNUMBER([.E221]); [.E221]+Buffer; &quot;&quot;)">
            <text:p/>
          </table:table-cell>
          <table:table-cell table:style-name="ce4" table:formula="of:=IF(ISNUMBER([.D221]); IF([.D221] &lt;= 1;     IF([.E221] &lt;= 7; 1;     IF([.E221] &lt;= 10; 1.5;     IF([.E221] &lt;= 17; 2.5;     IF([.E221] &lt;= 28; 4;     IF([.E221] &lt;= 42; 6; 10)))));  IF([.D221] &lt;= 2;     IF([.E221] &lt;= 1.5; 1;     IF([.E221] &lt;= 5; 1.5;     IF([.E221] &lt;= 8.5; 2.5;     IF([.E221] &lt;= 14; 4;     IF([.E221] &lt;= 21; 6; 10)))));  IF([.D221] &lt;= 4;     IF([.E221] &lt;= 1.5; 1;     IF([.E221] &lt;= 2.5; 1.5;     IF([.E221] &lt;= 4; 2.5;     IF([.E221] &lt;= 7; 4;     IF([.E221] &lt;= 10.5; 6; 10)))));  IF([.D221] &lt;= 6;     IF([.E221] &lt;= 1.5; 1.5;     IF([.E221] &lt;= 2.5; 2.5;     IF([.E221] &lt;= 4.5; 4;     IF([.E221] &lt;= 7; 6; 10))));  IF([.D221] &lt;= 10;     IF([.E221] &lt;= 1.5; 2.5;     IF([.E221] &lt;= 2.5; 4;     IF([.E221] &lt;= 4; 6;     IF([.E221] &lt;= 7; 10;     IF([.E221] &lt;= 10.5; 16;     IF([.E221] &lt;= 17.5; 25;     IF([.E221] &lt;= 24; 35; 50)))))));  IF([.D221] &lt;= 15;     IF([.E221] &lt;= 1; 2.5;     IF([.E221] &lt;= 1.5; 4;     IF([.E221] &lt;= 2.5; 6;     IF([.E221] &lt;= 4.5; 10;     IF([.E221] &lt;= 7; 16;     IF([.E221] &lt;= 11.5; 25;     IF([.E221] &lt;= 16; 35; 50)))))));  IF([.D221] &lt;= 25;     IF([.E221] &lt;= 1; 4;     IF([.E221] &lt;= 1.5; 6;     IF([.E221] &lt;= 2.5; 10;     IF([.E221] &lt;= 4; 16;     IF([.E221] &lt;= 7; 25;     IF([.E221] &lt;= 9.5; 35; 50))))));  IF([.D221] &lt;= 30;     IF([.E221] &lt;= 1; 6;     IF([.E221] &lt;= 2; 10;     IF([.E221] &lt;= 3.5; 16;     IF([.E221] &lt;= 5.4; 25;     IF([.E221] &lt;= 8; 35; 50)))));  IF([.D221] &lt;= 40;     IF([.E221] &lt;= 1.5; 10;     IF([.E221] &lt;= 2.5; 16;     IF([.E221] &lt;= 4; 25;     IF([.E221] &lt;= 6; 35; 50))));  &quot;Way too heavy&quot; ))))))))); &quot;&quot;)">
            <text:p/>
          </table:table-cell>
          <table:table-cell table:style-name="ce38" table:formula="of:= IF(ISNUMBER([.D221]); [.D221] * (CopperResistivity * [.E221] / ([.G2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22]); [.E222]+Buffer; &quot;&quot;)">
            <text:p/>
          </table:table-cell>
          <table:table-cell table:style-name="ce4" table:formula="of:=IF(ISNUMBER([.D222]); IF([.D222] &lt;= 1;     IF([.E222] &lt;= 7; 1;     IF([.E222] &lt;= 10; 1.5;     IF([.E222] &lt;= 17; 2.5;     IF([.E222] &lt;= 28; 4;     IF([.E222] &lt;= 42; 6; 10)))));  IF([.D222] &lt;= 2;     IF([.E222] &lt;= 1.5; 1;     IF([.E222] &lt;= 5; 1.5;     IF([.E222] &lt;= 8.5; 2.5;     IF([.E222] &lt;= 14; 4;     IF([.E222] &lt;= 21; 6; 10)))));  IF([.D222] &lt;= 4;     IF([.E222] &lt;= 1.5; 1;     IF([.E222] &lt;= 2.5; 1.5;     IF([.E222] &lt;= 4; 2.5;     IF([.E222] &lt;= 7; 4;     IF([.E222] &lt;= 10.5; 6; 10)))));  IF([.D222] &lt;= 6;     IF([.E222] &lt;= 1.5; 1.5;     IF([.E222] &lt;= 2.5; 2.5;     IF([.E222] &lt;= 4.5; 4;     IF([.E222] &lt;= 7; 6; 10))));  IF([.D222] &lt;= 10;     IF([.E222] &lt;= 1.5; 2.5;     IF([.E222] &lt;= 2.5; 4;     IF([.E222] &lt;= 4; 6;     IF([.E222] &lt;= 7; 10;     IF([.E222] &lt;= 10.5; 16;     IF([.E222] &lt;= 17.5; 25;     IF([.E222] &lt;= 24; 35; 50)))))));  IF([.D222] &lt;= 15;     IF([.E222] &lt;= 1; 2.5;     IF([.E222] &lt;= 1.5; 4;     IF([.E222] &lt;= 2.5; 6;     IF([.E222] &lt;= 4.5; 10;     IF([.E222] &lt;= 7; 16;     IF([.E222] &lt;= 11.5; 25;     IF([.E222] &lt;= 16; 35; 50)))))));  IF([.D222] &lt;= 25;     IF([.E222] &lt;= 1; 4;     IF([.E222] &lt;= 1.5; 6;     IF([.E222] &lt;= 2.5; 10;     IF([.E222] &lt;= 4; 16;     IF([.E222] &lt;= 7; 25;     IF([.E222] &lt;= 9.5; 35; 50))))));  IF([.D222] &lt;= 30;     IF([.E222] &lt;= 1; 6;     IF([.E222] &lt;= 2; 10;     IF([.E222] &lt;= 3.5; 16;     IF([.E222] &lt;= 5.4; 25;     IF([.E222] &lt;= 8; 35; 50)))));  IF([.D222] &lt;= 40;     IF([.E222] &lt;= 1.5; 10;     IF([.E222] &lt;= 2.5; 16;     IF([.E222] &lt;= 4; 25;     IF([.E222] &lt;= 6; 35; 50))));  &quot;Way too heavy&quot; ))))))))); &quot;&quot;)">
            <text:p/>
          </table:table-cell>
          <table:table-cell table:style-name="ce38" table:formula="of:= IF(ISNUMBER([.D222]); [.D222] * (CopperResistivity * [.E222] / ([.G2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Датчик P масла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23]); [.E223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(ISNUMBER([.D223]); [.D223] * (CopperResistivity * [.E223] / ([.G22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1.4’</text:p>
          </table:table-cell>
          <table:covered-table-cell table:style-name="ce4"/>
          <table:covered-table-cell table:number-columns-repeated="2" table:style-name="ce22"/>
          <table:table-cell table:style-name="ce4" table:formula="of:=IF(ISNUMBER([.E224]); [.E224]+Buffer; &quot;&quot;)">
            <text:p/>
          </table:table-cell>
          <table:table-cell table:style-name="ce4" table:formula="of:=IF(ISNUMBER([.D224]); IF([.D224] &lt;= 1;     IF([.E224] &lt;= 7; 1;     IF([.E224] &lt;= 10; 1.5;     IF([.E224] &lt;= 17; 2.5;     IF([.E224] &lt;= 28; 4;     IF([.E224] &lt;= 42; 6; 10)))));  IF([.D224] &lt;= 2;     IF([.E224] &lt;= 1.5; 1;     IF([.E224] &lt;= 5; 1.5;     IF([.E224] &lt;= 8.5; 2.5;     IF([.E224] &lt;= 14; 4;     IF([.E224] &lt;= 21; 6; 10)))));  IF([.D224] &lt;= 4;     IF([.E224] &lt;= 1.5; 1;     IF([.E224] &lt;= 2.5; 1.5;     IF([.E224] &lt;= 4; 2.5;     IF([.E224] &lt;= 7; 4;     IF([.E224] &lt;= 10.5; 6; 10)))));  IF([.D224] &lt;= 6;     IF([.E224] &lt;= 1.5; 1.5;     IF([.E224] &lt;= 2.5; 2.5;     IF([.E224] &lt;= 4.5; 4;     IF([.E224] &lt;= 7; 6; 10))));  IF([.D224] &lt;= 10;     IF([.E224] &lt;= 1.5; 2.5;     IF([.E224] &lt;= 2.5; 4;     IF([.E224] &lt;= 4; 6;     IF([.E224] &lt;= 7; 10;     IF([.E224] &lt;= 10.5; 16;     IF([.E224] &lt;= 17.5; 25;     IF([.E224] &lt;= 24; 35; 50)))))));  IF([.D224] &lt;= 15;     IF([.E224] &lt;= 1; 2.5;     IF([.E224] &lt;= 1.5; 4;     IF([.E224] &lt;= 2.5; 6;     IF([.E224] &lt;= 4.5; 10;     IF([.E224] &lt;= 7; 16;     IF([.E224] &lt;= 11.5; 25;     IF([.E224] &lt;= 16; 35; 50)))))));  IF([.D224] &lt;= 25;     IF([.E224] &lt;= 1; 4;     IF([.E224] &lt;= 1.5; 6;     IF([.E224] &lt;= 2.5; 10;     IF([.E224] &lt;= 4; 16;     IF([.E224] &lt;= 7; 25;     IF([.E224] &lt;= 9.5; 35; 50))))));  IF([.D224] &lt;= 30;     IF([.E224] &lt;= 1; 6;     IF([.E224] &lt;= 2; 10;     IF([.E224] &lt;= 3.5; 16;     IF([.E224] &lt;= 5.4; 25;     IF([.E224] &lt;= 8; 35; 50)))));  IF([.D224] &lt;= 40;     IF([.E224] &lt;= 1.5; 10;     IF([.E224] &lt;= 2.5; 16;     IF([.E224] &lt;= 4; 25;     IF([.E224] &lt;= 6; 35; 50))));  &quot;Way too heavy&quot; ))))))))); &quot;&quot;)">
            <text:p/>
          </table:table-cell>
          <table:table-cell table:style-name="ce38" table:formula="of:= IF(ISNUMBER([.D224]); [.D224] * (CopperResistivity * [.E224] / ([.G22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25]); [.E225]+Buffer; &quot;&quot;)">
            <text:p/>
          </table:table-cell>
          <table:table-cell table:style-name="ce4" table:formula="of:=IF(ISNUMBER([.D225]); IF([.D225] &lt;= 1;     IF([.E225] &lt;= 7; 1;     IF([.E225] &lt;= 10; 1.5;     IF([.E225] &lt;= 17; 2.5;     IF([.E225] &lt;= 28; 4;     IF([.E225] &lt;= 42; 6; 10)))));  IF([.D225] &lt;= 2;     IF([.E225] &lt;= 1.5; 1;     IF([.E225] &lt;= 5; 1.5;     IF([.E225] &lt;= 8.5; 2.5;     IF([.E225] &lt;= 14; 4;     IF([.E225] &lt;= 21; 6; 10)))));  IF([.D225] &lt;= 4;     IF([.E225] &lt;= 1.5; 1;     IF([.E225] &lt;= 2.5; 1.5;     IF([.E225] &lt;= 4; 2.5;     IF([.E225] &lt;= 7; 4;     IF([.E225] &lt;= 10.5; 6; 10)))));  IF([.D225] &lt;= 6;     IF([.E225] &lt;= 1.5; 1.5;     IF([.E225] &lt;= 2.5; 2.5;     IF([.E225] &lt;= 4.5; 4;     IF([.E225] &lt;= 7; 6; 10))));  IF([.D225] &lt;= 10;     IF([.E225] &lt;= 1.5; 2.5;     IF([.E225] &lt;= 2.5; 4;     IF([.E225] &lt;= 4; 6;     IF([.E225] &lt;= 7; 10;     IF([.E225] &lt;= 10.5; 16;     IF([.E225] &lt;= 17.5; 25;     IF([.E225] &lt;= 24; 35; 50)))))));  IF([.D225] &lt;= 15;     IF([.E225] &lt;= 1; 2.5;     IF([.E225] &lt;= 1.5; 4;     IF([.E225] &lt;= 2.5; 6;     IF([.E225] &lt;= 4.5; 10;     IF([.E225] &lt;= 7; 16;     IF([.E225] &lt;= 11.5; 25;     IF([.E225] &lt;= 16; 35; 50)))))));  IF([.D225] &lt;= 25;     IF([.E225] &lt;= 1; 4;     IF([.E225] &lt;= 1.5; 6;     IF([.E225] &lt;= 2.5; 10;     IF([.E225] &lt;= 4; 16;     IF([.E225] &lt;= 7; 25;     IF([.E225] &lt;= 9.5; 35; 50))))));  IF([.D225] &lt;= 30;     IF([.E225] &lt;= 1; 6;     IF([.E225] &lt;= 2; 10;     IF([.E225] &lt;= 3.5; 16;     IF([.E225] &lt;= 5.4; 25;     IF([.E225] &lt;= 8; 35; 50)))));  IF([.D225] &lt;= 40;     IF([.E225] &lt;= 1.5; 10;     IF([.E225] &lt;= 2.5; 16;     IF([.E225] &lt;= 4; 25;     IF([.E225] &lt;= 6; 35; 50))));  &quot;Way too heavy&quot; ))))))))); &quot;&quot;)">
            <text:p/>
          </table:table-cell>
          <table:table-cell table:style-name="ce38" table:formula="of:= IF(ISNUMBER([.D225]); [.D225] * (CopperResistivity * [.E225] / ([.G2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Датчик аварийного падения P масла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26]); [.E226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(ISNUMBER([.D226]); [.D226] * (CopperResistivity * [.E226] / ([.G22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1.3’</text:p>
          </table:table-cell>
          <table:covered-table-cell table:style-name="ce4"/>
          <table:covered-table-cell table:number-columns-repeated="2" table:style-name="ce22"/>
          <table:table-cell table:style-name="ce4" table:formula="of:=IF(ISNUMBER([.E227]); [.E227]+Buffer; &quot;&quot;)">
            <text:p/>
          </table:table-cell>
          <table:table-cell table:style-name="ce4" table:formula="of:=IF(ISNUMBER([.D227]); IF([.D227] &lt;= 1;     IF([.E227] &lt;= 7; 1;     IF([.E227] &lt;= 10; 1.5;     IF([.E227] &lt;= 17; 2.5;     IF([.E227] &lt;= 28; 4;     IF([.E227] &lt;= 42; 6; 10)))));  IF([.D227] &lt;= 2;     IF([.E227] &lt;= 1.5; 1;     IF([.E227] &lt;= 5; 1.5;     IF([.E227] &lt;= 8.5; 2.5;     IF([.E227] &lt;= 14; 4;     IF([.E227] &lt;= 21; 6; 10)))));  IF([.D227] &lt;= 4;     IF([.E227] &lt;= 1.5; 1;     IF([.E227] &lt;= 2.5; 1.5;     IF([.E227] &lt;= 4; 2.5;     IF([.E227] &lt;= 7; 4;     IF([.E227] &lt;= 10.5; 6; 10)))));  IF([.D227] &lt;= 6;     IF([.E227] &lt;= 1.5; 1.5;     IF([.E227] &lt;= 2.5; 2.5;     IF([.E227] &lt;= 4.5; 4;     IF([.E227] &lt;= 7; 6; 10))));  IF([.D227] &lt;= 10;     IF([.E227] &lt;= 1.5; 2.5;     IF([.E227] &lt;= 2.5; 4;     IF([.E227] &lt;= 4; 6;     IF([.E227] &lt;= 7; 10;     IF([.E227] &lt;= 10.5; 16;     IF([.E227] &lt;= 17.5; 25;     IF([.E227] &lt;= 24; 35; 50)))))));  IF([.D227] &lt;= 15;     IF([.E227] &lt;= 1; 2.5;     IF([.E227] &lt;= 1.5; 4;     IF([.E227] &lt;= 2.5; 6;     IF([.E227] &lt;= 4.5; 10;     IF([.E227] &lt;= 7; 16;     IF([.E227] &lt;= 11.5; 25;     IF([.E227] &lt;= 16; 35; 50)))))));  IF([.D227] &lt;= 25;     IF([.E227] &lt;= 1; 4;     IF([.E227] &lt;= 1.5; 6;     IF([.E227] &lt;= 2.5; 10;     IF([.E227] &lt;= 4; 16;     IF([.E227] &lt;= 7; 25;     IF([.E227] &lt;= 9.5; 35; 50))))));  IF([.D227] &lt;= 30;     IF([.E227] &lt;= 1; 6;     IF([.E227] &lt;= 2; 10;     IF([.E227] &lt;= 3.5; 16;     IF([.E227] &lt;= 5.4; 25;     IF([.E227] &lt;= 8; 35; 50)))));  IF([.D227] &lt;= 40;     IF([.E227] &lt;= 1.5; 10;     IF([.E227] &lt;= 2.5; 16;     IF([.E227] &lt;= 4; 25;     IF([.E227] &lt;= 6; 35; 50))));  &quot;Way too heavy&quot; ))))))))); &quot;&quot;)">
            <text:p/>
          </table:table-cell>
          <table:table-cell table:style-name="ce38" table:formula="of:= IF(ISNUMBER([.D227]); [.D227] * (CopperResistivity * [.E227] / ([.G22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28]); [.E228]+Buffer; &quot;&quot;)">
            <text:p/>
          </table:table-cell>
          <table:table-cell table:style-name="ce4" table:formula="of:=IF(ISNUMBER([.D228]); IF([.D228] &lt;= 1;     IF([.E228] &lt;= 7; 1;     IF([.E228] &lt;= 10; 1.5;     IF([.E228] &lt;= 17; 2.5;     IF([.E228] &lt;= 28; 4;     IF([.E228] &lt;= 42; 6; 10)))));  IF([.D228] &lt;= 2;     IF([.E228] &lt;= 1.5; 1;     IF([.E228] &lt;= 5; 1.5;     IF([.E228] &lt;= 8.5; 2.5;     IF([.E228] &lt;= 14; 4;     IF([.E228] &lt;= 21; 6; 10)))));  IF([.D228] &lt;= 4;     IF([.E228] &lt;= 1.5; 1;     IF([.E228] &lt;= 2.5; 1.5;     IF([.E228] &lt;= 4; 2.5;     IF([.E228] &lt;= 7; 4;     IF([.E228] &lt;= 10.5; 6; 10)))));  IF([.D228] &lt;= 6;     IF([.E228] &lt;= 1.5; 1.5;     IF([.E228] &lt;= 2.5; 2.5;     IF([.E228] &lt;= 4.5; 4;     IF([.E228] &lt;= 7; 6; 10))));  IF([.D228] &lt;= 10;     IF([.E228] &lt;= 1.5; 2.5;     IF([.E228] &lt;= 2.5; 4;     IF([.E228] &lt;= 4; 6;     IF([.E228] &lt;= 7; 10;     IF([.E228] &lt;= 10.5; 16;     IF([.E228] &lt;= 17.5; 25;     IF([.E228] &lt;= 24; 35; 50)))))));  IF([.D228] &lt;= 15;     IF([.E228] &lt;= 1; 2.5;     IF([.E228] &lt;= 1.5; 4;     IF([.E228] &lt;= 2.5; 6;     IF([.E228] &lt;= 4.5; 10;     IF([.E228] &lt;= 7; 16;     IF([.E228] &lt;= 11.5; 25;     IF([.E228] &lt;= 16; 35; 50)))))));  IF([.D228] &lt;= 25;     IF([.E228] &lt;= 1; 4;     IF([.E228] &lt;= 1.5; 6;     IF([.E228] &lt;= 2.5; 10;     IF([.E228] &lt;= 4; 16;     IF([.E228] &lt;= 7; 25;     IF([.E228] &lt;= 9.5; 35; 50))))));  IF([.D228] &lt;= 30;     IF([.E228] &lt;= 1; 6;     IF([.E228] &lt;= 2; 10;     IF([.E228] &lt;= 3.5; 16;     IF([.E228] &lt;= 5.4; 25;     IF([.E228] &lt;= 8; 35; 50)))));  IF([.D228] &lt;= 40;     IF([.E228] &lt;= 1.5; 10;     IF([.E228] &lt;= 2.5; 16;     IF([.E228] &lt;= 4; 25;     IF([.E228] &lt;= 6; 35; 50))));  &quot;Way too heavy&quot; ))))))))); &quot;&quot;)">
            <text:p/>
          </table:table-cell>
          <table:table-cell table:style-name="ce38" table:formula="of:= IF(ISNUMBER([.D228]); [.D228] * (CopperResistivity * [.E228] / ([.G2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Датчик t ОЖ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29]); [.E229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(ISNUMBER([.D229]); [.D229] * (CopperResistivity * [.E229] / ([.G2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1.1’</text:p>
          </table:table-cell>
          <table:covered-table-cell table:style-name="ce4"/>
          <table:covered-table-cell table:number-columns-repeated="2" table:style-name="ce22"/>
          <table:table-cell table:style-name="ce4" table:formula="of:=IF(ISNUMBER([.E230]); [.E230]+Buffer; &quot;&quot;)">
            <text:p/>
          </table:table-cell>
          <table:table-cell table:style-name="ce4" table:formula="of:=IF(ISNUMBER([.D230]); IF([.D230] &lt;= 1;     IF([.E230] &lt;= 7; 1;     IF([.E230] &lt;= 10; 1.5;     IF([.E230] &lt;= 17; 2.5;     IF([.E230] &lt;= 28; 4;     IF([.E230] &lt;= 42; 6; 10)))));  IF([.D230] &lt;= 2;     IF([.E230] &lt;= 1.5; 1;     IF([.E230] &lt;= 5; 1.5;     IF([.E230] &lt;= 8.5; 2.5;     IF([.E230] &lt;= 14; 4;     IF([.E230] &lt;= 21; 6; 10)))));  IF([.D230] &lt;= 4;     IF([.E230] &lt;= 1.5; 1;     IF([.E230] &lt;= 2.5; 1.5;     IF([.E230] &lt;= 4; 2.5;     IF([.E230] &lt;= 7; 4;     IF([.E230] &lt;= 10.5; 6; 10)))));  IF([.D230] &lt;= 6;     IF([.E230] &lt;= 1.5; 1.5;     IF([.E230] &lt;= 2.5; 2.5;     IF([.E230] &lt;= 4.5; 4;     IF([.E230] &lt;= 7; 6; 10))));  IF([.D230] &lt;= 10;     IF([.E230] &lt;= 1.5; 2.5;     IF([.E230] &lt;= 2.5; 4;     IF([.E230] &lt;= 4; 6;     IF([.E230] &lt;= 7; 10;     IF([.E230] &lt;= 10.5; 16;     IF([.E230] &lt;= 17.5; 25;     IF([.E230] &lt;= 24; 35; 50)))))));  IF([.D230] &lt;= 15;     IF([.E230] &lt;= 1; 2.5;     IF([.E230] &lt;= 1.5; 4;     IF([.E230] &lt;= 2.5; 6;     IF([.E230] &lt;= 4.5; 10;     IF([.E230] &lt;= 7; 16;     IF([.E230] &lt;= 11.5; 25;     IF([.E230] &lt;= 16; 35; 50)))))));  IF([.D230] &lt;= 25;     IF([.E230] &lt;= 1; 4;     IF([.E230] &lt;= 1.5; 6;     IF([.E230] &lt;= 2.5; 10;     IF([.E230] &lt;= 4; 16;     IF([.E230] &lt;= 7; 25;     IF([.E230] &lt;= 9.5; 35; 50))))));  IF([.D230] &lt;= 30;     IF([.E230] &lt;= 1; 6;     IF([.E230] &lt;= 2; 10;     IF([.E230] &lt;= 3.5; 16;     IF([.E230] &lt;= 5.4; 25;     IF([.E230] &lt;= 8; 35; 50)))));  IF([.D230] &lt;= 40;     IF([.E230] &lt;= 1.5; 10;     IF([.E230] &lt;= 2.5; 16;     IF([.E230] &lt;= 4; 25;     IF([.E230] &lt;= 6; 35; 50))));  &quot;Way too heavy&quot; ))))))))); &quot;&quot;)">
            <text:p/>
          </table:table-cell>
          <table:table-cell table:style-name="ce38" table:formula="of:= IF(ISNUMBER([.D230]); [.D230] * (CopperResistivity * [.E230] / ([.G2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31]); [.E231]+Buffer; &quot;&quot;)">
            <text:p/>
          </table:table-cell>
          <table:table-cell table:style-name="ce4" table:formula="of:=IF(ISNUMBER([.D231]); IF([.D231] &lt;= 1;     IF([.E231] &lt;= 7; 1;     IF([.E231] &lt;= 10; 1.5;     IF([.E231] &lt;= 17; 2.5;     IF([.E231] &lt;= 28; 4;     IF([.E231] &lt;= 42; 6; 10)))));  IF([.D231] &lt;= 2;     IF([.E231] &lt;= 1.5; 1;     IF([.E231] &lt;= 5; 1.5;     IF([.E231] &lt;= 8.5; 2.5;     IF([.E231] &lt;= 14; 4;     IF([.E231] &lt;= 21; 6; 10)))));  IF([.D231] &lt;= 4;     IF([.E231] &lt;= 1.5; 1;     IF([.E231] &lt;= 2.5; 1.5;     IF([.E231] &lt;= 4; 2.5;     IF([.E231] &lt;= 7; 4;     IF([.E231] &lt;= 10.5; 6; 10)))));  IF([.D231] &lt;= 6;     IF([.E231] &lt;= 1.5; 1.5;     IF([.E231] &lt;= 2.5; 2.5;     IF([.E231] &lt;= 4.5; 4;     IF([.E231] &lt;= 7; 6; 10))));  IF([.D231] &lt;= 10;     IF([.E231] &lt;= 1.5; 2.5;     IF([.E231] &lt;= 2.5; 4;     IF([.E231] &lt;= 4; 6;     IF([.E231] &lt;= 7; 10;     IF([.E231] &lt;= 10.5; 16;     IF([.E231] &lt;= 17.5; 25;     IF([.E231] &lt;= 24; 35; 50)))))));  IF([.D231] &lt;= 15;     IF([.E231] &lt;= 1; 2.5;     IF([.E231] &lt;= 1.5; 4;     IF([.E231] &lt;= 2.5; 6;     IF([.E231] &lt;= 4.5; 10;     IF([.E231] &lt;= 7; 16;     IF([.E231] &lt;= 11.5; 25;     IF([.E231] &lt;= 16; 35; 50)))))));  IF([.D231] &lt;= 25;     IF([.E231] &lt;= 1; 4;     IF([.E231] &lt;= 1.5; 6;     IF([.E231] &lt;= 2.5; 10;     IF([.E231] &lt;= 4; 16;     IF([.E231] &lt;= 7; 25;     IF([.E231] &lt;= 9.5; 35; 50))))));  IF([.D231] &lt;= 30;     IF([.E231] &lt;= 1; 6;     IF([.E231] &lt;= 2; 10;     IF([.E231] &lt;= 3.5; 16;     IF([.E231] &lt;= 5.4; 25;     IF([.E231] &lt;= 8; 35; 50)))));  IF([.D231] &lt;= 40;     IF([.E231] &lt;= 1.5; 10;     IF([.E231] &lt;= 2.5; 16;     IF([.E231] &lt;= 4; 25;     IF([.E231] &lt;= 6; 35; 50))));  &quot;Way too heavy&quot; ))))))))); &quot;&quot;)">
            <text:p/>
          </table:table-cell>
          <table:table-cell table:style-name="ce38" table:formula="of:= IF(ISNUMBER([.D231]); [.D231] * (CopperResistivity * [.E231] / ([.G2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Датчик перегрева ОЖ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32]); [.E232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(ISNUMBER([.D232]); [.D232] * (CopperResistivity * [.E232] / ([.G23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1.2’</text:p>
          </table:table-cell>
          <table:covered-table-cell table:style-name="ce4"/>
          <table:covered-table-cell table:number-columns-repeated="2" table:style-name="ce22"/>
          <table:table-cell table:style-name="ce4" table:formula="of:=IF(ISNUMBER([.E233]); [.E233]+Buffer; &quot;&quot;)">
            <text:p/>
          </table:table-cell>
          <table:table-cell table:style-name="ce4" table:formula="of:=IF(ISNUMBER([.D233]); IF([.D233] &lt;= 1;     IF([.E233] &lt;= 7; 1;     IF([.E233] &lt;= 10; 1.5;     IF([.E233] &lt;= 17; 2.5;     IF([.E233] &lt;= 28; 4;     IF([.E233] &lt;= 42; 6; 10)))));  IF([.D233] &lt;= 2;     IF([.E233] &lt;= 1.5; 1;     IF([.E233] &lt;= 5; 1.5;     IF([.E233] &lt;= 8.5; 2.5;     IF([.E233] &lt;= 14; 4;     IF([.E233] &lt;= 21; 6; 10)))));  IF([.D233] &lt;= 4;     IF([.E233] &lt;= 1.5; 1;     IF([.E233] &lt;= 2.5; 1.5;     IF([.E233] &lt;= 4; 2.5;     IF([.E233] &lt;= 7; 4;     IF([.E233] &lt;= 10.5; 6; 10)))));  IF([.D233] &lt;= 6;     IF([.E233] &lt;= 1.5; 1.5;     IF([.E233] &lt;= 2.5; 2.5;     IF([.E233] &lt;= 4.5; 4;     IF([.E233] &lt;= 7; 6; 10))));  IF([.D233] &lt;= 10;     IF([.E233] &lt;= 1.5; 2.5;     IF([.E233] &lt;= 2.5; 4;     IF([.E233] &lt;= 4; 6;     IF([.E233] &lt;= 7; 10;     IF([.E233] &lt;= 10.5; 16;     IF([.E233] &lt;= 17.5; 25;     IF([.E233] &lt;= 24; 35; 50)))))));  IF([.D233] &lt;= 15;     IF([.E233] &lt;= 1; 2.5;     IF([.E233] &lt;= 1.5; 4;     IF([.E233] &lt;= 2.5; 6;     IF([.E233] &lt;= 4.5; 10;     IF([.E233] &lt;= 7; 16;     IF([.E233] &lt;= 11.5; 25;     IF([.E233] &lt;= 16; 35; 50)))))));  IF([.D233] &lt;= 25;     IF([.E233] &lt;= 1; 4;     IF([.E233] &lt;= 1.5; 6;     IF([.E233] &lt;= 2.5; 10;     IF([.E233] &lt;= 4; 16;     IF([.E233] &lt;= 7; 25;     IF([.E233] &lt;= 9.5; 35; 50))))));  IF([.D233] &lt;= 30;     IF([.E233] &lt;= 1; 6;     IF([.E233] &lt;= 2; 10;     IF([.E233] &lt;= 3.5; 16;     IF([.E233] &lt;= 5.4; 25;     IF([.E233] &lt;= 8; 35; 50)))));  IF([.D233] &lt;= 40;     IF([.E233] &lt;= 1.5; 10;     IF([.E233] &lt;= 2.5; 16;     IF([.E233] &lt;= 4; 25;     IF([.E233] &lt;= 6; 35; 50))));  &quot;Way too heavy&quot; ))))))))); &quot;&quot;)">
            <text:p/>
          </table:table-cell>
          <table:table-cell table:style-name="ce38" table:formula="of:= IF(ISNUMBER([.D233]); [.D233] * (CopperResistivity * [.E233] / ([.G2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34]); [.E234]+Buffer; &quot;&quot;)">
            <text:p/>
          </table:table-cell>
          <table:table-cell table:style-name="ce4"/>
          <table:table-cell table:style-name="ce38" table:formula="of:= IF(ISNUMBER([.D234]); [.D234] * (CopperResistivity * [.E234] / ([.G2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Датчик спидометра ‘1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2" office:value-type="float" office:value="15" calcext:value-type="float" table:number-columns-spanned="1" table:number-rows-spanned="3">
            <text:p>15.00</text:p>
          </table:table-cell>
          <table:table-cell table:style-name="ce22" table:formula="of:=Height+Width/2+Width" office:value-type="float" office:value="3.2" calcext:value-type="float" table:number-columns-spanned="1" table:number-rows-spanned="3">
            <text:p>3.20</text:p>
          </table:table-cell>
          <table:table-cell table:style-name="ce4" table:formula="of:=IF(ISNUMBER([.E235]); [.E235]+Buffer; &quot;&quot;)" office:value-type="float" office:value="3.7" calcext:value-type="float" table:number-columns-spanned="1" table:number-rows-spanned="3">
            <text:p>3.7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(ISNUMBER([.D235]); [.D235] * (CopperResistivity * [.E235] / ([.G235] * 0.000001)) / 12; &quot;&quot;)" office:value-type="percentage" office:value="0.048" calcext:value-type="percentage">
            <text:p>4.8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света заднего хода ‘1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36]); [.E236]+Buffer; &quot;&quot;)">
            <text:p/>
          </table:covered-table-cell>
          <table:table-cell table:style-name="ce4"/>
          <table:table-cell table:style-name="ce38" table:formula="of:= IF(ISNUMBER([.D236]); [.D236] * (CopperResistivity * [.E236] / ([.G23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3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37]); [.E237]+Buffer; &quot;&quot;)">
            <text:p/>
          </table:covered-table-cell>
          <table:table-cell table:style-name="ce4"/>
          <table:table-cell table:style-name="ce38" table:formula="of:= IF(ISNUMBER([.D237]); [.D237] * (CopperResistivity * [.E237] / ([.G2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38]); [.E238]+Buffer; &quot;&quot;)">
            <text:p/>
          </table:table-cell>
          <table:table-cell table:style-name="ce4"/>
          <table:table-cell table:style-name="ce38" table:formula="of:= IF(ISNUMBER([.D238]); [.D238] * (CopperResistivity * [.E238] / ([.G2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Датчик спидометра ‘2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39]); [.E239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(ISNUMBER([.D239]); [.D239] * (CopperResistivity * [.E239] / ([.G23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3.10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40]); [.E240]+Buffer; &quot;&quot;)">
            <text:p/>
          </table:covered-table-cell>
          <table:table-cell table:style-name="ce4"/>
          <table:table-cell table:style-name="ce38" table:formula="of:= IF(ISNUMBER([.D240]); [.D240] * (CopperResistivity * [.E240] / ([.G2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41]); [.E241]+Buffer; &quot;&quot;)">
            <text:p/>
          </table:table-cell>
          <table:table-cell table:style-name="ce4" table:formula="of:=IF(ISNUMBER([.D241]); IF([.D241] &lt;= 1;     IF([.E241] &lt;= 7; 1;     IF([.E241] &lt;= 10; 1.5;     IF([.E241] &lt;= 17; 2.5;     IF([.E241] &lt;= 28; 4;     IF([.E241] &lt;= 42; 6; 10)))));  IF([.D241] &lt;= 2;     IF([.E241] &lt;= 1.5; 1;     IF([.E241] &lt;= 5; 1.5;     IF([.E241] &lt;= 8.5; 2.5;     IF([.E241] &lt;= 14; 4;     IF([.E241] &lt;= 21; 6; 10)))));  IF([.D241] &lt;= 4;     IF([.E241] &lt;= 1.5; 1;     IF([.E241] &lt;= 2.5; 1.5;     IF([.E241] &lt;= 4; 2.5;     IF([.E241] &lt;= 7; 4;     IF([.E241] &lt;= 10.5; 6; 10)))));  IF([.D241] &lt;= 6;     IF([.E241] &lt;= 1.5; 1.5;     IF([.E241] &lt;= 2.5; 2.5;     IF([.E241] &lt;= 4.5; 4;     IF([.E241] &lt;= 7; 6; 10))));  IF([.D241] &lt;= 10;     IF([.E241] &lt;= 1.5; 2.5;     IF([.E241] &lt;= 2.5; 4;     IF([.E241] &lt;= 4; 6;     IF([.E241] &lt;= 7; 10;     IF([.E241] &lt;= 10.5; 16;     IF([.E241] &lt;= 17.5; 25;     IF([.E241] &lt;= 24; 35; 50)))))));  IF([.D241] &lt;= 15;     IF([.E241] &lt;= 1; 2.5;     IF([.E241] &lt;= 1.5; 4;     IF([.E241] &lt;= 2.5; 6;     IF([.E241] &lt;= 4.5; 10;     IF([.E241] &lt;= 7; 16;     IF([.E241] &lt;= 11.5; 25;     IF([.E241] &lt;= 16; 35; 50)))))));  IF([.D241] &lt;= 25;     IF([.E241] &lt;= 1; 4;     IF([.E241] &lt;= 1.5; 6;     IF([.E241] &lt;= 2.5; 10;     IF([.E241] &lt;= 4; 16;     IF([.E241] &lt;= 7; 25;     IF([.E241] &lt;= 9.5; 35; 50))))));  IF([.D241] &lt;= 30;     IF([.E241] &lt;= 1; 6;     IF([.E241] &lt;= 2; 10;     IF([.E241] &lt;= 3.5; 16;     IF([.E241] &lt;= 5.4; 25;     IF([.E241] &lt;= 8; 35; 50)))));  IF([.D241] &lt;= 40;     IF([.E241] &lt;= 1.5; 10;     IF([.E241] &lt;= 2.5; 16;     IF([.E241] &lt;= 4; 25;     IF([.E241] &lt;= 6; 35; 50))));  &quot;Way too heavy&quot; ))))))))); &quot;&quot;)">
            <text:p/>
          </table:table-cell>
          <table:table-cell table:style-name="ce38" table:formula="of:= IF(ISNUMBER([.D241]); [.D241] * (CopperResistivity * [.E241] / ([.G2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Датчик спидометра ‘3’</text:p>
          </table:table-cell>
          <table:table-cell table:style-name="ce4" office:value-type="string" calcext:value-type="string" table:number-columns-spanned="1" table:number-rows-spanned="2">
            <text:p>Чёрный (Серый)</text:p>
          </table:table-cell>
          <table:table-cell table:style-name="ce22" office:value-type="float" office:value="15" calcext:value-type="float" table:number-columns-spanned="1" table:number-rows-spanned="2">
            <text:p>15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42]); [.E242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(ISNUMBER([.D242]); [.D242] * (CopperResistivity * [.E242] / ([.G242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43]); [.E243]+Buffer; &quot;&quot;)">
            <text:p/>
          </table:covered-table-cell>
          <table:table-cell table:style-name="ce4"/>
          <table:table-cell table:style-name="ce38" table:formula="of:= IF(ISNUMBER([.D243]); [.D243] * (CopperResistivity * [.E243] / ([.G24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44]); [.E244]+Buffer; &quot;&quot;)">
            <text:p/>
          </table:table-cell>
          <table:table-cell table:style-name="ce4"/>
          <table:table-cell table:style-name="ce38" table:formula="of:= IF(ISNUMBER([.D244]); [.D244] * (CopperResistivity * [.E244] / ([.G2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света заднего хода ‘2’</text:p>
          </table:table-cell>
          <table:table-cell table:style-name="ce4" office:value-type="string" calcext:value-type="string" table:number-columns-spanned="1" table:number-rows-spanned="2">
            <text:p>Розовый</text:p>
          </table:table-cell>
          <table:table-cell table:style-name="ce22" office:value-type="float" office:value="15" calcext:value-type="float" table:number-columns-spanned="1" table:number-rows-spanned="2">
            <text:p>15.00</text:p>
          </table:table-cell>
          <table:table-cell table:style-name="ce22" table:formula="of:=Height+Width/2+Height+Len2" office:value-type="float" office:value="4.1" calcext:value-type="float" table:number-columns-spanned="1" table:number-rows-spanned="2">
            <text:p>4.10</text:p>
          </table:table-cell>
          <table:table-cell table:style-name="ce4" table:formula="of:=IF(ISNUMBER([.E245]); [.E245]+Buffer; &quot;&quot;)" office:value-type="float" office:value="4.6" calcext:value-type="float" table:number-columns-spanned="1" table:number-rows-spanned="2">
            <text:p>4.6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245]); [.D245] * (CopperResistivity * [.E245] / ([.G245] * 0.000001)) / 12; &quot;&quot;)" office:value-type="percentage" office:value="0.0369" calcext:value-type="percentage">
            <text:p>3.6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фонарям света заднего ход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46]); [.E246]+Buffer; &quot;&quot;)">
            <text:p/>
          </table:covered-table-cell>
          <table:table-cell table:style-name="ce4"/>
          <table:table-cell table:style-name="ce38" table:formula="of:= IF(ISNUMBER([.D246]); [.D246] * (CopperResistivity * [.E246] / ([.G2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47]); [.E247]+Buffer; &quot;&quot;)">
            <text:p/>
          </table:table-cell>
          <table:table-cell table:style-name="ce4"/>
          <table:table-cell table:style-name="ce38" table:formula="of:= IF(ISNUMBER([.D247]); [.D247] * (CopperResistivity * [.E247] / ([.G24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Датчик аварийного падения уровня тормозной жидкости ‘1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4" table:number-columns-spanned="1" table:number-rows-spanned="2"/>
          <table:table-cell table:style-name="ce4" table:formula="of:=IF(ISNUMBER([.E248]); [.E248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(ISNUMBER([.D248]); [.D248] * (CopperResistivity * [.E248] / ([.G2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3.9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49]); [.E249]+Buffer; &quot;&quot;)">
            <text:p/>
          </table:covered-table-cell>
          <table:table-cell table:style-name="ce4" table:formula="of:=IF(ISNUMBER([.D249]); IF([.D249] &lt;= 1;     IF([.E249] &lt;= 7; 1;     IF([.E249] &lt;= 10; 1.5;     IF([.E249] &lt;= 17; 2.5;     IF([.E249] &lt;= 28; 4;     IF([.E249] &lt;= 42; 6; 10)))));  IF([.D249] &lt;= 2;     IF([.E249] &lt;= 1.5; 1;     IF([.E249] &lt;= 5; 1.5;     IF([.E249] &lt;= 8.5; 2.5;     IF([.E249] &lt;= 14; 4;     IF([.E249] &lt;= 21; 6; 10)))));  IF([.D249] &lt;= 4;     IF([.E249] &lt;= 1.5; 1;     IF([.E249] &lt;= 2.5; 1.5;     IF([.E249] &lt;= 4; 2.5;     IF([.E249] &lt;= 7; 4;     IF([.E249] &lt;= 10.5; 6; 10)))));  IF([.D249] &lt;= 6;     IF([.E249] &lt;= 1.5; 1.5;     IF([.E249] &lt;= 2.5; 2.5;     IF([.E249] &lt;= 4.5; 4;     IF([.E249] &lt;= 7; 6; 10))));  IF([.D249] &lt;= 10;     IF([.E249] &lt;= 1.5; 2.5;     IF([.E249] &lt;= 2.5; 4;     IF([.E249] &lt;= 4; 6;     IF([.E249] &lt;= 7; 10;     IF([.E249] &lt;= 10.5; 16;     IF([.E249] &lt;= 17.5; 25;     IF([.E249] &lt;= 24; 35; 50)))))));  IF([.D249] &lt;= 15;     IF([.E249] &lt;= 1; 2.5;     IF([.E249] &lt;= 1.5; 4;     IF([.E249] &lt;= 2.5; 6;     IF([.E249] &lt;= 4.5; 10;     IF([.E249] &lt;= 7; 16;     IF([.E249] &lt;= 11.5; 25;     IF([.E249] &lt;= 16; 35; 50)))))));  IF([.D249] &lt;= 25;     IF([.E249] &lt;= 1; 4;     IF([.E249] &lt;= 1.5; 6;     IF([.E249] &lt;= 2.5; 10;     IF([.E249] &lt;= 4; 16;     IF([.E249] &lt;= 7; 25;     IF([.E249] &lt;= 9.5; 35; 50))))));  IF([.D249] &lt;= 30;     IF([.E249] &lt;= 1; 6;     IF([.E249] &lt;= 2; 10;     IF([.E249] &lt;= 3.5; 16;     IF([.E249] &lt;= 5.4; 25;     IF([.E249] &lt;= 8; 35; 50)))));  IF([.D249] &lt;= 40;     IF([.E249] &lt;= 1.5; 10;     IF([.E249] &lt;= 2.5; 16;     IF([.E249] &lt;= 4; 25;     IF([.E249] &lt;= 6; 35; 50))));  &quot;Way too heavy&quot; ))))))))); &quot;&quot;)">
            <text:p/>
          </table:table-cell>
          <table:table-cell table:style-name="ce38" table:formula="of:= IF(ISNUMBER([.D249]); [.D249] * (CopperResistivity * [.E249] / ([.G24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50]); [.E250]+Buffer; &quot;&quot;)">
            <text:p/>
          </table:table-cell>
          <table:table-cell table:style-name="ce4"/>
          <table:table-cell table:style-name="ce38" table:formula="of:= IF(ISNUMBER([.D250]); [.D250] * (CopperResistivity * [.E250] / ([.G25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Датчик аварийного падения уровня тормозной жидкости ‘2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Height+Width/4" office:value-type="float" office:value="0.95" calcext:value-type="float" table:number-columns-spanned="1" table:number-rows-spanned="2">
            <text:p>0.95</text:p>
          </table:table-cell>
          <table:table-cell table:style-name="ce4" table:formula="of:=IF(ISNUMBER([.E251]); [.E251]+Buffer; &quot;&quot;)" office:value-type="float" office:value="1.45" calcext:value-type="float" table:number-columns-spanned="1" table:number-rows-spanned="2">
            <text:p>1.4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251]); [.D251] * (CopperResistivity * [.E251] / ([.G251] * 0.000001)) / 12; &quot;&quot;)" office:value-type="percentage" office:value="0.001425" calcext:value-type="percentage">
            <text:p>0.1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52]); [.E252]+Buffer; &quot;&quot;)">
            <text:p/>
          </table:covered-table-cell>
          <table:table-cell table:style-name="ce4"/>
          <table:table-cell table:style-name="ce38" table:formula="of:= IF(ISNUMBER([.D252]); [.D252] * (CopperResistivity * [.E252] / ([.G25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53]); [.E253]+Buffer; &quot;&quot;)">
            <text:p/>
          </table:table-cell>
          <table:table-cell table:style-name="ce4"/>
          <table:table-cell table:style-name="ce38" table:formula="of:= IF(ISNUMBER([.D253]); [.D253] * (CopperResistivity * [.E253] / ([.G25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зажигания ‘15/1’</text:p>
          </table:table-cell>
          <table:table-cell table:style-name="ce4" office:value-type="string" calcext:value-type="string" table:number-columns-spanned="1" table:number-rows-spanned="4">
            <text:p>Розовый (Белый)</text:p>
          </table:table-cell>
          <table:table-cell table:style-name="ce22" office:value-type="float" office:value="35" calcext:value-type="float" table:number-columns-spanned="1" table:number-rows-spanned="4">
            <text:p>35.00</text:p>
          </table:table-cell>
          <table:table-cell table:style-name="ce22"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style-name="ce4" table:formula="of:=IF(ISNUMBER([.E254]); [.E254]+Buffer; &quot;&quot;)" office:value-type="float" office:value="3.75" calcext:value-type="float" table:number-columns-spanned="1" table:number-rows-spanned="4">
            <text:p>3.75</text:p>
          </table:table-cell>
          <table:table-cell table:style-name="ce4" office:value-type="float" office:value="6" calcext:value-type="float">
            <text:p>6</text:p>
          </table:table-cell>
          <table:table-cell table:style-name="ce38" table:formula="of:= IF(ISNUMBER([.D254]); [.D254] * (CopperResistivity * [.E254] / ([.G254] * 0.000001)) / 12; &quot;&quot;)" office:value-type="percentage" office:value="0.0284375" calcext:value-type="percentage">
            <text:p>2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3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55]); [.E255]+Buffer; &quot;&quot;)">
            <text:p/>
          </table:covered-table-cell>
          <table:table-cell table:style-name="ce4"/>
          <table:table-cell table:style-name="ce38" table:formula="of:= IF(ISNUMBER([.D255]); [.D255] * (CopperResistivity * [.E255] / ([.G25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9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56]); [.E256]+Buffer; &quot;&quot;)">
            <text:p/>
          </table:covered-table-cell>
          <table:table-cell table:style-name="ce4"/>
          <table:table-cell table:style-name="ce38" table:formula="of:= IF(ISNUMBER([.D256]); [.D256] * (CopperResistivity * [.E256] / ([.G25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1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57]); [.E257]+Buffer; &quot;&quot;)">
            <text:p/>
          </table:covered-table-cell>
          <table:table-cell table:style-name="ce4"/>
          <table:table-cell table:style-name="ce38" table:formula="of:= IF(ISNUMBER([.D257]); [.D257] * (CopperResistivity * [.E257] / ([.G2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58]); [.E258]+Buffer; &quot;&quot;)">
            <text:p/>
          </table:table-cell>
          <table:table-cell table:style-name="ce4"/>
          <table:table-cell table:style-name="ce38" table:formula="of:= IF(ISNUMBER([.D258]); [.D258] * (CopperResistivity * [.E258] / ([.G25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зажигания ‘15/2’</text:p>
          </table:table-cell>
          <table:table-cell table:style-name="ce4" office:value-type="string" calcext:value-type="string" table:number-columns-spanned="1" table:number-rows-spanned="4">
            <text:p>Синий (Коричневый)</text:p>
          </table:table-cell>
          <table:table-cell table:style-name="ce22" office:value-type="float" office:value="35" calcext:value-type="float" table:number-columns-spanned="1" table:number-rows-spanned="4">
            <text:p>35.00</text:p>
          </table:table-cell>
          <table:table-cell table:style-name="ce22"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style-name="ce4" table:formula="of:=IF(ISNUMBER([.E259]); [.E259]+Buffer; &quot;&quot;)" office:value-type="float" office:value="3.75" calcext:value-type="float" table:number-columns-spanned="1" table:number-rows-spanned="4">
            <text:p>3.75</text:p>
          </table:table-cell>
          <table:table-cell table:style-name="ce4" office:value-type="float" office:value="6" calcext:value-type="float">
            <text:p>6</text:p>
          </table:table-cell>
          <table:table-cell table:style-name="ce38" table:formula="of:= IF(ISNUMBER([.D259]); [.D259] * (CopperResistivity * [.E259] / ([.G259] * 0.000001)) / 12; &quot;&quot;)" office:value-type="percentage" office:value="0.0284375" calcext:value-type="percentage">
            <text:p>2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6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60]); [.E260]+Buffer; &quot;&quot;)">
            <text:p/>
          </table:covered-table-cell>
          <table:table-cell table:style-name="ce4"/>
          <table:table-cell table:style-name="ce38" table:formula="of:= IF(ISNUMBER([.D260]); [.D260] * (CopperResistivity * [.E260] / ([.G2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3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61]); [.E261]+Buffer; &quot;&quot;)">
            <text:p/>
          </table:covered-table-cell>
          <table:table-cell table:style-name="ce4"/>
          <table:table-cell table:style-name="ce38" table:formula="of:= IF(ISNUMBER([.D261]); [.D261] * (CopperResistivity * [.E261] / ([.G2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2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62]); [.E262]+Buffer; &quot;&quot;)">
            <text:p/>
          </table:covered-table-cell>
          <table:table-cell table:style-name="ce4"/>
          <table:table-cell table:style-name="ce38" table:formula="of:= IF(ISNUMBER([.D262]); [.D262] * (CopperResistivity * [.E262] / ([.G26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63]); [.E263]+Buffer; &quot;&quot;)">
            <text:p/>
          </table:table-cell>
          <table:table-cell table:style-name="ce4"/>
          <table:table-cell table:style-name="ce38" table:formula="of:= IF(ISNUMBER([.D263]); [.D263] * (CopperResistivity * [.E263] / ([.G26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поворотников и света ‘1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264]); [.E264]+Buffer; &quot;&quot;)" office:value-type="float" office:value="1.5" calcext:value-type="float" table:number-columns-spanned="1" table:number-rows-spanned="2">
            <text:p>1.5</text:p>
          </table:table-cell>
          <table:table-cell table:style-name="ce4" table:formula="of:=IF(ISNUMBER([.D264]); IF([.D264] &lt;= 1;     IF([.E264] &lt;= 7; 1;     IF([.E264] &lt;= 10; 1.5;     IF([.E264] &lt;= 17; 2.5;     IF([.E264] &lt;= 28; 4;     IF([.E264] &lt;= 42; 6; 10)))));  IF([.D264] &lt;= 2;     IF([.E264] &lt;= 1.5; 1;     IF([.E264] &lt;= 5; 1.5;     IF([.E264] &lt;= 8.5; 2.5;     IF([.E264] &lt;= 14; 4;     IF([.E264] &lt;= 21; 6; 10)))));  IF([.D264] &lt;= 4;     IF([.E264] &lt;= 1.5; 1;     IF([.E264] &lt;= 2.5; 1.5;     IF([.E264] &lt;= 4; 2.5;     IF([.E264] &lt;= 7; 4;     IF([.E264] &lt;= 10.5; 6; 10)))));  IF([.D264] &lt;= 6;     IF([.E264] &lt;= 1.5; 1.5;     IF([.E264] &lt;= 2.5; 2.5;     IF([.E264] &lt;= 4.5; 4;     IF([.E264] &lt;= 7; 6; 10))));  IF([.D264] &lt;= 10;     IF([.E264] &lt;= 1.5; 2.5;     IF([.E264] &lt;= 2.5; 4;     IF([.E264] &lt;= 4; 6;     IF([.E264] &lt;= 7; 10;     IF([.E264] &lt;= 10.5; 16;     IF([.E264] &lt;= 17.5; 25;     IF([.E264] &lt;= 24; 35; 50)))))));  IF([.D264] &lt;= 15;     IF([.E264] &lt;= 1; 2.5;     IF([.E264] &lt;= 1.5; 4;     IF([.E264] &lt;= 2.5; 6;     IF([.E264] &lt;= 4.5; 10;     IF([.E264] &lt;= 7; 16;     IF([.E264] &lt;= 11.5; 25;     IF([.E264] &lt;= 16; 35; 50)))))));  IF([.D264] &lt;= 25;     IF([.E264] &lt;= 1; 4;     IF([.E264] &lt;= 1.5; 6;     IF([.E264] &lt;= 2.5; 10;     IF([.E264] &lt;= 4; 16;     IF([.E264] &lt;= 7; 25;     IF([.E264] &lt;= 9.5; 35; 50))))));  IF([.D264] &lt;= 30;     IF([.E264] &lt;= 1; 6;     IF([.E264] &lt;= 2; 10;     IF([.E264] &lt;= 3.5; 16;     IF([.E264] &lt;= 5.4; 25;     IF([.E264] &lt;= 8; 35; 50)))));  IF([.D264] &lt;= 40;     IF([.E264] &lt;= 1.5; 10;     IF([.E264] &lt;= 2.5; 16;     IF([.E264] &lt;= 4; 25;     IF([.E264] &lt;= 6; 35; 50))));  &quot;Way too heavy&quot; ))))))))); &quot;&quot;)" office:value-type="float" office:value="2.5" calcext:value-type="float">
            <text:p>2.5</text:p>
          </table:table-cell>
          <table:table-cell table:style-name="ce38" table:formula="of:= IF(ISNUMBER([.D264]); [.D264] * (CopperResistivity * [.E264] / ([.G264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65]); [.E265]+Buffer; &quot;&quot;)">
            <text:p/>
          </table:covered-table-cell>
          <table:table-cell table:style-name="ce4"/>
          <table:table-cell table:style-name="ce38" table:formula="of:= IF(ISNUMBER([.D265]); [.D265] * (CopperResistivity * [.E265] / ([.G26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66]); [.E266]+Buffer; &quot;&quot;)">
            <text:p/>
          </table:table-cell>
          <table:table-cell table:style-name="ce4"/>
          <table:table-cell table:style-name="ce38" table:formula="of:= IF(ISNUMBER([.D266]); [.D266] * (CopperResistivity * [.E266] / ([.G26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поворотников и света ‘4’</text:p>
          </table:table-cell>
          <table:table-cell table:style-name="ce4" office:value-type="string" calcext:value-type="string" table:number-columns-spanned="1" table:number-rows-spanned="2">
            <text:p>Бел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267]); [.E267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267]); [.D267] * (CopperResistivity * [.E267] / ([.G267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1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68]); [.E268]+Buffer; &quot;&quot;)">
            <text:p/>
          </table:covered-table-cell>
          <table:table-cell table:style-name="ce4"/>
          <table:table-cell table:style-name="ce38" table:formula="of:= IF(ISNUMBER([.D268]); [.D268] * (CopperResistivity * [.E268] / ([.G26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69]); [.E269]+Buffer; &quot;&quot;)">
            <text:p/>
          </table:table-cell>
          <table:table-cell table:style-name="ce4"/>
          <table:table-cell table:style-name="ce38" table:formula="of:= IF(ISNUMBER([.D269]); [.D269] * (CopperResistivity * [.E269] / ([.G26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поворотников и света ‘5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2" office:value-type="float" office:value="10" calcext:value-type="float" table:number-columns-spanned="1" table:number-rows-spanned="3">
            <text:p>10.00</text:p>
          </table:table-cell>
          <table:table-cell table:style-name="ce22"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style-name="ce4" table:formula="of:=IF(ISNUMBER([.E270]); [.E270]+Buffer; &quot;&quot;)" office:value-type="float" office:value="3.3" calcext:value-type="float" table:number-columns-spanned="1" table:number-rows-spanned="3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270]); [.D270] * (CopperResistivity * [.E270] / ([.G270] * 0.000001)) / 12; &quot;&quot;)" office:value-type="percentage" office:value="0.0168" calcext:value-type="percentage">
            <text:p>1.6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6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71]); [.E271]+Buffer; &quot;&quot;)">
            <text:p/>
          </table:covered-table-cell>
          <table:table-cell table:style-name="ce4"/>
          <table:table-cell table:style-name="ce38" table:formula="of:= IF(ISNUMBER([.D271]); [.D271] * (CopperResistivity * [.E271] / ([.G27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5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72]); [.E272]+Buffer; &quot;&quot;)">
            <text:p/>
          </table:covered-table-cell>
          <table:table-cell table:style-name="ce4"/>
          <table:table-cell table:style-name="ce38" table:formula="of:= IF(ISNUMBER([.D272]); [.D272] * (CopperResistivity * [.E272] / ([.G2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73]); [.E273]+Buffer; &quot;&quot;)">
            <text:p/>
          </table:table-cell>
          <table:table-cell table:style-name="ce4"/>
          <table:table-cell table:style-name="ce38" table:formula="of:= IF(ISNUMBER([.D273]); [.D273] * (CopperResistivity * [.E273] / ([.G27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0" office:value-type="string" calcext:value-type="string">
            <text:p>Переключатель поворотников и света ‘9’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2" office:value-type="float" office:value="15" calcext:value-type="float" table:number-columns-spanned="1" table:number-rows-spanned="3">
            <text:p>15.00</text:p>
          </table:table-cell>
          <table:table-cell table:style-name="ce22" table:formula="of:=TorpedoWidth+Width/4+TorpedoWidth" office:value-type="float" office:value="1.45" calcext:value-type="float" table:number-columns-spanned="1" table:number-rows-spanned="3">
            <text:p>1.45</text:p>
          </table:table-cell>
          <table:table-cell table:style-name="ce4" table:formula="of:=IF(ISNUMBER([.E274]); [.E274]+Buffer; &quot;&quot;)" office:value-type="float" office:value="1.95" calcext:value-type="float" table:number-columns-spanned="1" table:number-rows-spanned="3">
            <text:p>1.9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274]); [.D274] * (CopperResistivity * [.E274] / ([.G274] * 0.000001)) / 12; &quot;&quot;)" office:value-type="percentage" office:value="0.01305" calcext:value-type="percentage">
            <text:p>1.3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4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75]); [.E275]+Buffer; &quot;&quot;)">
            <text:p/>
          </table:covered-table-cell>
          <table:table-cell table:style-name="ce4"/>
          <table:table-cell table:style-name="ce38" table:formula="of:= IF(ISNUMBER([.D275]); [.D275] * (CopperResistivity * [.E275] / ([.G27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9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76]); [.E276]+Buffer; &quot;&quot;)">
            <text:p/>
          </table:covered-table-cell>
          <table:table-cell table:style-name="ce4"/>
          <table:table-cell table:style-name="ce38" table:formula="of:= IF(ISNUMBER([.D276]); [.D276] * (CopperResistivity * [.E276] / ([.G27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77]); [.E277]+Buffer; &quot;&quot;)">
            <text:p/>
          </table:table-cell>
          <table:table-cell table:style-name="ce4"/>
          <table:table-cell table:style-name="ce38" table:formula="of:= IF(ISNUMBER([.D277]); [.D277] * (CopperResistivity * [.E277] / ([.G2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индикатора ручного тормоза ‘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Height+Len2/2+Width" office:value-type="float" office:value="3.4" calcext:value-type="float" table:number-columns-spanned="1" table:number-rows-spanned="2">
            <text:p>3.40</text:p>
          </table:table-cell>
          <table:table-cell table:style-name="ce4" table:formula="of:=IF(ISNUMBER([.E278]); [.E278]+Buffer; &quot;&quot;)" office:value-type="float" office:value="3.9" calcext:value-type="float" table:number-columns-spanned="1" table:number-rows-spanned="2">
            <text:p>3.9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278]); [.D278] * (CopperResistivity * [.E278] / ([.G278] * 0.000001)) / 12; &quot;&quot;)" office:value-type="percentage" office:value="0.0051" calcext:value-type="percentage">
            <text:p>0.5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79]); [.E279]+Buffer; &quot;&quot;)">
            <text:p/>
          </table:covered-table-cell>
          <table:table-cell table:style-name="ce4"/>
          <table:table-cell table:style-name="ce38" table:formula="of:= IF(ISNUMBER([.D279]); [.D279] * (CopperResistivity * [.E279] / ([.G27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80]); [.E280]+Buffer; &quot;&quot;)">
            <text:p/>
          </table:table-cell>
          <table:table-cell table:style-name="ce4" table:formula="of:=IF(ISNUMBER([.D280]); IF([.D280] &lt;= 1;     IF([.E280] &lt;= 7; 1;     IF([.E280] &lt;= 10; 1.5;     IF([.E280] &lt;= 17; 2.5;     IF([.E280] &lt;= 28; 4;     IF([.E280] &lt;= 42; 6; 10)))));  IF([.D280] &lt;= 2;     IF([.E280] &lt;= 1.5; 1;     IF([.E280] &lt;= 5; 1.5;     IF([.E280] &lt;= 8.5; 2.5;     IF([.E280] &lt;= 14; 4;     IF([.E280] &lt;= 21; 6; 10)))));  IF([.D280] &lt;= 4;     IF([.E280] &lt;= 1.5; 1;     IF([.E280] &lt;= 2.5; 1.5;     IF([.E280] &lt;= 4; 2.5;     IF([.E280] &lt;= 7; 4;     IF([.E280] &lt;= 10.5; 6; 10)))));  IF([.D280] &lt;= 6;     IF([.E280] &lt;= 1.5; 1.5;     IF([.E280] &lt;= 2.5; 2.5;     IF([.E280] &lt;= 4.5; 4;     IF([.E280] &lt;= 7; 6; 10))));  IF([.D280] &lt;= 10;     IF([.E280] &lt;= 1.5; 2.5;     IF([.E280] &lt;= 2.5; 4;     IF([.E280] &lt;= 4; 6;     IF([.E280] &lt;= 7; 10;     IF([.E280] &lt;= 10.5; 16;     IF([.E280] &lt;= 17.5; 25;     IF([.E280] &lt;= 24; 35; 50)))))));  IF([.D280] &lt;= 15;     IF([.E280] &lt;= 1; 2.5;     IF([.E280] &lt;= 1.5; 4;     IF([.E280] &lt;= 2.5; 6;     IF([.E280] &lt;= 4.5; 10;     IF([.E280] &lt;= 7; 16;     IF([.E280] &lt;= 11.5; 25;     IF([.E280] &lt;= 16; 35; 50)))))));  IF([.D280] &lt;= 25;     IF([.E280] &lt;= 1; 4;     IF([.E280] &lt;= 1.5; 6;     IF([.E280] &lt;= 2.5; 10;     IF([.E280] &lt;= 4; 16;     IF([.E280] &lt;= 7; 25;     IF([.E280] &lt;= 9.5; 35; 50))))));  IF([.D280] &lt;= 30;     IF([.E280] &lt;= 1; 6;     IF([.E280] &lt;= 2; 10;     IF([.E280] &lt;= 3.5; 16;     IF([.E280] &lt;= 5.4; 25;     IF([.E280] &lt;= 8; 35; 50)))));  IF([.D280] &lt;= 40;     IF([.E280] &lt;= 1.5; 10;     IF([.E280] &lt;= 2.5; 16;     IF([.E280] &lt;= 4; 25;     IF([.E280] &lt;= 6; 35; 50))));  &quot;Way too heavy&quot; ))))))))); &quot;&quot;)">
            <text:p/>
          </table:table-cell>
          <table:table-cell table:style-name="ce38" table:formula="of:= IF(ISNUMBER([.D280]); [.D280] * (CopperResistivity * [.E280] / ([.G28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Выключатель индикатора ручного тормоза ‘2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81]); [.E281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(ISNUMBER([.D281]); [.D281] * (CopperResistivity * [.E281] / ([.G28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2.4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82]); [.E282]+Buffer; &quot;&quot;)">
            <text:p/>
          </table:covered-table-cell>
          <table:table-cell table:style-name="ce4" table:formula="of:=IF(ISNUMBER([.D282]); IF([.D282] &lt;= 1;     IF([.E282] &lt;= 7; 1;     IF([.E282] &lt;= 10; 1.5;     IF([.E282] &lt;= 17; 2.5;     IF([.E282] &lt;= 28; 4;     IF([.E282] &lt;= 42; 6; 10)))));  IF([.D282] &lt;= 2;     IF([.E282] &lt;= 1.5; 1;     IF([.E282] &lt;= 5; 1.5;     IF([.E282] &lt;= 8.5; 2.5;     IF([.E282] &lt;= 14; 4;     IF([.E282] &lt;= 21; 6; 10)))));  IF([.D282] &lt;= 4;     IF([.E282] &lt;= 1.5; 1;     IF([.E282] &lt;= 2.5; 1.5;     IF([.E282] &lt;= 4; 2.5;     IF([.E282] &lt;= 7; 4;     IF([.E282] &lt;= 10.5; 6; 10)))));  IF([.D282] &lt;= 6;     IF([.E282] &lt;= 1.5; 1.5;     IF([.E282] &lt;= 2.5; 2.5;     IF([.E282] &lt;= 4.5; 4;     IF([.E282] &lt;= 7; 6; 10))));  IF([.D282] &lt;= 10;     IF([.E282] &lt;= 1.5; 2.5;     IF([.E282] &lt;= 2.5; 4;     IF([.E282] &lt;= 4; 6;     IF([.E282] &lt;= 7; 10;     IF([.E282] &lt;= 10.5; 16;     IF([.E282] &lt;= 17.5; 25;     IF([.E282] &lt;= 24; 35; 50)))))));  IF([.D282] &lt;= 15;     IF([.E282] &lt;= 1; 2.5;     IF([.E282] &lt;= 1.5; 4;     IF([.E282] &lt;= 2.5; 6;     IF([.E282] &lt;= 4.5; 10;     IF([.E282] &lt;= 7; 16;     IF([.E282] &lt;= 11.5; 25;     IF([.E282] &lt;= 16; 35; 50)))))));  IF([.D282] &lt;= 25;     IF([.E282] &lt;= 1; 4;     IF([.E282] &lt;= 1.5; 6;     IF([.E282] &lt;= 2.5; 10;     IF([.E282] &lt;= 4; 16;     IF([.E282] &lt;= 7; 25;     IF([.E282] &lt;= 9.5; 35; 50))))));  IF([.D282] &lt;= 30;     IF([.E282] &lt;= 1; 6;     IF([.E282] &lt;= 2; 10;     IF([.E282] &lt;= 3.5; 16;     IF([.E282] &lt;= 5.4; 25;     IF([.E282] &lt;= 8; 35; 50)))));  IF([.D282] &lt;= 40;     IF([.E282] &lt;= 1.5; 10;     IF([.E282] &lt;= 2.5; 16;     IF([.E282] &lt;= 4; 25;     IF([.E282] &lt;= 6; 35; 50))));  &quot;Way too heavy&quot; ))))))))); &quot;&quot;)">
            <text:p/>
          </table:table-cell>
          <table:table-cell table:style-name="ce38" table:formula="of:= IF(ISNUMBER([.D282]); [.D282] * (CopperResistivity * [.E282] / ([.G28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83]); [.E283]+Buffer; &quot;&quot;)">
            <text:p/>
          </table:table-cell>
          <table:table-cell table:style-name="ce4"/>
          <table:table-cell table:style-name="ce38" table:formula="of:= IF(ISNUMBER([.D283]); [.D283] * (CopperResistivity * [.E283] / ([.G2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Мотор стеклоочистителя ‘1’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Width+Height+Width+TorpedoWidth" office:value-type="float" office:value="4.6" calcext:value-type="float" table:number-columns-spanned="1" table:number-rows-spanned="2">
            <text:p>4.60</text:p>
          </table:table-cell>
          <table:table-cell table:style-name="ce4" table:formula="of:=IF(ISNUMBER([.E284]); [.E284]+Buffer; &quot;&quot;)" office:value-type="float" office:value="5.1" calcext:value-type="float" table:number-columns-spanned="1" table:number-rows-spanned="2">
            <text:p>5.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284]); [.D284] * (CopperResistivity * [.E284] / ([.G284] * 0.000001)) / 12; &quot;&quot;)" office:value-type="percentage" office:value="0.0276" calcext:value-type="percentage">
            <text:p>2.7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3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85]); [.E285]+Buffer; &quot;&quot;)">
            <text:p/>
          </table:covered-table-cell>
          <table:table-cell table:style-name="ce4"/>
          <table:table-cell table:style-name="ce38" table:formula="of:= IF(ISNUMBER([.D285]); [.D285] * (CopperResistivity * [.E285] / ([.G28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86]); [.E286]+Buffer; &quot;&quot;)">
            <text:p/>
          </table:table-cell>
          <table:table-cell table:style-name="ce4"/>
          <table:table-cell table:style-name="ce38" table:formula="of:= IF(ISNUMBER([.D286]); [.D286] * (CopperResistivity * [.E286] / ([.G2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задних ПТФ ‘U’</text:p>
          </table:table-cell>
          <table:table-cell table:style-name="ce4" office:value-type="string" calcext:value-type="string" table:number-columns-spanned="1" table:number-rows-spanned="2">
            <text:p>N/A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87]); [.E287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(ISNUMBER([.D287]); [.D287] * (CopperResistivity * [.E287] / ([.G28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N/A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88]); [.E288]+Buffer; &quot;&quot;)">
            <text:p/>
          </table:covered-table-cell>
          <table:table-cell table:style-name="ce4" table:formula="of:=IF(ISNUMBER([.D288]); IF([.D288] &lt;= 1;     IF([.E288] &lt;= 7; 1;     IF([.E288] &lt;= 10; 1.5;     IF([.E288] &lt;= 17; 2.5;     IF([.E288] &lt;= 28; 4;     IF([.E288] &lt;= 42; 6; 10)))));  IF([.D288] &lt;= 2;     IF([.E288] &lt;= 1.5; 1;     IF([.E288] &lt;= 5; 1.5;     IF([.E288] &lt;= 8.5; 2.5;     IF([.E288] &lt;= 14; 4;     IF([.E288] &lt;= 21; 6; 10)))));  IF([.D288] &lt;= 4;     IF([.E288] &lt;= 1.5; 1;     IF([.E288] &lt;= 2.5; 1.5;     IF([.E288] &lt;= 4; 2.5;     IF([.E288] &lt;= 7; 4;     IF([.E288] &lt;= 10.5; 6; 10)))));  IF([.D288] &lt;= 6;     IF([.E288] &lt;= 1.5; 1.5;     IF([.E288] &lt;= 2.5; 2.5;     IF([.E288] &lt;= 4.5; 4;     IF([.E288] &lt;= 7; 6; 10))));  IF([.D288] &lt;= 10;     IF([.E288] &lt;= 1.5; 2.5;     IF([.E288] &lt;= 2.5; 4;     IF([.E288] &lt;= 4; 6;     IF([.E288] &lt;= 7; 10;     IF([.E288] &lt;= 10.5; 16;     IF([.E288] &lt;= 17.5; 25;     IF([.E288] &lt;= 24; 35; 50)))))));  IF([.D288] &lt;= 15;     IF([.E288] &lt;= 1; 2.5;     IF([.E288] &lt;= 1.5; 4;     IF([.E288] &lt;= 2.5; 6;     IF([.E288] &lt;= 4.5; 10;     IF([.E288] &lt;= 7; 16;     IF([.E288] &lt;= 11.5; 25;     IF([.E288] &lt;= 16; 35; 50)))))));  IF([.D288] &lt;= 25;     IF([.E288] &lt;= 1; 4;     IF([.E288] &lt;= 1.5; 6;     IF([.E288] &lt;= 2.5; 10;     IF([.E288] &lt;= 4; 16;     IF([.E288] &lt;= 7; 25;     IF([.E288] &lt;= 9.5; 35; 50))))));  IF([.D288] &lt;= 30;     IF([.E288] &lt;= 1; 6;     IF([.E288] &lt;= 2; 10;     IF([.E288] &lt;= 3.5; 16;     IF([.E288] &lt;= 5.4; 25;     IF([.E288] &lt;= 8; 35; 50)))));  IF([.D288] &lt;= 40;     IF([.E288] &lt;= 1.5; 10;     IF([.E288] &lt;= 2.5; 16;     IF([.E288] &lt;= 4; 25;     IF([.E288] &lt;= 6; 35; 50))));  &quot;Way too heavy&quot; ))))))))); &quot;&quot;)">
            <text:p/>
          </table:table-cell>
          <table:table-cell table:style-name="ce38" table:formula="of:= IF(ISNUMBER([.D288]); [.D288] * (CopperResistivity * [.E288] / ([.G28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89]); [.E289]+Buffer; &quot;&quot;)">
            <text:p/>
          </table:table-cell>
          <table:table-cell table:style-name="ce4"/>
          <table:table-cell table:style-name="ce38" table:formula="of:= IF(ISNUMBER([.D289]); [.D289] * (CopperResistivity * [.E289] / ([.G28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задних ПТФ ‘S’</text:p>
          </table:table-cell>
          <table:table-cell table:style-name="ce4" office:value-type="string" calcext:value-type="string" table:number-columns-spanned="1" table:number-rows-spanned="3">
            <text:p>Серый</text:p>
          </table:table-cell>
          <table:table-cell table:style-name="ce22" office:value-type="float" office:value="1" calcext:value-type="float" table:number-columns-spanned="1" table:number-rows-spanned="3">
            <text:p>1.00</text:p>
          </table:table-cell>
          <table:table-cell table:style-name="ce22" table:formula="of:=TorpedoWidth+Height" office:value-type="float" office:value="1" calcext:value-type="float" table:number-columns-spanned="1" table:number-rows-spanned="3">
            <text:p>1.00</text:p>
          </table:table-cell>
          <table:table-cell table:style-name="ce4" table:formula="of:=IF(ISNUMBER([.E290]); [.E290]+Buffer; &quot;&quot;)" office:value-type="float" office:value="1.5" calcext:value-type="float" table:number-columns-spanned="1" table:number-rows-spanned="3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290]); [.D290] * (CopperResistivity * [.E290] / ([.G290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дних ПТФ ‘лампа-2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91]); [.E291]+Buffer; &quot;&quot;)">
            <text:p/>
          </table:covered-table-cell>
          <table:table-cell table:style-name="ce4"/>
          <table:table-cell table:style-name="ce38" table:formula="of:= IF(ISNUMBER([.D291]); [.D291] * (CopperResistivity * [.E291] / ([.G29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92]); [.E292]+Buffer; &quot;&quot;)">
            <text:p/>
          </table:covered-table-cell>
          <table:table-cell table:style-name="ce4"/>
          <table:table-cell table:style-name="ce38" table:formula="of:= IF(ISNUMBER([.D292]); [.D292] * (CopperResistivity * [.E292] / ([.G29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93]); [.E293]+Buffer; &quot;&quot;)">
            <text:p/>
          </table:table-cell>
          <table:table-cell table:style-name="ce4"/>
          <table:table-cell table:style-name="ce38" table:formula="of:= IF(ISNUMBER([.D293]); [.D293] * (CopperResistivity * [.E293] / ([.G29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сигнала торможения ‘1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TorpedoWidth+Height+Width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294]); [.E294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294]); [.D294] * (CopperResistivity * [.E294] / ([.G294] * 0.000001)) / 12; &quot;&quot;)" office:value-type="percentage" office:value="0.0198" calcext:value-type="percentage">
            <text:p>1.9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4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95]); [.E295]+Buffer; &quot;&quot;)">
            <text:p/>
          </table:covered-table-cell>
          <table:table-cell table:style-name="ce4"/>
          <table:table-cell table:style-name="ce38" table:formula="of:= IF(ISNUMBER([.D295]); [.D295] * (CopperResistivity * [.E295] / ([.G29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96]); [.E296]+Buffer; &quot;&quot;)">
            <text:p/>
          </table:table-cell>
          <table:table-cell table:style-name="ce4"/>
          <table:table-cell table:style-name="ce38" table:formula="of:= IF(ISNUMBER([.D296]); [.D296] * (CopperResistivity * [.E296] / ([.G29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сигнала торможения ‘2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Height+Len2" office:value-type="float" office:value="2.7" calcext:value-type="float" table:number-columns-spanned="1" table:number-rows-spanned="2">
            <text:p>2.70</text:p>
          </table:table-cell>
          <table:table-cell table:style-name="ce4" table:formula="of:=IF(ISNUMBER([.E297]); [.E297]+Buffer; &quot;&quot;)" office:value-type="float" office:value="3.2" calcext:value-type="float" table:number-columns-spanned="1" table:number-rows-spanned="2">
            <text:p>3.2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297]); [.D297] * (CopperResistivity * [.E297] / ([.G297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сигналам торможения и доп-сигналу торможения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98]); [.E298]+Buffer; &quot;&quot;)">
            <text:p/>
          </table:covered-table-cell>
          <table:table-cell table:style-name="ce4"/>
          <table:table-cell table:style-name="ce38" table:formula="of:= IF(ISNUMBER([.D298]); [.D298] * (CopperResistivity * [.E298] / ([.G29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99]); [.E299]+Buffer; &quot;&quot;)">
            <text:p/>
          </table:table-cell>
          <table:table-cell table:style-name="ce4"/>
          <table:table-cell table:style-name="ce38" table:formula="of:= IF(ISNUMBER([.D299]); [.D299] * (CopperResistivity * [.E299] / ([.G29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звуковых сигналов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00]); [.E300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300]); [.D300] * (CopperResistivity * [.E300] / ([.G300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01]); [.E301]+Buffer; &quot;&quot;)">
            <text:p/>
          </table:covered-table-cell>
          <table:table-cell table:style-name="ce4"/>
          <table:table-cell table:style-name="ce38" table:formula="of:= IF(ISNUMBER([.D301]); [.D301] * (CopperResistivity * [.E301] / ([.G30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02]); [.E302]+Buffer; &quot;&quot;)">
            <text:p/>
          </table:table-cell>
          <table:table-cell table:style-name="ce4"/>
          <table:table-cell table:style-name="ce38" table:formula="of:= IF(ISNUMBER([.D302]); [.D302] * (CopperResistivity * [.E302] / ([.G30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ЦПС ‘3’</text:p>
          </table:table-cell>
          <table:table-cell table:style-name="ce4" office:value-type="string" calcext:value-type="string" table:number-columns-spanned="1" table:number-rows-spanned="3">
            <text:p>Синий (Чёрный)</text:p>
          </table:table-cell>
          <table:table-cell table:style-name="ce22" office:value-type="float" office:value="20" calcext:value-type="float" table:number-columns-spanned="1" table:number-rows-spanned="3">
            <text:p>20.00</text:p>
          </table:table-cell>
          <table:table-cell table:style-name="ce22"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style-name="ce4" table:formula="of:=IF(ISNUMBER([.E303]); [.E303]+Buffer; &quot;&quot;)" office:value-type="float" office:value="3.3" calcext:value-type="float" table:number-columns-spanned="1" table:number-rows-spanned="3">
            <text:p>3.3</text:p>
          </table:table-cell>
          <table:table-cell table:style-name="ce4" table:formula="of:=IF(ISNUMBER([.D303]); IF([.D303] &lt;= 1;     IF([.E303] &lt;= 7; 1;     IF([.E303] &lt;= 10; 1.5;     IF([.E303] &lt;= 17; 2.5;     IF([.E303] &lt;= 28; 4;     IF([.E303] &lt;= 42; 6; 10)))));  IF([.D303] &lt;= 2;     IF([.E303] &lt;= 1.5; 1;     IF([.E303] &lt;= 5; 1.5;     IF([.E303] &lt;= 8.5; 2.5;     IF([.E303] &lt;= 14; 4;     IF([.E303] &lt;= 21; 6; 10)))));  IF([.D303] &lt;= 4;     IF([.E303] &lt;= 1.5; 1;     IF([.E303] &lt;= 2.5; 1.5;     IF([.E303] &lt;= 4; 2.5;     IF([.E303] &lt;= 7; 4;     IF([.E303] &lt;= 10.5; 6; 10)))));  IF([.D303] &lt;= 6;     IF([.E303] &lt;= 1.5; 1.5;     IF([.E303] &lt;= 2.5; 2.5;     IF([.E303] &lt;= 4.5; 4;     IF([.E303] &lt;= 7; 6; 10))));  IF([.D303] &lt;= 10;     IF([.E303] &lt;= 1.5; 2.5;     IF([.E303] &lt;= 2.5; 4;     IF([.E303] &lt;= 4; 6;     IF([.E303] &lt;= 7; 10;     IF([.E303] &lt;= 10.5; 16;     IF([.E303] &lt;= 17.5; 25;     IF([.E303] &lt;= 24; 35; 50)))))));  IF([.D303] &lt;= 15;     IF([.E303] &lt;= 1; 2.5;     IF([.E303] &lt;= 1.5; 4;     IF([.E303] &lt;= 2.5; 6;     IF([.E303] &lt;= 4.5; 10;     IF([.E303] &lt;= 7; 16;     IF([.E303] &lt;= 11.5; 25;     IF([.E303] &lt;= 16; 35; 50)))))));  IF([.D303] &lt;= 25;     IF([.E303] &lt;= 1; 4;     IF([.E303] &lt;= 1.5; 6;     IF([.E303] &lt;= 2.5; 10;     IF([.E303] &lt;= 4; 16;     IF([.E303] &lt;= 7; 25;     IF([.E303] &lt;= 9.5; 35; 50))))));  IF([.D303] &lt;= 30;     IF([.E303] &lt;= 1; 6;     IF([.E303] &lt;= 2; 10;     IF([.E303] &lt;= 3.5; 16;     IF([.E303] &lt;= 5.4; 25;     IF([.E303] &lt;= 8; 35; 50)))));  IF([.D303] &lt;= 40;     IF([.E303] &lt;= 1.5; 10;     IF([.E303] &lt;= 2.5; 16;     IF([.E303] &lt;= 4; 25;     IF([.E303] &lt;= 6; 35; 50))));  &quot;Way too heavy&quot; ))))))))); &quot;&quot;)" office:value-type="float" office:value="16" calcext:value-type="float">
            <text:p>16</text:p>
          </table:table-cell>
          <table:table-cell table:style-name="ce38" table:formula="of:= IF(ISNUMBER([.D303]); [.D303] * (CopperResistivity * [.E303] / ([.G303] * 0.000001)) / 12; &quot;&quot;)" office:value-type="percentage" office:value="0.00525" calcext:value-type="percentage">
            <text:p>0.5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6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04]); [.E304]+Buffer; &quot;&quot;)">
            <text:p/>
          </table:covered-table-cell>
          <table:table-cell table:style-name="ce4"/>
          <table:table-cell table:style-name="ce38" table:formula="of:= IF(ISNUMBER([.D304]); [.D304] * (CopperResistivity * [.E304] / ([.G30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3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05]); [.E305]+Buffer; &quot;&quot;)">
            <text:p/>
          </table:covered-table-cell>
          <table:table-cell table:style-name="ce4"/>
          <table:table-cell table:style-name="ce38" table:formula="of:= IF(ISNUMBER([.D305]); [.D305] * (CopperResistivity * [.E305] / ([.G30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06]); [.E306]+Buffer; &quot;&quot;)">
            <text:p/>
          </table:table-cell>
          <table:table-cell table:style-name="ce4" table:formula="of:=IF(ISNUMBER([.D306]); IF([.D306] &lt;= 1;     IF([.E306] &lt;= 7; 1;     IF([.E306] &lt;= 10; 1.5;     IF([.E306] &lt;= 17; 2.5;     IF([.E306] &lt;= 28; 4;     IF([.E306] &lt;= 42; 6; 10)))));  IF([.D306] &lt;= 2;     IF([.E306] &lt;= 1.5; 1;     IF([.E306] &lt;= 5; 1.5;     IF([.E306] &lt;= 8.5; 2.5;     IF([.E306] &lt;= 14; 4;     IF([.E306] &lt;= 21; 6; 10)))));  IF([.D306] &lt;= 4;     IF([.E306] &lt;= 1.5; 1;     IF([.E306] &lt;= 2.5; 1.5;     IF([.E306] &lt;= 4; 2.5;     IF([.E306] &lt;= 7; 4;     IF([.E306] &lt;= 10.5; 6; 10)))));  IF([.D306] &lt;= 6;     IF([.E306] &lt;= 1.5; 1.5;     IF([.E306] &lt;= 2.5; 2.5;     IF([.E306] &lt;= 4.5; 4;     IF([.E306] &lt;= 7; 6; 10))));  IF([.D306] &lt;= 10;     IF([.E306] &lt;= 1.5; 2.5;     IF([.E306] &lt;= 2.5; 4;     IF([.E306] &lt;= 4; 6;     IF([.E306] &lt;= 7; 10;     IF([.E306] &lt;= 10.5; 16;     IF([.E306] &lt;= 17.5; 25;     IF([.E306] &lt;= 24; 35; 50)))))));  IF([.D306] &lt;= 15;     IF([.E306] &lt;= 1; 2.5;     IF([.E306] &lt;= 1.5; 4;     IF([.E306] &lt;= 2.5; 6;     IF([.E306] &lt;= 4.5; 10;     IF([.E306] &lt;= 7; 16;     IF([.E306] &lt;= 11.5; 25;     IF([.E306] &lt;= 16; 35; 50)))))));  IF([.D306] &lt;= 25;     IF([.E306] &lt;= 1; 4;     IF([.E306] &lt;= 1.5; 6;     IF([.E306] &lt;= 2.5; 10;     IF([.E306] &lt;= 4; 16;     IF([.E306] &lt;= 7; 25;     IF([.E306] &lt;= 9.5; 35; 50))))));  IF([.D306] &lt;= 30;     IF([.E306] &lt;= 1; 6;     IF([.E306] &lt;= 2; 10;     IF([.E306] &lt;= 3.5; 16;     IF([.E306] &lt;= 5.4; 25;     IF([.E306] &lt;= 8; 35; 50)))));  IF([.D306] &lt;= 40;     IF([.E306] &lt;= 1.5; 10;     IF([.E306] &lt;= 2.5; 16;     IF([.E306] &lt;= 4; 25;     IF([.E306] &lt;= 6; 35; 50))));  &quot;Way too heavy&quot; ))))))))); &quot;&quot;)">
            <text:p/>
          </table:table-cell>
          <table:table-cell table:style-name="ce38" table:formula="of:= IF(ISNUMBER([.D306]); [.D306] * (CopperResistivity * [.E306] / ([.G3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ЦПС ‘7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307]); [.E307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(ISNUMBER([.D307]); [.D307] * (CopperResistivity * [.E307] / ([.G30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2.7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08]); [.E308]+Buffer; &quot;&quot;)">
            <text:p/>
          </table:covered-table-cell>
          <table:table-cell table:style-name="ce4" table:formula="of:=IF(ISNUMBER([.D308]); IF([.D308] &lt;= 1;     IF([.E308] &lt;= 7; 1;     IF([.E308] &lt;= 10; 1.5;     IF([.E308] &lt;= 17; 2.5;     IF([.E308] &lt;= 28; 4;     IF([.E308] &lt;= 42; 6; 10)))));  IF([.D308] &lt;= 2;     IF([.E308] &lt;= 1.5; 1;     IF([.E308] &lt;= 5; 1.5;     IF([.E308] &lt;= 8.5; 2.5;     IF([.E308] &lt;= 14; 4;     IF([.E308] &lt;= 21; 6; 10)))));  IF([.D308] &lt;= 4;     IF([.E308] &lt;= 1.5; 1;     IF([.E308] &lt;= 2.5; 1.5;     IF([.E308] &lt;= 4; 2.5;     IF([.E308] &lt;= 7; 4;     IF([.E308] &lt;= 10.5; 6; 10)))));  IF([.D308] &lt;= 6;     IF([.E308] &lt;= 1.5; 1.5;     IF([.E308] &lt;= 2.5; 2.5;     IF([.E308] &lt;= 4.5; 4;     IF([.E308] &lt;= 7; 6; 10))));  IF([.D308] &lt;= 10;     IF([.E308] &lt;= 1.5; 2.5;     IF([.E308] &lt;= 2.5; 4;     IF([.E308] &lt;= 4; 6;     IF([.E308] &lt;= 7; 10;     IF([.E308] &lt;= 10.5; 16;     IF([.E308] &lt;= 17.5; 25;     IF([.E308] &lt;= 24; 35; 50)))))));  IF([.D308] &lt;= 15;     IF([.E308] &lt;= 1; 2.5;     IF([.E308] &lt;= 1.5; 4;     IF([.E308] &lt;= 2.5; 6;     IF([.E308] &lt;= 4.5; 10;     IF([.E308] &lt;= 7; 16;     IF([.E308] &lt;= 11.5; 25;     IF([.E308] &lt;= 16; 35; 50)))))));  IF([.D308] &lt;= 25;     IF([.E308] &lt;= 1; 4;     IF([.E308] &lt;= 1.5; 6;     IF([.E308] &lt;= 2.5; 10;     IF([.E308] &lt;= 4; 16;     IF([.E308] &lt;= 7; 25;     IF([.E308] &lt;= 9.5; 35; 50))))));  IF([.D308] &lt;= 30;     IF([.E308] &lt;= 1; 6;     IF([.E308] &lt;= 2; 10;     IF([.E308] &lt;= 3.5; 16;     IF([.E308] &lt;= 5.4; 25;     IF([.E308] &lt;= 8; 35; 50)))));  IF([.D308] &lt;= 40;     IF([.E308] &lt;= 1.5; 10;     IF([.E308] &lt;= 2.5; 16;     IF([.E308] &lt;= 4; 25;     IF([.E308] &lt;= 6; 35; 50))));  &quot;Way too heavy&quot; ))))))))); &quot;&quot;)">
            <text:p/>
          </table:table-cell>
          <table:table-cell table:style-name="ce38" table:formula="of:= IF(ISNUMBER([.D308]); [.D308] * (CopperResistivity * [.E308] / ([.G30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09]); [.E309]+Buffer; &quot;&quot;)">
            <text:p/>
          </table:table-cell>
          <table:table-cell table:style-name="ce4"/>
          <table:table-cell table:style-name="ce38" table:formula="of:= IF(ISNUMBER([.D309]); [.D309] * (CopperResistivity * [.E309] / ([.G3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ЦПС ‘8’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2" office:value-type="float" office:value="5" calcext:value-type="float" table:number-columns-spanned="1" table:number-rows-spanned="3">
            <text:p>5.00</text:p>
          </table:table-cell>
          <table:table-cell table:style-name="ce22" table:formula="of:=TorpedoWidth+Width+TorpedoWidth+TorpedoWidth+Height+Len2" office:value-type="float" office:value="6" calcext:value-type="float" table:number-columns-spanned="1" table:number-rows-spanned="3">
            <text:p>6.00</text:p>
          </table:table-cell>
          <table:table-cell table:style-name="ce4" table:formula="of:=IF(ISNUMBER([.E310]); [.E310]+Buffer; &quot;&quot;)" office:value-type="float" office:value="6.5" calcext:value-type="float" table:number-columns-spanned="1" table:number-rows-spanned="3">
            <text:p>6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310]); [.D310] * (CopperResistivity * [.E310] / ([.G310] * 0.000001)) / 12; &quot;&quot;)" office:value-type="percentage" office:value="0.018" calcext:value-type="percentage">
            <text:p>1.8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2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11]); [.E311]+Buffer; &quot;&quot;)">
            <text:p/>
          </table:covered-table-cell>
          <table:table-cell table:style-name="ce4"/>
          <table:table-cell table:style-name="ce38" table:formula="of:= IF(ISNUMBER([.D311]); [.D311] * (CopperResistivity * [.E311] / ([.G3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выключателям плафон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12]); [.E312]+Buffer; &quot;&quot;)">
            <text:p/>
          </table:covered-table-cell>
          <table:table-cell table:style-name="ce4"/>
          <table:table-cell table:style-name="ce38" table:formula="of:= IF(ISNUMBER([.D312]); [.D312] * (CopperResistivity * [.E312] / ([.G31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13]); [.E313]+Buffer; &quot;&quot;)">
            <text:p/>
          </table:table-cell>
          <table:table-cell table:style-name="ce4"/>
          <table:table-cell table:style-name="ce38" table:formula="of:= IF(ISNUMBER([.D313]); [.D313] * (CopperResistivity * [.E313] / ([.G3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ЦПС ‘9’</text:p>
          </table:table-cell>
          <table:table-cell table:style-name="ce4" office:value-type="string" calcext:value-type="string" table:number-columns-spanned="1" table:number-rows-spanned="2">
            <text:p>Фиолетовый (Синий)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Height+Len2" office:value-type="float" office:value="3.2" calcext:value-type="float" table:number-columns-spanned="1" table:number-rows-spanned="2">
            <text:p>3.20</text:p>
          </table:table-cell>
          <table:table-cell table:style-name="ce4" table:formula="of:=IF(ISNUMBER([.E314]); [.E314]+Buffer; &quot;&quot;)" office:value-type="float" office:value="3.7" calcext:value-type="float" table:number-columns-spanned="1" table:number-rows-spanned="2">
            <text:p>3.7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314]); [.D314] * (CopperResistivity * [.E314] / ([.G314] * 0.000001)) / 12; &quot;&quot;)" office:value-type="percentage" office:value="0.0048" calcext:value-type="percentage">
            <text:p>0.4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плафону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15]); [.E315]+Buffer; &quot;&quot;)">
            <text:p/>
          </table:covered-table-cell>
          <table:table-cell table:style-name="ce4"/>
          <table:table-cell table:style-name="ce38" table:formula="of:= IF(ISNUMBER([.D315]); [.D315] * (CopperResistivity * [.E315] / ([.G31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16]); [.E316]+Buffer; &quot;&quot;)">
            <text:p/>
          </table:table-cell>
          <table:table-cell table:style-name="ce4"/>
          <table:table-cell table:style-name="ce38" table:formula="of:= IF(ISNUMBER([.D316]); [.D316] * (CopperResistivity * [.E316] / ([.G3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обогрева заднего стекла ‘L’</text:p>
          </table:table-cell>
          <table:table-cell table:style-name="ce4" office:value-type="string" calcext:value-type="string" table:number-columns-spanned="1" table:number-rows-spanned="2">
            <text:p>Фиолетовый</text:p>
          </table:table-cell>
          <table:table-cell table:style-name="ce22" office:value-type="float" office:value="15" calcext:value-type="float" table:number-columns-spanned="1" table:number-rows-spanned="2">
            <text:p>1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17]); [.E317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317]); [.D317] * (CopperResistivity * [.E317] / ([.G317] * 0.000001)) / 12; &quot;&quot;)" office:value-type="percentage" office:value="0.0252" calcext:value-type="percentage">
            <text:p>2.5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2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18]); [.E318]+Buffer; &quot;&quot;)">
            <text:p/>
          </table:covered-table-cell>
          <table:table-cell table:style-name="ce4"/>
          <table:table-cell table:style-name="ce38" table:formula="of:= IF(ISNUMBER([.D318]); [.D318] * (CopperResistivity * [.E318] / ([.G31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19]); [.E319]+Buffer; &quot;&quot;)">
            <text:p/>
          </table:table-cell>
          <table:table-cell table:style-name="ce4"/>
          <table:table-cell table:style-name="ce38" table:formula="of:= IF(ISNUMBER([.D319]); [.D319] * (CopperResistivity * [.E319] / ([.G3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обогрева заднего стекла ‘V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2" office:value-type="float" office:value="15" calcext:value-type="float" table:number-columns-spanned="1" table:number-rows-spanned="2">
            <text:p>15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320]); [.E320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320]); [.D320] * (CopperResistivity * [.E320] / ([.G320] * 0.000001)) / 12; &quot;&quot;)" office:value-type="percentage" office:value="0.0045" calcext:value-type="percentage">
            <text:p>0.4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обогрева заднего стекла ‘D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21]); [.E321]+Buffer; &quot;&quot;)">
            <text:p/>
          </table:covered-table-cell>
          <table:table-cell table:style-name="ce4"/>
          <table:table-cell table:style-name="ce38" table:formula="of:= IF(ISNUMBER([.D321]); [.D321] * (CopperResistivity * [.E321] / ([.G3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22]); [.E322]+Buffer; &quot;&quot;)">
            <text:p/>
          </table:table-cell>
          <table:table-cell table:style-name="ce4"/>
          <table:table-cell table:style-name="ce38" table:formula="of:= IF(ISNUMBER([.D322]); [.D322] * (CopperResistivity * [.E322] / ([.G3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обогрева заднего стекла ‘U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5" calcext:value-type="float" table:number-columns-spanned="1" table:number-rows-spanned="2">
            <text:p>1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23]); [.E323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323]); [.D323] * (CopperResistivity * [.E323] / ([.G323] * 0.000001)) / 12; &quot;&quot;)" office:value-type="percentage" office:value="0.009" calcext:value-type="percentage">
            <text:p>0.9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24]); [.E324]+Buffer; &quot;&quot;)">
            <text:p/>
          </table:covered-table-cell>
          <table:table-cell table:style-name="ce4"/>
          <table:table-cell table:style-name="ce38" table:formula="of:= IF(ISNUMBER([.D324]); [.D324] * (CopperResistivity * [.E324] / ([.G32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25]); [.E325]+Buffer; &quot;&quot;)">
            <text:p/>
          </table:table-cell>
          <table:table-cell table:style-name="ce4"/>
          <table:table-cell table:style-name="ce38" table:formula="of:= IF(ISNUMBER([.D325]); [.D325] * (CopperResistivity * [.E325] / ([.G3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обогрева заднего стекла ‘I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15" calcext:value-type="float" table:number-columns-spanned="1" table:number-rows-spanned="2">
            <text:p>15.00</text:p>
          </table:table-cell>
          <table:table-cell table:style-name="ce22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326]); [.E326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326]); [.D326] * (CopperResistivity * [.E326] / ([.G326] * 0.000001)) / 12; &quot;&quot;)" office:value-type="percentage" office:value="0.045" calcext:value-type="percentage">
            <text:p>4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элементам обогрева заднего стекла ‘1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27]); [.E327]+Buffer; &quot;&quot;)">
            <text:p/>
          </table:covered-table-cell>
          <table:table-cell table:style-name="ce4"/>
          <table:table-cell table:style-name="ce38" table:formula="of:= IF(ISNUMBER([.D327]); [.D327] * (CopperResistivity * [.E327] / ([.G32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28]); [.E328]+Buffer; &quot;&quot;)">
            <text:p/>
          </table:table-cell>
          <table:table-cell table:style-name="ce4"/>
          <table:table-cell table:style-name="ce38" table:formula="of:= IF(ISNUMBER([.D328]); [.D328] * (CopperResistivity * [.E328] / ([.G3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1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29]); [.E329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329]); [.D329] * (CopperResistivity * [.E329] / ([.G329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t ОЖ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30]); [.E330]+Buffer; &quot;&quot;)">
            <text:p/>
          </table:covered-table-cell>
          <table:table-cell table:style-name="ce4"/>
          <table:table-cell table:style-name="ce38" table:formula="of:= IF(ISNUMBER([.D330]); [.D330] * (CopperResistivity * [.E330] / ([.G3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31]); [.E331]+Buffer; &quot;&quot;)">
            <text:p/>
          </table:table-cell>
          <table:table-cell table:style-name="ce4"/>
          <table:table-cell table:style-name="ce38" table:formula="of:= IF(ISNUMBER([.D331]); [.D331] * (CopperResistivity * [.E331] / ([.G3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2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32]); [.E332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332]); [.D332] * (CopperResistivity * [.E332] / ([.G332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перегрева ОЖ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33]); [.E333]+Buffer; &quot;&quot;)">
            <text:p/>
          </table:covered-table-cell>
          <table:table-cell table:style-name="ce4"/>
          <table:table-cell table:style-name="ce38" table:formula="of:= IF(ISNUMBER([.D333]); [.D333] * (CopperResistivity * [.E333] / ([.G3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34]); [.E334]+Buffer; &quot;&quot;)">
            <text:p/>
          </table:table-cell>
          <table:table-cell table:style-name="ce4"/>
          <table:table-cell table:style-name="ce38" table:formula="of:= IF(ISNUMBER([.D334]); [.D334] * (CopperResistivity * [.E334] / ([.G3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3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35]); [.E335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335]); [.D335] * (CopperResistivity * [.E335] / ([.G335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аварийного падения P масл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36]); [.E336]+Buffer; &quot;&quot;)">
            <text:p/>
          </table:covered-table-cell>
          <table:table-cell table:style-name="ce4"/>
          <table:table-cell table:style-name="ce38" table:formula="of:= IF(ISNUMBER([.D336]); [.D336] * (CopperResistivity * [.E336] / ([.G33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37]); [.E337]+Buffer; &quot;&quot;)">
            <text:p/>
          </table:table-cell>
          <table:table-cell table:style-name="ce4" table:formula="of:=IF(ISNUMBER([.D337]); IF([.D337] &lt;= 1;     IF([.E337] &lt;= 7; 1;     IF([.E337] &lt;= 10; 1.5;     IF([.E337] &lt;= 17; 2.5;     IF([.E337] &lt;= 28; 4;     IF([.E337] &lt;= 42; 6; 10)))));  IF([.D337] &lt;= 2;     IF([.E337] &lt;= 1.5; 1;     IF([.E337] &lt;= 5; 1.5;     IF([.E337] &lt;= 8.5; 2.5;     IF([.E337] &lt;= 14; 4;     IF([.E337] &lt;= 21; 6; 10)))));  IF([.D337] &lt;= 4;     IF([.E337] &lt;= 1.5; 1;     IF([.E337] &lt;= 2.5; 1.5;     IF([.E337] &lt;= 4; 2.5;     IF([.E337] &lt;= 7; 4;     IF([.E337] &lt;= 10.5; 6; 10)))));  IF([.D337] &lt;= 6;     IF([.E337] &lt;= 1.5; 1.5;     IF([.E337] &lt;= 2.5; 2.5;     IF([.E337] &lt;= 4.5; 4;     IF([.E337] &lt;= 7; 6; 10))));  IF([.D337] &lt;= 10;     IF([.E337] &lt;= 1.5; 2.5;     IF([.E337] &lt;= 2.5; 4;     IF([.E337] &lt;= 4; 6;     IF([.E337] &lt;= 7; 10;     IF([.E337] &lt;= 10.5; 16;     IF([.E337] &lt;= 17.5; 25;     IF([.E337] &lt;= 24; 35; 50)))))));  IF([.D337] &lt;= 15;     IF([.E337] &lt;= 1; 2.5;     IF([.E337] &lt;= 1.5; 4;     IF([.E337] &lt;= 2.5; 6;     IF([.E337] &lt;= 4.5; 10;     IF([.E337] &lt;= 7; 16;     IF([.E337] &lt;= 11.5; 25;     IF([.E337] &lt;= 16; 35; 50)))))));  IF([.D337] &lt;= 25;     IF([.E337] &lt;= 1; 4;     IF([.E337] &lt;= 1.5; 6;     IF([.E337] &lt;= 2.5; 10;     IF([.E337] &lt;= 4; 16;     IF([.E337] &lt;= 7; 25;     IF([.E337] &lt;= 9.5; 35; 50))))));  IF([.D337] &lt;= 30;     IF([.E337] &lt;= 1; 6;     IF([.E337] &lt;= 2; 10;     IF([.E337] &lt;= 3.5; 16;     IF([.E337] &lt;= 5.4; 25;     IF([.E337] &lt;= 8; 35; 50)))));  IF([.D337] &lt;= 40;     IF([.E337] &lt;= 1.5; 10;     IF([.E337] &lt;= 2.5; 16;     IF([.E337] &lt;= 4; 25;     IF([.E337] &lt;= 6; 35; 50))));  &quot;Way too heavy&quot; ))))))))); &quot;&quot;)">
            <text:p/>
          </table:table-cell>
          <table:table-cell table:style-name="ce38" table:formula="of:= IF(ISNUMBER([.D337]); [.D337] * (CopperResistivity * [.E337] / ([.G3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4’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38]); [.E338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338]); [.D338] * (CopperResistivity * [.E338] / ([.G338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P масл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39]); [.E339]+Buffer; &quot;&quot;)">
            <text:p/>
          </table:covered-table-cell>
          <table:table-cell table:style-name="ce4"/>
          <table:table-cell table:style-name="ce38" table:formula="of:= IF(ISNUMBER([.D339]); [.D339] * (CopperResistivity * [.E339] / ([.G33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40]); [.E340]+Buffer; &quot;&quot;)">
            <text:p/>
          </table:table-cell>
          <table:table-cell table:style-name="ce4"/>
          <table:table-cell table:style-name="ce38" table:formula="of:= IF(ISNUMBER([.D340]); [.D340] * (CopperResistivity * [.E340] / ([.G3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5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style-name="ce4" table:formula="of:=IF(ISNUMBER([.E341]); [.E341]+Buffer; &quot;&quot;)" office:value-type="float" office:value="4.6" calcext:value-type="float" table:number-columns-spanned="1" table:number-rows-spanned="2">
            <text:p>4.6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341]); [.D341] * (CopperResistivity * [.E341] / ([.G341] * 0.000001)) / 12; &quot;&quot;)" office:value-type="percentage" office:value="0.03075" calcext:value-type="percentage">
            <text:p>3.0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дачику указателя уровня топлив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42]); [.E342]+Buffer; &quot;&quot;)">
            <text:p/>
          </table:covered-table-cell>
          <table:table-cell table:style-name="ce4"/>
          <table:table-cell table:style-name="ce38" table:formula="of:= IF(ISNUMBER([.D342]); [.D342] * (CopperResistivity * [.E342] / ([.G34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43]); [.E343]+Buffer; &quot;&quot;)">
            <text:p/>
          </table:table-cell>
          <table:table-cell table:style-name="ce4"/>
          <table:table-cell table:style-name="ce38" table:formula="of:= IF(ISNUMBER([.D343]); [.D343] * (CopperResistivity * [.E343] / ([.G34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6’</text:p>
          </table:table-cell>
          <table:table-cell table:style-name="ce4" office:value-type="string" calcext:value-type="string" table:number-columns-spanned="1" table:number-rows-spanned="2">
            <text:p>Оранжевый (Красный)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style-name="ce4" table:formula="of:=IF(ISNUMBER([.E344]); [.E344]+Buffer; &quot;&quot;)" office:value-type="float" office:value="4.6" calcext:value-type="float" table:number-columns-spanned="1" table:number-rows-spanned="2">
            <text:p>4.6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344]); [.D344] * (CopperResistivity * [.E344] / ([.G344] * 0.000001)) / 12; &quot;&quot;)" office:value-type="percentage" office:value="0.03075" calcext:value-type="percentage">
            <text:p>3.0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дачику указателя уровня топлива (лампочка)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45]); [.E345]+Buffer; &quot;&quot;)">
            <text:p/>
          </table:covered-table-cell>
          <table:table-cell table:style-name="ce4"/>
          <table:table-cell table:style-name="ce38" table:formula="of:= IF(ISNUMBER([.D345]); [.D345] * (CopperResistivity * [.E345] / ([.G34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46]); [.E346]+Buffer; &quot;&quot;)">
            <text:p/>
          </table:table-cell>
          <table:table-cell table:style-name="ce4"/>
          <table:table-cell table:style-name="ce38" table:formula="of:= IF(ISNUMBER([.D346]); [.D346] * (CopperResistivity * [.E346] / ([.G3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11’</text:p>
          </table:table-cell>
          <table:table-cell table:style-name="ce4" office:value-type="string" calcext:value-type="string" table:number-columns-spanned="1" table:number-rows-spanned="2">
            <text:p>Белый (Коричневый)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47]); [.E347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(ISNUMBER([.D347]); [.D347] * (CopperResistivity * [.E347] / ([.G347] * 0.000001)) / 12; &quot;&quot;)" office:value-type="percentage" office:value="0.014" calcext:value-type="percentage">
            <text:p>1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контрольных ламп ‘87’</text:p>
          </table:table-cell>
          <table:covered-table-cell table:number-columns-repeated="3" table:style-name="ce4"/>
          <table:covered-table-cell table:style-name="ce4" table:formula="of:=IF(ISNUMBER([.E348]); [.E348]+Buffer; &quot;&quot;)">
            <text:p/>
          </table:covered-table-cell>
          <table:table-cell table:style-name="ce4"/>
          <table:table-cell table:style-name="ce38" table:formula="of:= IF(ISNUMBER([.D348]); [.D348] * (CopperResistivity * [.E348] / ([.G3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2"/>
          <table:table-cell table:style-name="ce22" table:number-columns-repeated="2"/>
          <table:table-cell table:style-name="ce4" table:formula="of:=IF(ISNUMBER([.E349]); [.E349]+Buffer; &quot;&quot;)">
            <text:p/>
          </table:table-cell>
          <table:table-cell table:style-name="ce4"/>
          <table:table-cell table:style-name="ce38" table:formula="of:= IF(ISNUMBER([.D349]); [.D349] * (CopperResistivity * [.E349] / ([.G34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2.2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TorpedoWidth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50]); [.E350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350]); [.D350] * (CopperResistivity * [.E350] / ([.G350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3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51]); [.E351]+Buffer; &quot;&quot;)">
            <text:p/>
          </table:covered-table-cell>
          <table:table-cell table:style-name="ce4"/>
          <table:table-cell table:style-name="ce38" table:formula="of:= IF(ISNUMBER([.D351]); [.D351] * (CopperResistivity * [.E351] / ([.G35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52]); [.E352]+Buffer; &quot;&quot;)">
            <text:p/>
          </table:table-cell>
          <table:table-cell table:style-name="ce4"/>
          <table:table-cell table:style-name="ce38" table:formula="of:= IF(ISNUMBER([.D352]); [.D352] * (CopperResistivity * [.E352] / ([.G35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2.3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TorpedoWidth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53]); [.E353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353]); [.D353] * (CopperResistivity * [.E353] / ([.G353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2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54]); [.E354]+Buffer; &quot;&quot;)">
            <text:p/>
          </table:covered-table-cell>
          <table:table-cell table:style-name="ce4"/>
          <table:table-cell table:style-name="ce38" table:formula="of:= IF(ISNUMBER([.D354]); [.D354] * (CopperResistivity * [.E354] / ([.G35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55]); [.E355]+Buffer; &quot;&quot;)">
            <text:p/>
          </table:table-cell>
          <table:table-cell table:style-name="ce4"/>
          <table:table-cell table:style-name="ce38" table:formula="of:= IF(ISNUMBER([.D355]); [.D355] * (CopperResistivity * [.E355] / ([.G35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2.4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Width/2+Height+Len2+Width/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356]); [.E356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356]); [.D356] * (CopperResistivity * [.E356] / ([.G356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индикатора ручного тормоза ‘2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57]); [.E357]+Buffer; &quot;&quot;)">
            <text:p/>
          </table:covered-table-cell>
          <table:table-cell table:style-name="ce4"/>
          <table:table-cell table:style-name="ce38" table:formula="of:= IF(ISNUMBER([.D357]); [.D357] * (CopperResistivity * [.E357] / ([.G3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58]); [.E358]+Buffer; &quot;&quot;)">
            <text:p/>
          </table:table-cell>
          <table:table-cell table:style-name="ce4"/>
          <table:table-cell table:style-name="ce38" table:formula="of:= IF(ISNUMBER([.D358]); [.D358] * (CopperResistivity * [.E358] / ([.G35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2.5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59]); [.E359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359]); [.D359] * (CopperResistivity * [.E359] / ([.G359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3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60]); [.E360]+Buffer; &quot;&quot;)">
            <text:p/>
          </table:covered-table-cell>
          <table:table-cell table:style-name="ce4"/>
          <table:table-cell table:style-name="ce38" table:formula="of:= IF(ISNUMBER([.D360]); [.D360] * (CopperResistivity * [.E360] / ([.G3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61]); [.E361]+Buffer; &quot;&quot;)">
            <text:p/>
          </table:table-cell>
          <table:table-cell table:style-name="ce4"/>
          <table:table-cell table:style-name="ce38" table:formula="of:= IF(ISNUMBER([.D361]); [.D361] * (CopperResistivity * [.E361] / ([.G3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2.7’</text:p>
          </table:table-cell>
          <table:table-cell table:style-name="ce4" office:value-type="string" calcext:value-type="string" table:number-columns-spanned="1" table:number-rows-spanned="2">
            <text:p>Розовый (Красный)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362]); [.E362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(ISNUMBER([.D362]); [.D362] * (CopperResistivity * [.E362] / ([.G362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7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63]); [.E363]+Buffer; &quot;&quot;)">
            <text:p/>
          </table:covered-table-cell>
          <table:table-cell table:style-name="ce4"/>
          <table:table-cell table:style-name="ce38" table:formula="of:= IF(ISNUMBER([.D363]); [.D363] * (CopperResistivity * [.E363] / ([.G36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64]); [.E364]+Buffer; &quot;&quot;)">
            <text:p/>
          </table:table-cell>
          <table:table-cell table:style-name="ce4"/>
          <table:table-cell table:style-name="ce38" table:formula="of:= IF(ISNUMBER([.D364]); [.D364] * (CopperResistivity * [.E364] / ([.G36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2.8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65]); [.E365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365]); [.D365] * (CopperResistivity * [.E365] / ([.G365] * 0.000001)) / 12; &quot;&quot;)" office:value-type="percentage" office:value="0.0042" calcext:value-type="percentage">
            <text:p>0.4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6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66]); [.E366]+Buffer; &quot;&quot;)">
            <text:p/>
          </table:covered-table-cell>
          <table:table-cell table:style-name="ce4"/>
          <table:table-cell table:style-name="ce38" table:formula="of:= IF(ISNUMBER([.D366]); [.D366] * (CopperResistivity * [.E366] / ([.G36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67]); [.E367]+Buffer; &quot;&quot;)">
            <text:p/>
          </table:table-cell>
          <table:table-cell table:style-name="ce4"/>
          <table:table-cell table:style-name="ce38" table:formula="of:= IF(ISNUMBER([.D367]); [.D367] * (CopperResistivity * [.E367] / ([.G36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68]); [.E368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368]); [.D368] * (CopperResistivity * [.E368] / ([.G368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69]); [.E369]+Buffer; &quot;&quot;)">
            <text:p/>
          </table:covered-table-cell>
          <table:table-cell table:style-name="ce4"/>
          <table:table-cell table:style-name="ce38" table:formula="of:= IF(ISNUMBER([.D369]); [.D369] * (CopperResistivity * [.E369] / ([.G36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70]); [.E370]+Buffer; &quot;&quot;)">
            <text:p/>
          </table:table-cell>
          <table:table-cell table:style-name="ce4"/>
          <table:table-cell table:style-name="ce38" table:formula="of:= IF(ISNUMBER([.D370]); [.D370] * (CopperResistivity * [.E370] / ([.G37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2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2" office:value-type="float" office:value="5" calcext:value-type="float" table:number-columns-spanned="1" table:number-rows-spanned="3">
            <text:p>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style-name="ce4" table:formula="of:=IF(ISNUMBER([.E371]); [.E371]+Buffer; &quot;&quot;)" office:value-type="float" office:value="3.3" calcext:value-type="float" table:number-columns-spanned="1" table:number-rows-spanned="3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371]); [.D371] * (CopperResistivity * [.E371] / ([.G371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Индикаторная доска ‘XP3.8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72]); [.E372]+Buffer; &quot;&quot;)">
            <text:p/>
          </table:covered-table-cell>
          <table:table-cell table:style-name="ce4"/>
          <table:table-cell table:style-name="ce38" table:formula="of:= IF(ISNUMBER([.D372]); [.D372] * (CopperResistivity * [.E372] / ([.G3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3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73]); [.E373]+Buffer; &quot;&quot;)">
            <text:p/>
          </table:covered-table-cell>
          <table:table-cell table:style-name="ce4"/>
          <table:table-cell table:style-name="ce38" table:formula="of:= IF(ISNUMBER([.D373]); [.D373] * (CopperResistivity * [.E373] / ([.G37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74]); [.E374]+Buffer; &quot;&quot;)">
            <text:p/>
          </table:table-cell>
          <table:table-cell table:style-name="ce4"/>
          <table:table-cell table:style-name="ce38" table:formula="of:= IF(ISNUMBER([.D374]); [.D374] * (CopperResistivity * [.E374] / ([.G37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3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75]); [.E375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375]); [.D375] * (CopperResistivity * [.E375] / ([.G375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76]); [.E376]+Buffer; &quot;&quot;)">
            <text:p/>
          </table:covered-table-cell>
          <table:table-cell table:style-name="ce4"/>
          <table:table-cell table:style-name="ce38" table:formula="of:= IF(ISNUMBER([.D376]); [.D376] * (CopperResistivity * [.E376] / ([.G37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77]); [.E377]+Buffer; &quot;&quot;)">
            <text:p/>
          </table:table-cell>
          <table:table-cell table:style-name="ce4"/>
          <table:table-cell table:style-name="ce38" table:formula="of:= IF(ISNUMBER([.D377]); [.D377] * (CopperResistivity * [.E377] / ([.G3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5’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+Height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78]); [.E378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378]); [.D378] * (CopperResistivity * [.E378] / ([.G378] * 0.000001)) / 12; &quot;&quot;)" office:value-type="percentage" office:value="0.021" calcext:value-type="percentage">
            <text:p>2.1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тахометру ‘2.4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79]); [.E379]+Buffer; &quot;&quot;)">
            <text:p/>
          </table:covered-table-cell>
          <table:table-cell table:style-name="ce4"/>
          <table:table-cell table:style-name="ce38" table:formula="of:= IF(ISNUMBER([.D379]); [.D379] * (CopperResistivity * [.E379] / ([.G37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80]); [.E380]+Buffer; &quot;&quot;)">
            <text:p/>
          </table:table-cell>
          <table:table-cell table:style-name="ce4"/>
          <table:table-cell table:style-name="ce38" table:formula="of:= IF(ISNUMBER([.D380]); [.D380] * (CopperResistivity * [.E380] / ([.G38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7’</text:p>
          </table:table-cell>
          <table:table-cell table:style-name="ce4" office:value-type="string" calcext:value-type="string" table:number-columns-spanned="1" table:number-rows-spanned="2">
            <text:p>Розов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style-name="ce4" table:formula="of:=IF(ISNUMBER([.E381]); [.E381]+Buffer; &quot;&quot;)" office:value-type="float" office:value="5.85" calcext:value-type="float" table:number-columns-spanned="1" table:number-rows-spanned="2">
            <text:p>5.8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381]); [.D381] * (CopperResistivity * [.E381] / ([.G381] * 0.000001)) / 12; &quot;&quot;)" office:value-type="percentage" office:value="0.01605" calcext:value-type="percentage">
            <text:p>1.6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Генератор ‘D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82]); [.E382]+Buffer; &quot;&quot;)">
            <text:p/>
          </table:covered-table-cell>
          <table:table-cell table:style-name="ce4"/>
          <table:table-cell table:style-name="ce38" table:formula="of:= IF(ISNUMBER([.D382]); [.D382] * (CopperResistivity * [.E382] / ([.G38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83]); [.E383]+Buffer; &quot;&quot;)">
            <text:p/>
          </table:table-cell>
          <table:table-cell table:style-name="ce4"/>
          <table:table-cell table:style-name="ce38" table:formula="of:= IF(ISNUMBER([.D383]); [.D383] * (CopperResistivity * [.E383] / ([.G3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9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/2+Len1/2+Width/2" office:value-type="float" office:value="2.95" calcext:value-type="float" table:number-columns-spanned="1" table:number-rows-spanned="2">
            <text:p>2.95</text:p>
          </table:table-cell>
          <table:table-cell table:style-name="ce4" table:formula="of:=IF(ISNUMBER([.E384]); [.E384]+Buffer; &quot;&quot;)" office:value-type="float" office:value="3.45" calcext:value-type="float" table:number-columns-spanned="1" table:number-rows-spanned="2">
            <text:p>3.4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384]); [.D384] * (CopperResistivity * [.E384] / ([.G384] * 0.000001)) / 12; &quot;&quot;)" office:value-type="percentage" office:value="0.022125" calcext:value-type="percentage">
            <text:p>2.2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6" office:value-type="string" calcext:value-type="string">
            <text:p>Датчик аварийного падения уровня тормозной жидкости ‘1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85]); [.E385]+Buffer; &quot;&quot;)">
            <text:p/>
          </table:covered-table-cell>
          <table:table-cell table:style-name="ce4"/>
          <table:table-cell table:style-name="ce38" table:formula="of:= IF(ISNUMBER([.D385]); [.D385] * (CopperResistivity * [.E385] / ([.G38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86]); [.E386]+Buffer; &quot;&quot;)">
            <text:p/>
          </table:table-cell>
          <table:table-cell table:style-name="ce4"/>
          <table:table-cell table:style-name="ce38" table:formula="of:= IF(ISNUMBER([.D386]); [.D386] * (CopperResistivity * [.E386] / ([.G3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10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/2+Width/2+Height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87]); [.E387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387]); [.D387] * (CopperResistivity * [.E387] / ([.G387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спидометра ‘2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88]); [.E388]+Buffer; &quot;&quot;)">
            <text:p/>
          </table:covered-table-cell>
          <table:table-cell table:style-name="ce4"/>
          <table:table-cell table:style-name="ce38" table:formula="of:= IF(ISNUMBER([.D388]); [.D388] * (CopperResistivity * [.E388] / ([.G38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2"/>
          <table:table-cell table:style-name="ce22" table:number-columns-repeated="2"/>
          <table:table-cell table:style-name="ce4" table:formula="of:=IF(ISNUMBER([.E389]); [.E389]+Buffer; &quot;&quot;)">
            <text:p/>
          </table:table-cell>
          <table:table-cell table:style-name="ce4"/>
          <table:table-cell table:style-name="ce38" table:formula="of:= IF(ISNUMBER([.D389]); [.D389] * (CopperResistivity * [.E389] / ([.G38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4.1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390]); [.E390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390]); [.D390] * (CopperResistivity * [.E390] / ([.G390] * 0.000001)) / 12; &quot;&quot;)" office:value-type="percentage" office:value="0.0049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лампе диагностики ‘2.1’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(ISNUMBER([.D391]); [.D391] * (CopperResistivity * [.E391] / ([.G39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92]); [.E392]+Buffer; &quot;&quot;)">
            <text:p/>
          </table:table-cell>
          <table:table-cell table:style-name="ce4"/>
          <table:table-cell table:style-name="ce38" table:formula="of:= IF(ISNUMBER([.D392]); [.D392] * (CopperResistivity * [.E392] / ([.G39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4.2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393]); [.E393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393]); [.D393] * (CopperResistivity * [.E393] / ([.G393] * 0.000001)) / 12; &quot;&quot;)" office:value-type="percentage" office:value="0.0049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лампе диагностики ‘2.2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94]); [.E394]+Buffer; &quot;&quot;)">
            <text:p/>
          </table:covered-table-cell>
          <table:table-cell table:style-name="ce4"/>
          <table:table-cell table:style-name="ce38" table:formula="of:= IF(ISNUMBER([.D394]); [.D394] * (CopperResistivity * [.E394] / ([.G39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6" table:number-rows-spanned="1"/>
          <table:covered-table-cell table:number-columns-repeated="2" table:style-name="ce4"/>
          <table:covered-table-cell table:number-columns-repeated="2" table:style-name="ce22"/>
          <table:covered-table-cell table:style-name="ce4" table:formula="of:=IF(ISNUMBER([.E395]); [.E395]+Buffer; &quot;&quot;)">
            <text:p/>
          </table:covered-table-cell>
          <table:table-cell table:style-name="ce4"/>
          <table:table-cell table:style-name="ce38" table:formula="of:= IF(ISNUMBER([.D395]); [.D395] * (CopperResistivity * [.E395] / ([.G39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14">
            <text:p>Антенна</text:p>
          </table:table-cell>
          <table:table-cell table:style-name="ce4" table:number-columns-repeated="2"/>
          <table:table-cell table:style-name="ce22" table:number-columns-repeated="2"/>
          <table:table-cell table:style-name="ce4" table:formula="of:=IF(ISNUMBER([.E396]); [.E396]+Buffer; &quot;&quot;)">
            <text:p/>
          </table:table-cell>
          <table:table-cell table:style-name="ce4"/>
          <table:table-cell table:style-name="ce38" table:formula="of:= IF(ISNUMBER([.D396]); [.D396] * (CopperResistivity * [.E396] / ([.G39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антенны ‘H’</text:p>
          </table:table-cell>
          <table:table-cell table:style-name="ce22" office:value-type="string" calcext:value-type="string" table:number-columns-spanned="1" table:number-rows-spanned="3">
            <text:p>Чёрный</text:p>
          </table:table-cell>
          <table:table-cell table:style-name="ce22" office:value-type="float" office:value="10" calcext:value-type="float" table:number-columns-spanned="1" table:number-rows-spanned="3">
            <text:p>10.00</text:p>
          </table:table-cell>
          <table:table-cell table:style-name="ce22"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style-name="ce4" table:formula="of:=IF(ISNUMBER([.E397]); [.E397]+Buffer; &quot;&quot;)" office:value-type="float" office:value="2.9" calcext:value-type="float" table:number-columns-spanned="1" table:number-rows-spanned="3">
            <text:p>2.9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397]); [.D397] * (CopperResistivity * [.E397] / ([.G397] * 0.000001)) / 12; &quot;&quot;)" office:value-type="percentage" office:value="0.0144" calcext:value-type="percentage">
            <text:p>1.4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антенны ‘S’</text:p>
          </table:table-cell>
          <table:covered-table-cell table:number-columns-repeated="3" table:style-name="ce22"/>
          <table:covered-table-cell table:style-name="ce4" table:formula="of:=IF(ISNUMBER([.E398]); [.E398]+Buffer; &quot;&quot;)">
            <text:p/>
          </table:covered-table-cell>
          <table:table-cell table:style-name="ce4"/>
          <table:table-cell table:style-name="ce38" table:formula="of:= IF(ISNUMBER([.D398]); [.D398] * (CopperResistivity * [.E398] / ([.G39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отор антенны ‘1’</text:p>
          </table:table-cell>
          <table:covered-table-cell table:number-columns-repeated="3" table:style-name="ce22"/>
          <table:covered-table-cell table:style-name="ce4" table:formula="of:=IF(ISNUMBER([.E399]); [.E399]+Buffer; &quot;&quot;)">
            <text:p/>
          </table:covered-table-cell>
          <table:table-cell table:style-name="ce4"/>
          <table:table-cell table:style-name="ce38" table:formula="of:= IF(ISNUMBER([.D399]); [.D399] * (CopperResistivity * [.E399] / ([.G39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400]); [.E400]+Buffer; &quot;&quot;)">
            <text:p/>
          </table:table-cell>
          <table:table-cell table:style-name="ce4"/>
          <table:table-cell table:style-name="ce38" table:formula="of:= IF(ISNUMBER([.D400]); [.D400] * (CopperResistivity * [.E400] / ([.G40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антенны ‘L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4" table:formula="of:=TorpedoWidth+Height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E401]); [.E401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401]); [.D401] * (CopperResistivity * [.E401] / ([.G401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style-name="ce22"/>
          <table:covered-table-cell table:style-name="ce4"/>
          <table:covered-table-cell table:style-name="ce4" table:formula="of:=IF(ISNUMBER([.E402]); [.E402]+Buffer; &quot;&quot;)">
            <text:p/>
          </table:covered-table-cell>
          <table:table-cell table:style-name="ce4"/>
          <table:table-cell table:style-name="ce38" table:formula="of:= IF(ISNUMBER([.D402]); [.D402] * (CopperResistivity * [.E402] / ([.G40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403]); [.E403]+Buffer; &quot;&quot;)">
            <text:p/>
          </table:table-cell>
          <table:table-cell table:style-name="ce4"/>
          <table:table-cell table:style-name="ce38" table:formula="of:= IF(ISNUMBER([.D403]); [.D403] * (CopperResistivity * [.E403] / ([.G40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антенны ‘T’</text:p>
          </table:table-cell>
          <table:table-cell table:style-name="ce22" office:value-type="string" calcext:value-type="string" table:number-columns-spanned="1" table:number-rows-spanned="3">
            <text:p>Чёрный</text:p>
          </table:table-cell>
          <table:table-cell table:style-name="ce22" office:value-type="float" office:value="10" calcext:value-type="float" table:number-columns-spanned="1" table:number-rows-spanned="3">
            <text:p>10.00</text:p>
          </table:table-cell>
          <table:table-cell table:style-name="ce22"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style-name="ce4" table:formula="of:=IF(ISNUMBER([.E404]); [.E404]+Buffer; &quot;&quot;)" office:value-type="float" office:value="2.9" calcext:value-type="float" table:number-columns-spanned="1" table:number-rows-spanned="3">
            <text:p>2.9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404]); [.D404] * (CopperResistivity * [.E404] / ([.G404] * 0.000001)) / 12; &quot;&quot;)" office:value-type="percentage" office:value="0.0144" calcext:value-type="percentage">
            <text:p>1.4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антенны ‘U’</text:p>
          </table:table-cell>
          <table:covered-table-cell table:number-columns-repeated="3" table:style-name="ce22"/>
          <table:covered-table-cell table:style-name="ce4" table:formula="of:=IF(ISNUMBER([.E405]); [.E405]+Buffer; &quot;&quot;)">
            <text:p/>
          </table:covered-table-cell>
          <table:table-cell table:style-name="ce4"/>
          <table:table-cell table:style-name="ce38" table:formula="of:= IF(ISNUMBER([.D405]); [.D405] * (CopperResistivity * [.E405] / ([.G40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отор антенны ‘2’</text:p>
          </table:table-cell>
          <table:covered-table-cell table:number-columns-repeated="3" table:style-name="ce22"/>
          <table:covered-table-cell table:style-name="ce4" table:formula="of:=IF(ISNUMBER([.E406]); [.E406]+Buffer; &quot;&quot;)">
            <text:p/>
          </table:covered-table-cell>
          <table:table-cell table:style-name="ce4"/>
          <table:table-cell table:style-name="ce38" table:formula="of:= IF(ISNUMBER([.D406]); [.D406] * (CopperResistivity * [.E406] / ([.G4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407]); [.E407]+Buffer; &quot;&quot;)">
            <text:p/>
          </table:table-cell>
          <table:table-cell table:style-name="ce4"/>
          <table:table-cell table:style-name="ce38" table:formula="of:= IF(ISNUMBER([.D407]); [.D407] * (CopperResistivity * [.E407] / ([.G40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антенны ‘I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4" table:formula="of:=TorpedoWidth+Width+TorpedoWidth" office:value-type="float" office:value="2.8" calcext:value-type="float" table:number-columns-spanned="1" table:number-rows-spanned="2">
            <text:p>2.8</text:p>
          </table:table-cell>
          <table:table-cell table:style-name="ce4" table:formula="of:=IF(ISNUMBER([.E408]); [.E408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408]); [.D408] * (CopperResistivity * [.E408] / ([.G408] * 0.000001)) / 12; &quot;&quot;)" office:value-type="percentage" office:value="0.0168" calcext:value-type="percentage">
            <text:p>1.6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0’, вых</text:p>
          </table:table-cell>
          <table:covered-table-cell table:style-name="ce4"/>
          <table:covered-table-cell table:style-name="ce22"/>
          <table:covered-table-cell table:style-name="ce4"/>
          <table:covered-table-cell table:style-name="ce4" table:formula="of:=IF(ISNUMBER([.E409]); [.E409]+Buffer; &quot;&quot;)">
            <text:p/>
          </table:covered-table-cell>
          <table:table-cell table:style-name="ce4"/>
          <table:table-cell table:style-name="ce38" table:formula="of:= IF(ISNUMBER([.D409]); [.D409] * (CopperResistivity * [.E409] / ([.G4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6" table:number-rows-spanned="1"/>
          <table:covered-table-cell table:number-columns-repeated="3" table:style-name="ce4"/>
          <table:covered-table-cell table:style-name="ce22"/>
          <table:covered-table-cell table:style-name="ce4"/>
          <table:table-cell table:style-name="ce4"/>
          <table:table-cell table:style-name="ce38" table:formula="of:= IF(ISNUMBER([.D410]); [.D410] * (CopperResistivity * [.E410] / ([.G41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1" table:number-rows-spanned="20">
            <text:p>ПТФ Передние</text:p>
          </table:table-cell>
          <table:table-cell table:style-name="ce4" table:number-columns-repeated="3"/>
          <table:table-cell table:style-name="ce22"/>
          <table:table-cell table:style-name="ce4" table:number-columns-repeated="2"/>
          <table:table-cell table:style-name="ce38" table:formula="of:= IF(ISNUMBER([.D411]); [.D411] * (CopperResistivity * [.E411] / ([.G4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7" office:value-type="string" calcext:value-type="string">
            <text:p>Выключатель ПТФ ‘H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12]); [.E412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412]); [.D412] * (CopperResistivity * [.E412] / ([.G412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Реле ПТФ ‘86’</text:p>
          </table:table-cell>
          <table:covered-table-cell table:number-columns-repeated="4" table:style-name="ce4"/>
          <table:table-cell table:style-name="ce4"/>
          <table:table-cell table:style-name="ce38" table:formula="of:= IF(ISNUMBER([.D413]); [.D413] * (CopperResistivity * [.E413] / ([.G4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2"/>
          <table:table-cell table:style-name="ce4" table:formula="of:=IF(ISNUMBER([.E414]); [.E414]+Buffer; &quot;&quot;)">
            <text:p/>
          </table:table-cell>
          <table:table-cell table:style-name="ce4"/>
          <table:table-cell table:style-name="ce38" table:formula="of:= IF(ISNUMBER([.D414]); [.D414] * (CopperResistivity * [.E414] / ([.G41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7" office:value-type="string" calcext:value-type="string">
            <text:p>Выключатель ПТФ ‘L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4" table:formula="of:=TorpedoWidth+Width/2+Height+TorpedoWidth" office:value-type="float" office:value="2.4" calcext:value-type="float" table:number-columns-spanned="1" table:number-rows-spanned="2">
            <text:p>2.4</text:p>
          </table:table-cell>
          <table:table-cell table:style-name="ce4" table:formula="of:=IF(ISNUMBER([.E415]); [.E415]+Buffer; &quot;&quot;)" office:value-type="float" office:value="2.9" calcext:value-type="float" table:number-columns-spanned="1" table:number-rows-spanned="2">
            <text:p>2.9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415]); [.D415] * (CopperResistivity * [.E415] / ([.G415] * 0.000001)) / 12; &quot;&quot;)" office:value-type="percentage" office:value="0.00144" calcext:value-type="percentage">
            <text:p>0.1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Пред пр ‘6’, вых</text:p>
          </table:table-cell>
          <table:covered-table-cell table:number-columns-repeated="4" table:style-name="ce4"/>
          <table:table-cell table:style-name="ce4"/>
          <table:table-cell table:style-name="ce38" table:formula="of:= IF(ISNUMBER([.D416]); [.D416] * (CopperResistivity * [.E416] / ([.G4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21" table:number-columns-spanned="4" table:number-rows-spanned="1"/>
          <table:covered-table-cell table:number-columns-repeated="2" table:style-name="ce21"/>
          <table:covered-table-cell table:style-name="ce28"/>
          <table:table-cell table:style-name="ce4" table:formula="of:=IF(ISNUMBER([.E417]); [.E417]+Buffer; &quot;&quot;)">
            <text:p/>
          </table:table-cell>
          <table:table-cell table:style-name="ce4"/>
          <table:table-cell table:style-name="ce38" table:formula="of:= IF(ISNUMBER([.D417]); [.D417] * (CopperResistivity * [.E417] / ([.G417] * 0.000001)) / 12; &quot;&quot;)">
            <text:p/>
          </table:table-cell>
          <table:table-cell table:style-name="ce21" table:number-columns-repeated="3"/>
          <table:table-cell table:style-name="ce48" table:number-columns-repeated="1013"/>
        </table:table-row>
        <table:table-row table:style-name="ro1">
          <table:covered-table-cell table:style-name="ce1"/>
          <table:table-cell table:style-name="ce7" office:value-type="string" calcext:value-type="string">
            <text:p>Выключатель ПТФ ‘лампа-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4" table:formula="of:=TorpedoWidth+Height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E418]); [.E418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418]); [.D418] * (CopperResistivity * [.E418] / ([.G418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Масса</text:p>
          </table:table-cell>
          <table:covered-table-cell table:number-columns-repeated="4" table:style-name="ce4"/>
          <table:table-cell table:style-name="ce4"/>
          <table:table-cell table:style-name="ce38" table:formula="of:= IF(ISNUMBER([.D419]); [.D419] * (CopperResistivity * [.E419] / ([.G4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2"/>
          <table:table-cell table:style-name="ce4" table:formula="of:=IF(ISNUMBER([.E420]); [.E420]+Buffer; &quot;&quot;)">
            <text:p/>
          </table:table-cell>
          <table:table-cell table:style-name="ce4"/>
          <table:table-cell table:style-name="ce38" table:formula="of:= IF(ISNUMBER([.D420]); [.D420] * (CopperResistivity * [.E420] / ([.G42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7" office:value-type="string" calcext:value-type="string">
            <text:p>Реле ПТФ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4" table:formula="of:=TorpedoWidth+Height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E421]); [.E421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(ISNUMBER([.D421]); [.D421] * (CopperResistivity * [.E421] / ([.G421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Масса</text:p>
          </table:table-cell>
          <table:covered-table-cell table:number-columns-repeated="4" table:style-name="ce4"/>
          <table:table-cell table:style-name="ce4"/>
          <table:table-cell table:style-name="ce38" table:formula="of:= IF(ISNUMBER([.D422]); [.D422] * (CopperResistivity * [.E422] / ([.G4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2"/>
          <table:table-cell table:style-name="ce4" table:formula="of:=IF(ISNUMBER([.E423]); [.E423]+Buffer; &quot;&quot;)">
            <text:p/>
          </table:table-cell>
          <table:table-cell table:style-name="ce4"/>
          <table:table-cell table:style-name="ce38" table:formula="of:= IF(ISNUMBER([.D423]); [.D423] * (CopperResistivity * [.E423] / ([.G42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7" office:value-type="string" calcext:value-type="string">
            <text:p>Реле ПТФ ‘30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24]); [.E424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424]); [.D424] * (CopperResistivity * [.E424] / ([.G424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Пред пр ‘1’, вых</text:p>
          </table:table-cell>
          <table:covered-table-cell table:number-columns-repeated="4" table:style-name="ce4"/>
          <table:table-cell table:style-name="ce4"/>
          <table:table-cell table:style-name="ce38" table:formula="of:= IF(ISNUMBER([.D425]); [.D425] * (CopperResistivity * [.E425] / ([.G4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2"/>
          <table:table-cell table:style-name="ce4" table:formula="of:=IF(ISNUMBER([.E426]); [.E426]+Buffer; &quot;&quot;)">
            <text:p/>
          </table:table-cell>
          <table:table-cell table:style-name="ce4"/>
          <table:table-cell table:style-name="ce38" table:formula="of:= IF(ISNUMBER([.D426]); [.D426] * (CopperResistivity * [.E426] / ([.G42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7" office:value-type="string" calcext:value-type="string">
            <text:p>Реле ПТФ ‘87’</text:p>
          </table:table-cell>
          <table:table-cell table:style-name="ce4" office:value-type="string" calcext:value-type="string" table:number-columns-spanned="1" table:number-rows-spanned="4">
            <text:p>Фиолетовый</text:p>
          </table:table-cell>
          <table:table-cell table:style-name="ce22" office:value-type="float" office:value="10" calcext:value-type="float" table:number-columns-spanned="1" table:number-rows-spanned="4">
            <text:p>10.00</text:p>
          </table:table-cell>
          <table:table-cell table:style-name="ce4" table:formula="of:=TorpedoWidth+Width+Len1+Width" office:value-type="float" office:value="5.4" calcext:value-type="float" table:number-columns-spanned="1" table:number-rows-spanned="4">
            <text:p>5.4</text:p>
          </table:table-cell>
          <table:table-cell table:style-name="ce4" table:formula="of:=IF(ISNUMBER([.E427]); [.E427]+Buffer; &quot;&quot;)" office:value-type="float" office:value="5.9" calcext:value-type="float" table:number-columns-spanned="1" table:number-rows-spanned="4">
            <text:p>5.9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427]); [.D427] * (CopperResistivity * [.E427] / ([.G427] * 0.000001)) / 12; &quot;&quot;)" office:value-type="percentage" office:value="0.0324" calcext:value-type="percentage">
            <text:p>3.2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Выключатель ПТФ ‘лампа-2’</text:p>
          </table:table-cell>
          <table:covered-table-cell table:number-columns-repeated="4" table:style-name="ce4"/>
          <table:table-cell table:style-name="ce4"/>
          <table:table-cell table:style-name="ce38" table:formula="of:= IF(ISNUMBER([.D428]); [.D428] * (CopperResistivity * [.E428] / ([.G4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ПТФ левая</text:p>
          </table:table-cell>
          <table:covered-table-cell table:number-columns-repeated="4" table:style-name="ce4"/>
          <table:table-cell table:style-name="ce4"/>
          <table:table-cell table:style-name="ce38" table:formula="of:= IF(ISNUMBER([.D429]); [.D429] * (CopperResistivity * [.E429] / ([.G4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ПТФ правая</text:p>
          </table:table-cell>
          <table:covered-table-cell table:number-columns-repeated="4" table:style-name="ce4"/>
          <table:table-cell table:style-name="ce4"/>
          <table:table-cell table:style-name="ce38" table:formula="of:= IF(ISNUMBER([.D430]); [.D430] * (CopperResistivity * [.E430] / ([.G4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5" table:number-rows-spanned="1"/>
          <table:covered-table-cell table:number-columns-repeated="3" table:style-name="ce4"/>
          <table:covered-table-cell table:style-name="ce22"/>
          <table:table-cell table:style-name="ce4" table:formula="of:=IF(ISNUMBER([.E431]); [.E431]+Buffer; &quot;&quot;)">
            <text:p/>
          </table:table-cell>
          <table:table-cell table:style-name="ce4"/>
          <table:table-cell table:style-name="ce38" table:formula="of:= IF(ISNUMBER([.D431]); [.D431] * (CopperResistivity * [.E431] / ([.G4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6">
            <text:p>ЭБН</text:p>
          </table:table-cell>
          <table:table-cell table:style-name="ce7" office:value-type="string" calcext:value-type="string">
            <text:p>ЭБН ‘питание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2" office:value-type="float" office:value="5" calcext:value-type="float" table:number-columns-spanned="1" table:number-rows-spanned="3">
            <text:p>5.00</text:p>
          </table:table-cell>
          <table:table-cell table:style-name="ce22" table:formula="of:=Len2+Height+Width+TorpedoWidth" office:value-type="float" office:value="5" calcext:value-type="float" table:number-columns-spanned="1" table:number-rows-spanned="3">
            <text:p>5.00</text:p>
          </table:table-cell>
          <table:table-cell table:style-name="ce4" table:formula="of:=IF(ISNUMBER([.E432]); [.E432]+Buffer; &quot;&quot;)" office:value-type="float" office:value="5.5" calcext:value-type="float" table:number-columns-spanned="1" table:number-rows-spanned="3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432]); [.D432] * (CopperResistivity * [.E432] / ([.G432] * 0.000001)) / 12; &quot;&quot;)" office:value-type="percentage" office:value="0.015" calcext:value-type="percentage">
            <text:p>1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1’, вход</text:p>
          </table:table-cell>
          <table:covered-table-cell table:number-columns-repeated="2" table:style-name="ce4"/>
          <table:covered-table-cell table:style-name="ce22"/>
          <table:covered-table-cell table:style-name="ce4"/>
          <table:table-cell table:style-name="ce4"/>
          <table:table-cell table:style-name="ce38" table:formula="of:= IF(ISNUMBER([.D433]); [.D433] * (CopperResistivity * [.E433] / ([.G4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топливному насосу ‘2.3’</text:p>
          </table:table-cell>
          <table:covered-table-cell table:number-columns-repeated="2" table:style-name="ce4"/>
          <table:covered-table-cell table:style-name="ce22"/>
          <table:covered-table-cell table:style-name="ce4"/>
          <table:table-cell table:style-name="ce4"/>
          <table:table-cell table:style-name="ce38" table:formula="of:= IF(ISNUMBER([.D434]); [.D434] * (CopperResistivity * [.E434] / ([.G4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3"/>
          <table:table-cell table:style-name="ce22"/>
          <table:table-cell table:style-name="ce4" table:formula="of:=IF(ISNUMBER([.E435]); [.E435]+Buffer; &quot;&quot;)">
            <text:p/>
          </table:table-cell>
          <table:table-cell table:style-name="ce4"/>
          <table:table-cell table:style-name="ce38" table:formula="of:= IF(ISNUMBER([.D435]); [.D435] * (CopperResistivity * [.E435] / ([.G43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ЭБН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36]); [.E436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436]); [.D436] * (CopperResistivity * [.E436] / ([.G436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(ISNUMBER([.D437]); [.D437] * (CopperResistivity * [.E437] / ([.G4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5" table:number-rows-spanned="1"/>
          <table:covered-table-cell table:number-columns-repeated="3" table:style-name="ce4"/>
          <table:covered-table-cell table:style-name="ce22"/>
          <table:table-cell table:style-name="ce4" table:formula="of:=IF(ISNUMBER([.E438]); [.E438]+Buffer; &quot;&quot;)">
            <text:p/>
          </table:table-cell>
          <table:table-cell table:style-name="ce4"/>
          <table:table-cell table:style-name="ce38" table:formula="of:= IF(ISNUMBER([.D438]); [.D438] * (CopperResistivity * [.E438] / ([.G4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8">
            <text:p>Колодка ЭБУ</text:p>
          </table:table-cell>
          <table:table-cell table:style-name="ce7" office:value-type="string" calcext:value-type="string">
            <text:p>ЭБУ +12В АКБ ‘1.2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2" office:value-type="float" office:value="20" calcext:value-type="float" table:number-columns-spanned="1" table:number-rows-spanned="2">
            <text:p>20.00</text:p>
          </table:table-cell>
          <table:table-cell table:style-name="ce22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439]); [.E439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439]); [.D439] * (CopperResistivity * [.E439] / ([.G439] * 0.000001)) / 12; &quot;&quot;)" office:value-type="percentage" office:value="0.018" calcext:value-type="percentage">
            <text:p>1.8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7’, вых</text:p>
          </table:table-cell>
          <table:covered-table-cell table:number-columns-repeated="2" table:style-name="ce4"/>
          <table:covered-table-cell table:style-name="ce22"/>
          <table:covered-table-cell table:style-name="ce4"/>
          <table:table-cell table:style-name="ce4"/>
          <table:table-cell table:style-name="ce38" table:formula="of:= IF(ISNUMBER([.D440]); [.D440] * (CopperResistivity * [.E440] / ([.G4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3"/>
          <table:table-cell table:style-name="ce22"/>
          <table:table-cell table:style-name="ce4" table:formula="of:=IF(ISNUMBER([.E441]); [.E441]+Buffer; &quot;&quot;)">
            <text:p/>
          </table:table-cell>
          <table:table-cell table:style-name="ce4"/>
          <table:table-cell table:style-name="ce38" table:formula="of:= IF(ISNUMBER([.D441]); [.D441] * (CopperResistivity * [.E441] / ([.G4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ЭБУ Вывод 15 ‘1.1’</text:p>
          </table:table-cell>
          <table:table-cell table:style-name="ce4" office:value-type="string" calcext:value-type="string" table:number-columns-spanned="1" table:number-rows-spanned="2">
            <text:p>Белый</text:p>
          </table:table-cell>
          <table:table-cell table:style-name="ce22" office:value-type="float" office:value="15" calcext:value-type="float" table:number-columns-spanned="1" table:number-rows-spanned="2">
            <text:p>15.00</text:p>
          </table:table-cell>
          <table:table-cell table:style-name="ce22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442]); [.E442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442]); [.D442] * (CopperResistivity * [.E442] / ([.G442] * 0.000001)) / 12; &quot;&quot;)" office:value-type="percentage" office:value="0.0135" calcext:value-type="percentage">
            <text:p>1.3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9’, вых</text:p>
          </table:table-cell>
          <table:covered-table-cell table:number-columns-repeated="2" table:style-name="ce4"/>
          <table:covered-table-cell table:style-name="ce22"/>
          <table:covered-table-cell table:style-name="ce4"/>
          <table:table-cell table:style-name="ce4"/>
          <table:table-cell table:style-name="ce38" table:formula="of:= IF(ISNUMBER([.D443]); [.D443] * (CopperResistivity * [.E443] / ([.G44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3"/>
          <table:table-cell table:style-name="ce22"/>
          <table:table-cell table:style-name="ce4" table:formula="of:=IF(ISNUMBER([.E444]); [.E444]+Buffer; &quot;&quot;)">
            <text:p/>
          </table:table-cell>
          <table:table-cell table:style-name="ce4"/>
          <table:table-cell table:style-name="ce38" table:formula="of:= IF(ISNUMBER([.D444]); [.D444] * (CopperResistivity * [.E444] / ([.G4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ЭБУ Лямбда-зонд ‘2.7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22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445]); [.E445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(ISNUMBER([.D445]); [.D445] * (CopperResistivity * [.E445] / ([.G445] * 0.000001)) / 12; &quot;&quot;)" office:value-type="percentage" office:value="0.0045" calcext:value-type="percentage">
            <text:p>0.4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1’, вых</text:p>
          </table:table-cell>
          <table:covered-table-cell table:number-columns-repeated="2" table:style-name="ce4"/>
          <table:covered-table-cell table:style-name="ce22"/>
          <table:covered-table-cell table:style-name="ce4"/>
          <table:table-cell table:style-name="ce4"/>
          <table:table-cell table:style-name="ce38" table:formula="of:= IF(ISNUMBER([.D446]); [.D446] * (CopperResistivity * [.E446] / ([.G4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 table:number-rows-repeated="10481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chematic chart'.H2:'Schematic chart'.H2">
            <calcext:condition calcext:apply-style-name="Voltage Loss" calcext:value="&gt;3 %" calcext:base-cell-address="'Schematic chart'.H2"/>
          </calcext:conditional-format>
          <calcext:conditional-format calcext:target-range-address="'Schematic chart'.H2:'Schematic chart'.H446 'Schematic chart'.I68:'Schematic chart'.I68">
            <calcext:condition calcext:apply-style-name="Voltage Loss" calcext:value="&gt;0.03" calcext:base-cell-address="'Schematic chart'.H2"/>
          </calcext:conditional-format>
        </calcext:conditional-formats>
      </table:table>
      <table:table table:name="Pivot Table_Schematic chart_2" table:style-name="ta1">
        <table:table-column table:style-name="co1" table:default-cell-style-name="ce71"/>
        <table:table-column table:style-name="co2" table:default-cell-style-name="ce75"/>
        <table:table-column table:style-name="co10" table:default-cell-style-name="ce75"/>
        <table:table-column table:style-name="co11" table:default-cell-style-name="ce75"/>
        <table:table-column table:style-name="co12" table:default-cell-style-name="ce75"/>
        <table:table-column table:style-name="co9" table:default-cell-style-name="ce82"/>
        <table:table-row table:style-name="ro1">
          <table:table-cell table:style-name="ce68" office:value-type="string" calcext:value-type="string">
            <text:p>Коса</text:p>
          </table:table-cell>
          <table:table-cell table:style-name="ce74" office:value-type="string" calcext:value-type="string">
            <text:p>Цепь/путь</text:p>
          </table:table-cell>
          <table:table-cell table:style-name="ce74" office:value-type="string" calcext:value-type="string">
            <text:p>Цвет</text:p>
          </table:table-cell>
          <table:table-cell table:style-name="ce74" office:value-type="string" calcext:value-type="string">
            <text:p>Сечение, мм2</text:p>
          </table:table-cell>
          <table:table-cell table:style-name="ce74" office:value-type="string" calcext:value-type="string">
            <text:p>Длина с запасом, м</text:p>
          </table:table-cell>
          <table:table-cell table:style-name="ce81" office:value-type="string" calcext:value-type="string">
            <text:p>(empty)</text:p>
          </table:table-cell>
        </table:table-row>
        <table:table-row table:style-name="ro1">
          <table:table-cell table:style-name="ce69" office:value-type="string" calcext:value-type="string">
            <text:p>Антенна</text:p>
          </table:table-cell>
          <table:table-cell office:value-type="string" calcext:value-type="string">
            <text:p>Пред пр ‘10’, вых</text:p>
          </table:table-cell>
          <table:table-cell office:value-type="string" calcext:value-type="string">
            <text:p>Чёрн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 table:style-name="ce70" office:value-type="string" calcext:value-type="string">
            <text:p>Капот + торпеда</text:p>
          </table:table-cell>
          <table:table-cell office:value-type="string" calcext:value-type="string">
            <text:p>Пред лев ‘1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0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2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76" office:value-type="string" calcext:value-type="string">
            <text:p>Пред лев ‘12’, вых</text:p>
          </table:table-cell>
          <table:table-cell table:style-name="ce76" office:value-type="string" calcext:value-type="string">
            <text:p>Чёрн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77"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78" table:number-columns-repeated="2"/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3’, вход</text:p>
          </table:table-cell>
          <table:table-cell office:value-type="string" calcext:value-type="string">
            <text:p>Синий (Коричнев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3’, вых</text:p>
          </table:table-cell>
          <table:table-cell office:value-type="string" calcext:value-type="string">
            <text:p>Коричн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2’, вход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2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3’, вход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3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4’, вход</text:p>
          </table:table-cell>
          <table:table-cell office:value-type="string" calcext:value-type="string">
            <text:p>Зелёный (Красный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4’, вых</text:p>
          </table:table-cell>
          <table:table-cell office:value-type="string" calcext:value-type="string">
            <text:p>Сини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5’, вход</text:p>
          </table:table-cell>
          <table:table-cell office:value-type="string" calcext:value-type="string">
            <text:p>Зелёный (Красный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76" office:value-type="string" calcext:value-type="string">
            <text:p>Пред лев ‘5’, вых</text:p>
          </table:table-cell>
          <table:table-cell table:style-name="ce76" office:value-type="string" calcext:value-type="string">
            <text:p>Сини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78" table:number-columns-repeated="2"/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6’, вход</text:p>
          </table:table-cell>
          <table:table-cell office:value-type="string" calcext:value-type="string">
            <text:p>Синий (Коричнев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7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8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8’, вых</text:p>
          </table:table-cell>
          <table:table-cell office:value-type="string" calcext:value-type="string">
            <text:p>Красн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9’, вход</text:p>
          </table:table-cell>
          <table:table-cell office:value-type="string" calcext:value-type="string">
            <text:p>Чёрн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9’, вых</text:p>
          </table:table-cell>
          <table:table-cell office:value-type="string" calcext:value-type="string">
            <text:p>Сер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76" office:value-type="string" calcext:value-type="string">
            <text:p>Пред пр ‘1’, вход (от разветвления 2)</text:p>
          </table:table-cell>
          <table:table-cell table:style-name="ce76" office:value-type="string" calcext:value-type="string">
            <text:p>Серый (Красный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78" table:number-columns-repeated="2"/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1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11’, вход</text:p>
          </table:table-cell>
          <table:table-cell office:value-type="string" calcext:value-type="string">
            <text:p>Розовый (Бел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11’, вых</text:p>
          </table:table-cell>
          <table:table-cell office:value-type="string" calcext:value-type="string">
            <text:p>Бел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76" office:value-type="string" calcext:value-type="string">
            <text:p>Пред пр ‘13’, вход</text:p>
          </table:table-cell>
          <table:table-cell table:style-name="ce76" office:value-type="string" calcext:value-type="string">
            <text:p>Синий (Чёрный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78" table:number-columns-repeated="2"/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76" office:value-type="string" calcext:value-type="string">
            <text:p>Пред пр ‘13’, вых</text:p>
          </table:table-cell>
          <table:table-cell office:value-type="string" calcext:value-type="string">
            <text:p>Жёлт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78"/>
          <table:table-cell office:value-type="string" calcext:value-type="string">
            <text:p>Коричневый</text:p>
          </table:table-cell>
          <table:table-cell office:value-type="float" office:value="1.5" calcext:value-type="float">
            <text:p>1.5</text:p>
          </table:table-cell>
          <table:table-cell office:value-type="float" office:value="6.9" calcext:value-type="float">
            <text:p>6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2’, вход</text:p>
          </table:table-cell>
          <table:table-cell office:value-type="string" calcext:value-type="string">
            <text:p>Синий (Коричнев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2’, вых</text:p>
          </table:table-cell>
          <table:table-cell office:value-type="string" calcext:value-type="string">
            <text:p>Фиолето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3’, вход</text:p>
          </table:table-cell>
          <table:table-cell office:value-type="string" calcext:value-type="string">
            <text:p>Розовый (Бел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76" office:value-type="string" calcext:value-type="string">
            <text:p>Пред пр ‘3’, вых</text:p>
          </table:table-cell>
          <table:table-cell table:style-name="ce76" office:value-type="string" calcext:value-type="string">
            <text:p>Красный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78"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4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4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5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5’, вых</text:p>
          </table:table-cell>
          <table:table-cell office:value-type="string" calcext:value-type="string">
            <text:p>Красн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6’, вход</text:p>
          </table:table-cell>
          <table:table-cell office:value-type="string" calcext:value-type="string">
            <text:p>Синий (Чёрный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76" office:value-type="string" calcext:value-type="string">
            <text:p>Пред пр ‘6’, вых</text:p>
          </table:table-cell>
          <table:table-cell table:style-name="ce76" office:value-type="string" calcext:value-type="string">
            <text:p>Чёрн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78" table:number-columns-repeated="2"/>
          <table:table-cell office:value-type="float" office:value="2.5" calcext:value-type="float">
            <text:p>2.5</text:p>
          </table:table-cell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7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7’, вых</text:p>
          </table:table-cell>
          <table:table-cell office:value-type="string" calcext:value-type="string">
            <text:p>Жёлт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76" office:value-type="string" calcext:value-type="string">
            <text:p>Пред пр ‘8’, вход (от разветвления 2)</text:p>
          </table:table-cell>
          <table:table-cell table:style-name="ce76" office:value-type="string" calcext:value-type="string">
            <text:p>Красный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83"/>
        </table:table-row>
        <table:table-row table:style-name="ro1">
          <table:table-cell/>
          <table:table-cell table:style-name="ce78" table:number-columns-repeated="3"/>
          <table:table-cell table:style-name="ce78" office:value-type="string" calcext:value-type="string">
            <text:p>(empty)</text:p>
          </table:table-cell>
          <table:table-cell table:style-name="ce90"/>
        </table:table-row>
        <table:table-row table:style-name="ro1">
          <table:table-cell table:style-name="ce72"/>
          <table:table-cell office:value-type="string" calcext:value-type="string">
            <text:p>Пред пр ‘9’, вход</text:p>
          </table:table-cell>
          <table:table-cell office:value-type="string" calcext:value-type="string">
            <text:p>Розовый (Бел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 table:style-name="ce70" office:value-type="string" calcext:value-type="string">
            <text:p>Колодка ЭБУ</text:p>
          </table:table-cell>
          <table:table-cell office:value-type="string" calcext:value-type="string">
            <text:p>Пред лев ‘11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76" office:value-type="string" calcext:value-type="string">
            <text:p>Пред лев ‘7’, вых</text:p>
          </table:table-cell>
          <table:table-cell table:style-name="ce76" office:value-type="string" calcext:value-type="string">
            <text:p>Красный</text:p>
          </table:table-cell>
          <table:table-cell table:style-name="ce76" office:value-type="float" office:value="2.5" calcext:value-type="float">
            <text:p>2.5</text:p>
          </table:table-cell>
          <table:table-cell table:style-name="ce76" office:value-type="float" office:value="2" calcext:value-type="float">
            <text:p>2</text:p>
          </table:table-cell>
          <table:table-cell table:style-name="ce83"/>
        </table:table-row>
        <table:table-row table:style-name="ro1">
          <table:table-cell/>
          <table:table-cell table:style-name="ce78" table:number-columns-repeated="3"/>
          <table:table-cell table:style-name="ce78" office:value-type="string" calcext:value-type="string">
            <text:p>(empty)</text:p>
          </table:table-cell>
          <table:table-cell table:style-name="ce90"/>
        </table:table-row>
        <table:table-row table:style-name="ro1">
          <table:table-cell/>
          <table:table-cell table:style-name="ce76" office:value-type="string" calcext:value-type="string">
            <text:p>Пред пр ‘9’, вых</text:p>
          </table:table-cell>
          <table:table-cell table:style-name="ce76" office:value-type="string" calcext:value-type="string">
            <text:p>Белый</text:p>
          </table:table-cell>
          <table:table-cell table:style-name="ce76" office:value-type="float" office:value="2.5" calcext:value-type="float">
            <text:p>2.5</text:p>
          </table:table-cell>
          <table:table-cell table:style-name="ce76" office:value-type="float" office:value="2" calcext:value-type="float">
            <text:p>2</text:p>
          </table:table-cell>
          <table:table-cell table:style-name="ce83"/>
        </table:table-row>
        <table:table-row table:style-name="ro1">
          <table:table-cell table:style-name="ce72"/>
          <table:table-cell table:style-name="ce78" table:number-columns-repeated="3"/>
          <table:table-cell table:style-name="ce78" office:value-type="string" calcext:value-type="string">
            <text:p>(empty)</text:p>
          </table:table-cell>
          <table:table-cell table:style-name="ce90"/>
        </table:table-row>
        <table:table-row table:style-name="ro1">
          <table:table-cell table:style-name="ce70" office:value-type="string" calcext:value-type="string">
            <text:p>ПТФ Передние</text:p>
          </table:table-cell>
          <table:table-cell table:style-name="ce76" office:value-type="string" calcext:value-type="string">
            <text:p>Пред пр ‘1’, вых</text:p>
          </table:table-cell>
          <table:table-cell table:style-name="ce76" office:value-type="string" calcext:value-type="string">
            <text:p>Красный</text:p>
          </table:table-cell>
          <table:table-cell table:style-name="ce76" office:value-type="float" office:value="2.5" calcext:value-type="float">
            <text:p>2.5</text:p>
          </table:table-cell>
          <table:table-cell table:style-name="ce76" office:value-type="float" office:value="1" calcext:value-type="float">
            <text:p>1</text:p>
          </table:table-cell>
          <table:table-cell table:style-name="ce83"/>
        </table:table-row>
        <table:table-row table:style-name="ro1">
          <table:table-cell/>
          <table:table-cell table:style-name="ce78" table:number-columns-repeated="3"/>
          <table:table-cell table:style-name="ce78" office:value-type="string" calcext:value-type="string">
            <text:p>(empty)</text:p>
          </table:table-cell>
          <table:table-cell table:style-name="ce90"/>
        </table:table-row>
        <table:table-row table:style-name="ro1">
          <table:table-cell/>
          <table:table-cell office:value-type="string" calcext:value-type="string">
            <text:p>Пред пр ‘10’, вых</text:p>
          </table:table-cell>
          <table:table-cell office:value-type="string" calcext:value-type="string">
            <text:p>Чёрн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76" office:value-type="string" calcext:value-type="string">
            <text:p>Пред пр ‘6’, вых</text:p>
          </table:table-cell>
          <table:table-cell table:style-name="ce76" office:value-type="string" calcext:value-type="string">
            <text:p>Чёрный</text:p>
          </table:table-cell>
          <table:table-cell table:style-name="ce76" office:value-type="float" office:value="2.5" calcext:value-type="float">
            <text:p>2.5</text:p>
          </table:table-cell>
          <table:table-cell table:style-name="ce76" office:value-type="float" office:value="2.9" calcext:value-type="float">
            <text:p>2.9</text:p>
          </table:table-cell>
          <table:table-cell table:style-name="ce83"/>
        </table:table-row>
        <table:table-row table:style-name="ro1">
          <table:table-cell table:style-name="ce72"/>
          <table:table-cell table:style-name="ce78" table:number-columns-repeated="3"/>
          <table:table-cell table:style-name="ce78" office:value-type="string" calcext:value-type="string">
            <text:p>(empty)</text:p>
          </table:table-cell>
          <table:table-cell table:style-name="ce90"/>
        </table:table-row>
        <table:table-row table:style-name="ro1">
          <table:table-cell table:style-name="ce69" office:value-type="string" calcext:value-type="string">
            <text:p>ЭБН</text:p>
          </table:table-cell>
          <table:table-cell office:value-type="string" calcext:value-type="string">
            <text:p>Пред лев ‘11’, вход</text:p>
          </table:table-cell>
          <table:table-cell office:value-type="string" calcext:value-type="string">
            <text:p>Красный</text:p>
          </table:table-cell>
          <table:table-cell office:value-type="float" office:value="2.5" calcext:value-type="float">
            <text:p>2.5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table:style-name="ce73" office:value-type="string" calcext:value-type="string">
            <text:p>Total Result</text:p>
          </table:table-cell>
          <table:table-cell table:style-name="ce79" table:number-columns-repeated="3"/>
          <table:table-cell table:style-name="ce80"/>
          <table:table-cell table:style-name="ce91"/>
        </table:table-row>
      </table:table>
      <table:table table:name="Pivot Table_Schematic chart_1" table:style-name="ta1">
        <table:table-column table:style-name="co11" table:default-cell-style-name="ce71"/>
        <table:table-column table:style-name="co10" table:default-cell-style-name="ce77"/>
        <table:table-column table:style-name="co13" table:default-cell-style-name="ce106"/>
        <table:table-column table:style-name="co14" table:default-cell-style-name="ce116"/>
        <table:table-row table:style-name="ro1">
          <table:table-cell table:style-name="ce92"/>
          <table:table-cell table:style-name="ce102"/>
          <table:table-cell table:style-name="ce74" office:value-type="string" calcext:value-type="string">
            <text:p>Data</text:p>
          </table:table-cell>
          <table:table-cell table:style-name="ce113"/>
        </table:table-row>
        <table:table-row table:style-name="ro1">
          <table:table-cell table:style-name="ce93" office:value-type="string" calcext:value-type="string">
            <text:p>Сечение, мм2</text:p>
          </table:table-cell>
          <table:table-cell table:style-name="ce103" office:value-type="string" calcext:value-type="string">
            <text:p>Цвет</text:p>
          </table:table-cell>
          <table:table-cell table:style-name="ce104" office:value-type="string" calcext:value-type="string">
            <text:p>Sum - Длина, м</text:p>
          </table:table-cell>
          <table:table-cell table:style-name="ce114" office:value-type="string" calcext:value-type="string">
            <text:p>Sum - Длина с запасом, м</text:p>
          </table:table-cell>
        </table:table-row>
        <table:table-row table:style-name="ro1"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Жёлтый</text:p>
          </table:table-cell>
          <table:table-cell table:style-name="ce105" office:value-type="float" office:value="7.5" calcext:value-type="float">
            <text:p>7.50</text:p>
          </table:table-cell>
          <table:table-cell table:style-name="ce115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Зелёный</text:p>
          </table:table-cell>
          <table:table-cell office:value-type="float" office:value="7.4" calcext:value-type="float">
            <text:p>7.4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8.2" calcext:value-type="float">
            <text:p>8.20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9.75" calcext:value-type="float">
            <text:p>9.75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/>
          <table:table-cell office:value-type="string" calcext:value-type="string">
            <text:p>Оранжевый (Красный)</text:p>
          </table:table-cell>
          <table:table-cell office:value-type="float" office:value="6.9" calcext:value-type="float">
            <text:p>6.90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10.2" calcext:value-type="float">
            <text:p>10.20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14.8" calcext:value-type="float">
            <text:p>14.80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/>
          <table:table-cell office:value-type="string" calcext:value-type="string">
            <text:p>Фиолетовый (Синий)</text:p>
          </table:table-cell>
          <table:table-cell office:value-type="float" office:value="3.7" calcext:value-type="float">
            <text:p>3.7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style-name="ce72"/>
          <table:table-cell table:style-name="ce78" office:value-type="string" calcext:value-type="string">
            <text:p>Чёрный</text:p>
          </table:table-cell>
          <table:table-cell table:style-name="ce107" office:value-type="float" office:value="26.3" calcext:value-type="float">
            <text:p>26.30</text:p>
          </table:table-cell>
          <table:table-cell table:style-name="ce117" office:value-type="float" office:value="35.3" calcext:value-type="float">
            <text:p>35.3</text:p>
          </table:table-cell>
        </table:table-row>
        <table:table-row table:style-name="ro1">
          <table:table-cell table:style-name="ce70" office:value-type="float" office:value="1.5" calcext:value-type="float">
            <text:p>1.5</text:p>
          </table:table-cell>
          <table:table-cell table:style-name="ce76" office:value-type="string" calcext:value-type="string">
            <text:p>Белый (Коричневый)</text:p>
          </table:table-cell>
          <table:table-cell table:style-name="ce105" office:value-type="float" office:value="2.8" calcext:value-type="float">
            <text:p>2.80</text:p>
          </table:table-cell>
          <table:table-cell table:style-name="ce115"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11.4" calcext:value-type="float">
            <text:p>11.40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3.2" calcext:value-type="float">
            <text:p>3.2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/>
          <table:table-cell office:value-type="string" calcext:value-type="string">
            <text:p>Розовый (Красный)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2.4" calcext:value-type="float">
            <text:p>2.4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style-name="ce72"/>
          <table:table-cell table:style-name="ce78" office:value-type="string" calcext:value-type="string">
            <text:p>Чёрный (Серый)</text:p>
          </table:table-cell>
          <table:table-cell table:style-name="ce107" office:value-type="float" office:value="2.5" calcext:value-type="float">
            <text:p>2.50</text:p>
          </table:table-cell>
          <table:table-cell table:style-name="ce117" office:value-type="float" office:value="4" calcext:value-type="float">
            <text:p>4</text:p>
          </table:table-cell>
        </table:table-row>
        <table:table-row table:style-name="ro1">
          <table:table-cell table:style-name="ce70" office:value-type="float" office:value="2.5" calcext:value-type="float">
            <text:p>2.5</text:p>
          </table:table-cell>
          <table:table-cell table:style-name="ce76" office:value-type="string" calcext:value-type="string">
            <text:p>Белый</text:p>
          </table:table-cell>
          <table:table-cell table:style-name="ce105" office:value-type="float" office:value="4.3" calcext:value-type="float">
            <text:p>4.30</text:p>
          </table:table-cell>
          <table:table-cell table:style-name="ce115" office:value-type="float" office:value="5.3" calcext:value-type="float">
            <text:p>5.3</text:p>
          </table:table-cell>
        </table:table-row>
        <table:table-row table:style-name="ro1">
          <table:table-cell/>
          <table:table-cell office:value-type="string" calcext:value-type="string">
            <text:p>Жёлтый</text:p>
          </table:table-cell>
          <table:table-cell office:value-type="float" office:value="11.1" calcext:value-type="float">
            <text:p>11.10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/>
          <table:table-cell office:value-type="string" calcext:value-type="string">
            <text:p>Зелёный</text:p>
          </table:table-cell>
          <table:table-cell office:value-type="float" office:value="9.9" calcext:value-type="float">
            <text:p>9.90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4.6" calcext:value-type="float">
            <text:p>4.60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15.5" calcext:value-type="float">
            <text:p>15.5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Оранжевый</text:p>
          </table:table-cell>
          <table:table-cell office:value-type="float" office:value="20.95" calcext:value-type="float">
            <text:p>20.95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/>
          <table:table-cell office:value-type="string" calcext:value-type="string">
            <text:p>Розовый</text:p>
          </table:table-cell>
          <table:table-cell office:value-type="float" office:value="19.8" calcext:value-type="float">
            <text:p>19.80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6.5" calcext:value-type="float">
            <text:p>6.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14.5" calcext:value-type="float">
            <text:p>14.50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/>
          <table:table-cell office:value-type="string" calcext:value-type="string">
            <text:p>Фиолетовый</text:p>
          </table:table-cell>
          <table:table-cell office:value-type="float" office:value="13.2" calcext:value-type="float">
            <text:p>13.20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table:style-name="ce72"/>
          <table:table-cell table:style-name="ce78" office:value-type="string" calcext:value-type="string">
            <text:p>Чёрный</text:p>
          </table:table-cell>
          <table:table-cell table:style-name="ce107" office:value-type="float" office:value="37.05" calcext:value-type="float">
            <text:p>37.05</text:p>
          </table:table-cell>
          <table:table-cell table:style-name="ce117" office:value-type="float" office:value="45.55" calcext:value-type="float">
            <text:p>45.55</text:p>
          </table:table-cell>
        </table:table-row>
        <table:table-row table:style-name="ro1">
          <table:table-cell table:style-name="ce70" office:value-type="float" office:value="4" calcext:value-type="float">
            <text:p>4</text:p>
          </table:table-cell>
          <table:table-cell table:style-name="ce76" office:value-type="string" calcext:value-type="string">
            <text:p>Зелёный (Красный)</text:p>
          </table:table-cell>
          <table:table-cell table:style-name="ce105" office:value-type="float" office:value="0.5" calcext:value-type="float">
            <text:p>0.50</text:p>
          </table:table-cell>
          <table:table-cell table:style-name="ce11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1.5" calcext:value-type="float">
            <text:p>1.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2"/>
          <table:table-cell table:style-name="ce78" office:value-type="string" calcext:value-type="string">
            <text:p>Серый (Красный)</text:p>
          </table:table-cell>
          <table:table-cell table:style-name="ce107" office:value-type="float" office:value="1.95" calcext:value-type="float">
            <text:p>1.95</text:p>
          </table:table-cell>
          <table:table-cell table:style-name="ce117" office:value-type="float" office:value="2.95" calcext:value-type="float">
            <text:p>2.95</text:p>
          </table:table-cell>
        </table:table-row>
        <table:table-row table:style-name="ro1">
          <table:table-cell table:style-name="ce70" office:value-type="float" office:value="6" calcext:value-type="float">
            <text:p>6</text:p>
          </table:table-cell>
          <table:table-cell table:style-name="ce76" office:value-type="string" calcext:value-type="string">
            <text:p>Зелёный (Белый)</text:p>
          </table:table-cell>
          <table:table-cell table:style-name="ce105" office:value-type="float" office:value="1.4" calcext:value-type="float">
            <text:p>1.40</text:p>
          </table:table-cell>
          <table:table-cell table:style-name="ce115" office:value-type="float" office:value="1.9" calcext:value-type="float">
            <text:p>1.9</text:p>
          </table:table-cell>
        </table:table-row>
        <table:table-row table:style-name="ro1">
          <table:table-cell/>
          <table:table-cell office:value-type="string" calcext:value-type="string">
            <text:p>Красный (Белый)</text:p>
          </table:table-cell>
          <table:table-cell office:value-type="float" office:value="0.45" calcext:value-type="float">
            <text:p>0.4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/>
          <table:table-cell office:value-type="string" calcext:value-type="string">
            <text:p>Розовый (Белый)</text:p>
          </table:table-cell>
          <table:table-cell office:value-type="float" office:value="3.25" calcext:value-type="float">
            <text:p>3.2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/>
          <table:table-cell office:value-type="string" calcext:value-type="string">
            <text:p>Серый (Коричневый)</text:p>
          </table:table-cell>
          <table:table-cell office:value-type="float" office:value="2.3" calcext:value-type="float">
            <text:p>2.3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/>
          <table:table-cell office:value-type="string" calcext:value-type="string">
            <text:p>Синий (Коричневый)</text:p>
          </table:table-cell>
          <table:table-cell office:value-type="float" office:value="3.25" calcext:value-type="float">
            <text:p>3.2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table:style-name="ce72"/>
          <table:table-cell table:style-name="ce78" office:value-type="string" calcext:value-type="string">
            <text:p>Чёрный (Коричневый)</text:p>
          </table:table-cell>
          <table:table-cell table:style-name="ce107" office:value-type="float" office:value="1.4" calcext:value-type="float">
            <text:p>1.40</text:p>
          </table:table-cell>
          <table:table-cell table:style-name="ce117" office:value-type="float" office:value="1.9" calcext:value-type="float">
            <text:p>1.9</text:p>
          </table:table-cell>
        </table:table-row>
        <table:table-row table:style-name="ro1">
          <table:table-cell table:style-name="ce70" office:value-type="float" office:value="10" calcext:value-type="float">
            <text:p>10</text:p>
          </table:table-cell>
          <table:table-cell table:style-name="ce76" office:value-type="string" calcext:value-type="string">
            <text:p>Красный</text:p>
          </table:table-cell>
          <table:table-cell table:style-name="ce105" office:value-type="float" office:value="3.75" calcext:value-type="float">
            <text:p>3.75</text:p>
          </table:table-cell>
          <table:table-cell table:style-name="ce115" office:value-type="float" office:value="4.75" calcext:value-type="float">
            <text:p>4.75</text:p>
          </table:table-cell>
        </table:table-row>
        <table:table-row table:style-name="ro1">
          <table:table-cell/>
          <table:table-cell office:value-type="string" calcext:value-type="string">
            <text:p>Серый (Красный)</text:p>
          </table:table-cell>
          <table:table-cell office:value-type="float" office:value="1.8" calcext:value-type="float">
            <text:p>1.80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/>
          <table:table-cell office:value-type="string" calcext:value-type="string">
            <text:p>Фиолетовый (Чёрный)</text:p>
          </table:table-cell>
          <table:table-cell office:value-type="float" office:value="2.3" calcext:value-type="float">
            <text:p>2.3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table:style-name="ce72"/>
          <table:table-cell table:style-name="ce78" office:value-type="string" calcext:value-type="string">
            <text:p>Чёрный</text:p>
          </table:table-cell>
          <table:table-cell table:style-name="ce107" office:value-type="float" office:value="1.9" calcext:value-type="float">
            <text:p>1.90</text:p>
          </table:table-cell>
          <table:table-cell table:style-name="ce117" office:value-type="float" office:value="2.4" calcext:value-type="float">
            <text:p>2.4</text:p>
          </table:table-cell>
        </table:table-row>
        <table:table-row table:style-name="ro1">
          <table:table-cell table:style-name="ce70" office:value-type="float" office:value="16" calcext:value-type="float">
            <text:p>16</text:p>
          </table:table-cell>
          <table:table-cell table:style-name="ce76" office:value-type="string" calcext:value-type="string">
            <text:p>Красный</text:p>
          </table:table-cell>
          <table:table-cell table:style-name="ce105" office:value-type="float" office:value="1.8" calcext:value-type="float">
            <text:p>1.80</text:p>
          </table:table-cell>
          <table:table-cell table:style-name="ce115" office:value-type="float" office:value="2.3" calcext:value-type="float">
            <text:p>2.3</text:p>
          </table:table-cell>
        </table:table-row>
        <table:table-row table:style-name="ro1">
          <table:table-cell table:style-name="ce72"/>
          <table:table-cell table:style-name="ce78" office:value-type="string" calcext:value-type="string">
            <text:p>Синий (Чёрный)</text:p>
          </table:table-cell>
          <table:table-cell table:style-name="ce107" office:value-type="float" office:value="2.8" calcext:value-type="float">
            <text:p>2.80</text:p>
          </table:table-cell>
          <table:table-cell table:style-name="ce117" office:value-type="float" office:value="3.3" calcext:value-type="float">
            <text:p>3.3</text:p>
          </table:table-cell>
        </table:table-row>
        <table:table-row table:style-name="ro1">
          <table:table-cell table:style-name="ce69" office:value-type="float" office:value="25" calcext:value-type="float">
            <text:p>25</text:p>
          </table:table-cell>
          <table:table-cell table:style-name="ce75" office:value-type="string" calcext:value-type="string">
            <text:p>Чёрный</text:p>
          </table:table-cell>
          <table:table-cell table:style-name="ce108" office:value-type="float" office:value="4.4" calcext:value-type="float">
            <text:p>4.40</text:p>
          </table:table-cell>
          <table:table-cell table:style-name="ce118" office:value-type="float" office:value="4.9" calcext:value-type="float">
            <text:p>4.9</text:p>
          </table:table-cell>
        </table:table-row>
        <table:table-row table:style-name="ro1">
          <table:table-cell table:style-name="ce69" office:value-type="string" calcext:value-type="string">
            <text:p>(empty)</text:p>
          </table:table-cell>
          <table:table-cell table:style-name="ce75" office:value-type="string" calcext:value-type="string">
            <text:p>(empty)</text:p>
          </table:table-cell>
          <table:table-cell table:style-name="ce109"/>
          <table:table-cell table:style-name="ce119"/>
        </table:table-row>
        <table:table-row table:style-name="ro1">
          <table:table-cell table:style-name="ce70" office:value-type="string" calcext:value-type="string">
            <text:p>N/A</text:p>
          </table:table-cell>
          <table:table-cell table:style-name="ce76" office:value-type="string" calcext:value-type="string">
            <text:p>Dup</text:p>
          </table:table-cell>
          <table:table-cell table:style-name="ce110"/>
          <table:table-cell table:style-name="ce120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style-name="ce111"/>
          <table:table-cell table:style-name="ce121"/>
        </table:table-row>
        <table:table-row table:style-name="ro1">
          <table:table-cell table:style-name="ce72"/>
          <table:table-cell table:style-name="ce78" office:value-type="string" calcext:value-type="string">
            <text:p>Три провода</text:p>
          </table:table-cell>
          <table:table-cell table:style-name="ce107" office:value-type="float" office:value="8.4" calcext:value-type="float">
            <text:p>8.40</text:p>
          </table:table-cell>
          <table:table-cell table:style-name="ce117" office:value-type="float" office:value="8.9" calcext:value-type="float">
            <text:p>8.9</text:p>
          </table:table-cell>
        </table:table-row>
        <table:table-row table:style-name="ro1">
          <table:table-cell table:style-name="ce69" office:value-type="string" calcext:value-type="string">
            <text:p>ШИНА БПР</text:p>
          </table:table-cell>
          <table:table-cell table:style-name="ce75" office:value-type="string" calcext:value-type="string">
            <text:p>N/A</text:p>
          </table:table-cell>
          <table:table-cell table:style-name="ce108" office:value-type="float" office:value="1.8" calcext:value-type="float">
            <text:p>1.80</text:p>
          </table:table-cell>
          <table:table-cell table:style-name="ce118" office:value-type="float" office:value="2.3" calcext:value-type="float">
            <text:p>2.3</text:p>
          </table:table-cell>
        </table:table-row>
        <table:table-row table:style-name="ro1">
          <table:table-cell table:style-name="ce69" office:value-type="string" calcext:value-type="string">
            <text:p>(empty)</text:p>
          </table:table-cell>
          <table:table-cell table:style-name="ce75" office:value-type="string" calcext:value-type="string">
            <text:p>(empty)</text:p>
          </table:table-cell>
          <table:table-cell table:style-name="ce109"/>
          <table:table-cell table:style-name="ce119"/>
        </table:table-row>
        <table:table-row table:style-name="ro1">
          <table:table-cell table:style-name="ce73" office:value-type="string" calcext:value-type="string">
            <text:p>Total Result</text:p>
          </table:table-cell>
          <table:table-cell table:style-name="ce80"/>
          <table:table-cell table:style-name="ce112" office:value-type="float" office:value="320.9" calcext:value-type="float">
            <text:p>320.90</text:p>
          </table:table-cell>
          <table:table-cell table:style-name="ce122" office:value-type="float" office:value="385.4" calcext:value-type="float">
            <text:p>385.4</text:p>
          </table:table-cell>
        </table:table-row>
      </table:table>
      <table:table table:name="Variables and notions" table:style-name="ta1">
        <table:table-column table:style-name="co15" table:default-cell-style-name="Default"/>
        <table:table-column table:style-name="co16" table:default-cell-style-name="Default"/>
        <table:table-column table:style-name="co17" table:visibility="collapse" table:default-cell-style-name="Default"/>
        <table:table-column table:style-name="co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 table:number-columns-spanned="7" table:number-rows-spanned="1">
            <text:p>Блок реле находится рядом с блоком предохранителей в кабине, у верха торпеды. Реле стартера остаётся на месте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Датчик спидометра и выключатель света заднего хода – берём от колодки под капотом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Обжим провода большого сечения в клемме – с втулкой снаружи, как обоймой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“Разветвление” реализуется шиной. Крепление шины изолировано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Нумерация разветвлений внутри сегмента косы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“Разветвление 1” крепятся около водительских ног на старом месте блока реле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“Разветвление 2” крепятся за новым местом блока реле под торпедой.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23" office:value-type="string" calcext:value-type="string" table:number-columns-spanned="3" table:number-rows-spanned="1">
            <text:p>Название размера</text:p>
          </table:table-cell>
          <table:covered-table-cell table:number-columns-repeated="2"/>
          <table:table-cell table:style-name="ce24" office:value-type="string" calcext:value-type="string">
            <text:p>Длина, м</text:p>
          </table:table-cell>
          <table:table-cell table:style-name="ce24" office:value-type="string" calcext:value-type="string">
            <text:p>Обозначение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капота</text:p>
          </table:table-cell>
          <table:covered-table-cell table:number-columns-repeated="2"/>
          <table:table-cell table:style-name="ce29" office:value-type="float" office:value="1.3" calcext:value-type="float">
            <text:p>1.30</text:p>
          </table:table-cell>
          <table:table-cell office:value-type="string" calcext:value-type="string">
            <text:p>Len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кабины</text:p>
          </table:table-cell>
          <table:covered-table-cell table:number-columns-repeated="2"/>
          <table:table-cell table:style-name="ce29" office:value-type="float" office:value="2.2" calcext:value-type="float">
            <text:p>2.20</text:p>
          </table:table-cell>
          <table:table-cell office:value-type="string" calcext:value-type="string">
            <text:p>Len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багажника</text:p>
          </table:table-cell>
          <table:covered-table-cell table:number-columns-repeated="2"/>
          <table:table-cell table:style-name="ce29" office:value-type="float" office:value="1.4" calcext:value-type="float">
            <text:p>1.40</text:p>
          </table:table-cell>
          <table:table-cell office:value-type="string" calcext:value-type="string">
            <text:p>Len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Ширина кузова</text:p>
          </table:table-cell>
          <table:covered-table-cell table:number-columns-repeated="2"/>
          <table:table-cell table:style-name="ce29" office:value-type="float" office:value="1.8" calcext:value-type="float">
            <text:p>1.80</text:p>
          </table:table-cell>
          <table:table-cell office:value-type="string" calcext:value-type="string">
            <text:p>Width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 table:number-columns-spanned="3" table:number-rows-spanned="1">
            <text:p>Высота общая</text:p>
          </table:table-cell>
          <table:covered-table-cell table:number-columns-repeated="2"/>
          <table:table-cell table:style-name="ce29" office:value-type="float" office:value="0.5" calcext:value-type="float">
            <text:p>0.50</text:p>
          </table:table-cell>
          <table:table-cell office:value-type="string" calcext:value-type="string">
            <text:p>Height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Загиб провода</text:p>
          </table:table-cell>
          <table:covered-table-cell table:number-columns-repeated="2"/>
          <table:table-cell office:value-type="float" office:value="0.05" calcext:value-type="float">
            <text:p>0.05</text:p>
          </table:table-cell>
          <table:table-cell office:value-type="string" calcext:value-type="string">
            <text:p>Corner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провода вглубь торпеды (вдоль кузова)</text:p>
          </table:table-cell>
          <table:covered-table-cell table:number-columns-repeated="2"/>
          <table:table-cell table:style-name="ce29" office:value-type="float" office:value="0.5" calcext:value-type="float">
            <text:p>0.50</text:p>
          </table:table-cell>
          <table:table-cell office:value-type="string" calcext:value-type="string">
            <text:p>TorpedoWidth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Запас</text:p>
          </table:table-cell>
          <table:covered-table-cell table:number-columns-repeated="2"/>
          <table:table-cell table:style-name="ce29" office:value-type="float" office:value="0.5" calcext:value-type="float">
            <text:p>0.50</text:p>
          </table:table-cell>
          <table:table-cell office:value-type="string" calcext:value-type="string">
            <text:p>Buffer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Удельное сопротивление меди, Ом*мм2/м</text:p>
          </table:table-cell>
          <table:table-cell table:style-name="ce31" office:value-type="float" office:value="0.000000018" calcext:value-type="float">
            <text:p>0.00000001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4" office:value-type="string" calcext:value-type="string">
            <text:p>Обозначения в цепях</text:p>
          </table:table-cell>
          <table:table-cell table:style-name="ce123" office:value-type="string" calcext:value-type="string" table:number-columns-spanned="6" table:number-rows-spanned="1">
            <text:p>Значение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На X к Y</text:p>
          </table:table-cell>
          <table:table-cell office:value-type="string" calcext:value-type="string" table:number-columns-spanned="6" table:number-rows-spanned="1">
            <text:p>Уходит на колодку, которая стыкуется с косой X (капот/кабина/багажник), провод уходит к потребителю Y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X ‘Y’</text:p>
          </table:table-cell>
          <table:table-cell office:value-type="string" calcext:value-type="string" table:number-columns-spanned="6" table:number-rows-spanned="1">
            <text:p>потребитель/реле/переключатель X, контакт Y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БПР ‘шина’</text:p>
          </table:table-cell>
          <table:table-cell office:value-type="string" calcext:value-type="string" table:number-columns-spanned="6" table:number-rows-spanned="1">
            <text:p>шпилька общей шины предохранителей блока предохранителей под капотом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БПР ‘X А’</text:p>
          </table:table-cell>
          <table:table-cell office:value-type="string" calcext:value-type="string" table:number-columns-spanned="6" table:number-rows-spanned="1">
            <text:p>шпилька предохранителя на X Ампер в блоке предохранителей под капотом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Пред X ‘Y’, Z</text:p>
          </table:table-cell>
          <table:table-cell office:value-type="string" calcext:value-type="string" table:number-columns-spanned="6" table:number-rows-spanned="1">
            <text:p>Блок предохранителей X (лев/прав), номер ‘Y’, контакт Z (вход/выход)</text:p>
          </table:table-cell>
          <table:covered-table-cell table:number-columns-repeated="5"/>
        </table:table-row>
      </table:table>
      <table:table table:name="Endpoints (incl. mid- ones)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3"/>
        <table:table-row table:style-name="ro1">
          <table:table-cell table:style-name="ce123" office:value-type="string" calcext:value-type="string" table:number-columns-spanned="3" table:number-rows-spanned="1">
            <text:p>Конечные потребители/источники</text:p>
          </table:table-cell>
          <table:covered-table-cell table:number-columns-repeated="2"/>
          <table:table-cell table:style-name="ce123" office:value-type="string" calcext:value-type="string">
            <text:p>Принадлежность косе</text:p>
          </table:table-cell>
        </table:table-row>
        <table:table-row table:style-name="ro1">
          <table:table-cell table:number-columns-spanned="1" table:number-rows-spanned="31"/>
          <table:table-cell table:style-name="ce123" office:value-type="string" calcext:value-type="string" table:number-columns-spanned="2" table:number-rows-spanned="1">
            <text:p>Капот</text:p>
          </table:table-cell>
          <table:covered-table-cell/>
          <table:table-cell table:style-name="ce40"/>
        </table:table-row>
        <table:table-row table:style-name="ro1">
          <table:covered-table-cell/>
          <table:table-cell table:number-columns-spanned="1" table:number-rows-spanned="14"/>
          <table:table-cell office:value-type="string" calcext:value-type="string">
            <text:p>Головная фар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ТФ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овторитель поворот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Муфта компрессора кондиционера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ентилятор кондиционера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Клаксоны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Фонарь подкапотный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Генерато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Насос омывай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АКБ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ЭБН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ентилятор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БП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ЭБУ</text:p>
          </table:table-cell>
          <table:table-cell table:style-name="ce41"/>
        </table:table-row>
        <table:table-row table:style-name="ro1">
          <table:covered-table-cell/>
          <table:table-cell table:style-name="ce123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10"/>
          <table:table-cell office:value-type="string" calcext:value-type="string">
            <text:p>Индикаторная доск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икуриватель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лафон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Лампа шкатул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ентилятор печки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Обогрев заднего стекла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Матафон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ополнительный сигнал торможения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ЭБУ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Блок предохранителей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123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4"/>
          <table:table-cell office:value-type="string" calcext:value-type="string">
            <text:p>Фонарь задний на крыле (Л+П)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Фонарь задний на крышке багажника (Л+П)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Освещение номерного знака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Освещение в багажнике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table-cell table:style-name="ce123" office:value-type="string" calcext:value-type="string" table:number-columns-spanned="3" table:number-rows-spanned="1">
            <text:p>Реле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17"/>
          <table:table-cell table:style-name="ce123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3"/>
          <table:table-cell office:value-type="string" calcext:value-type="string">
            <text:p>Реле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вентилятора кондиционера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Реле муфты компрессора кондиционера</text:p>
          </table:table-cell>
          <table:table-cell table:style-name="ce41"/>
        </table:table-row>
        <table:table-row table:style-name="ro1">
          <table:covered-table-cell/>
          <table:table-cell table:style-name="ce123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10"/>
          <table:table-cell office:value-type="string" calcext:value-type="string">
            <text:p>Реле старте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ворников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Реле клаксон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ерыватель поворот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аль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ближ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ПТФ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Реле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контрольных ламп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123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  <table:table-row table:style-name="ro1">
          <table:table-cell table:style-name="ce123" office:value-type="string" calcext:value-type="string" table:number-columns-spanned="3" table:number-rows-spanned="1">
            <text:p>Датчики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12"/>
          <table:table-cell table:style-name="ce123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7"/>
          <table:table-cell office:value-type="string" calcext:value-type="string">
            <text:p>Датчик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t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перегрева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включения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спидомет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уровня тормозной жидкост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123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  <table:table-row table:style-name="ro1">
          <table:covered-table-cell/>
          <table:table-cell table:style-name="ce123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Датчик уровня топлива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table-cell table:style-name="ce123" office:value-type="string" calcext:value-type="string" table:number-columns-spanned="3" table:number-rows-spanned="1">
            <text:p>Кнопки/переключатели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25"/>
          <table:table-cell table:style-name="ce123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Выключатель света заднего ход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123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20"/>
          <table:table-cell office:value-type="string" calcext:value-type="string">
            <text:p>Выключатель зажига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аварийной сигнализаци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индикатора ручного тормоз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ечки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поворотников и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двор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нагревателей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ТФ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сигнала тормож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вуковых сигнал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ЦПС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корректора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лафона (дверь) – 2 шт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антенны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ЭСП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обогрева сидений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корректора фар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кондиционера</text:p>
          </table:table-cell>
          <table:table-cell table:style-name="ce41"/>
        </table:table-row>
        <table:table-row table:style-name="ro1">
          <table:covered-table-cell/>
          <table:table-cell table:style-name="ce123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</table:table>
      <table:table table:name="Distinct wiring harness" table:style-name="ta1"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23" office:value-type="string" calcext:value-type="string">
            <text:p>Отдельные косы</text:p>
          </table:table-cell>
          <table:table-cell/>
        </table:table-row>
        <table:table-row table:style-name="ro1">
          <table:table-cell table:style-name="ce15" office:value-type="string" calcext:value-type="string">
            <text:p>Антенна</text:p>
          </table:table-cell>
          <table:table-cell/>
        </table:table-row>
        <table:table-row table:style-name="ro1">
          <table:table-cell office:value-type="string" calcext:value-type="string">
            <text:p>Дворники</text:p>
          </table:table-cell>
          <table:table-cell/>
        </table:table-row>
        <table:table-row table:style-name="ro1">
          <table:table-cell office:value-type="string" calcext:value-type="string">
            <text:p>Корректоры фар</text:p>
          </table:table-cell>
          <table:table-cell/>
        </table:table-row>
        <table:table-row table:style-name="ro1">
          <table:table-cell office:value-type="string" calcext:value-type="string">
            <text:p>Подогрев сидений</text:p>
          </table:table-cell>
          <table:table-cell/>
        </table:table-row>
        <table:table-row table:style-name="ro1">
          <table:table-cell office:value-type="string" calcext:value-type="string">
            <text:p>Колонки</text:p>
          </table:table-cell>
          <table:table-cell/>
        </table:table-row>
        <table:table-row table:style-name="ro1">
          <table:table-cell office:value-type="string" calcext:value-type="string">
            <text:p>Регулировка и подогрев зеркал</text:p>
          </table:table-cell>
          <table:table-cell/>
        </table:table-row>
        <table:table-row table:style-name="ro1">
          <table:table-cell office:value-type="string" calcext:value-type="string">
            <text:p>ЭСП</text:p>
          </table:table-cell>
          <table:table-cell/>
        </table:table-row>
        <table:table-row table:style-name="ro1">
          <table:table-cell table:style-name="ce15" office:value-type="string" calcext:value-type="string">
            <text:p>ЭБН</text:p>
          </table:table-cell>
          <table:table-cell/>
        </table:table-row>
        <table:table-row table:style-name="ro1">
          <table:table-cell office:value-type="string" calcext:value-type="string">
            <text:p>Кондиционер + вентилятор печки</text:p>
          </table:table-cell>
          <table:table-cell/>
        </table:table-row>
        <table:table-row table:style-name="ro1">
          <table:table-cell table:style-name="ce15" office:value-type="string" calcext:value-type="string">
            <text:p>ПТФ (передние)</text:p>
          </table:table-cell>
          <table:table-cell/>
        </table:table-row>
        <table:table-row table:style-name="ro1">
          <table:table-cell office:value-type="string" calcext:value-type="string">
            <text:p>Стартер (силовые провода)</text:p>
          </table:table-cell>
          <table:table-cell/>
        </table:table-row>
        <table:table-row table:style-name="ro1">
          <table:table-cell table:style-name="ce15" office:value-type="string" calcext:value-type="string">
            <text:p>ЭБУ</text:p>
          </table:table-cell>
          <table:table-cell/>
        </table:table-row>
      </table:table>
      <table:named-expressions>
        <table:named-range table:name="Buffer" table:base-cell-address="$'Variables and notions'.$B$3" table:cell-range-address="$'Variables and notions'.$D$17"/>
        <table:named-range table:name="CopperResistivity" table:base-cell-address="$'Variables and notions'.$B$15" table:cell-range-address="$'Variables and notions'.$B$20"/>
        <table:named-range table:name="Corner" table:base-cell-address="$'Variables and notions'.$B$3" table:cell-range-address="$'Variables and notions'.$D$15"/>
        <table:named-range table:name="Height" table:base-cell-address="$'Variables and notions'.$B$3" table:cell-range-address="$'Variables and notions'.$D$14"/>
        <table:named-range table:name="Len1" table:base-cell-address="$'Variables and notions'.$B$3" table:cell-range-address="$'Variables and notions'.$D$10"/>
        <table:named-range table:name="Len2" table:base-cell-address="$'Variables and notions'.$B$3" table:cell-range-address="$'Variables and notions'.$D$11"/>
        <table:named-range table:name="Len3" table:base-cell-address="$'Variables and notions'.$B$3" table:cell-range-address="$'Variables and notions'.$D$12"/>
        <table:named-range table:name="TorpedoWidth" table:base-cell-address="$'Variables and notions'.$B$3" table:cell-range-address="$'Variables and notions'.$D$16"/>
        <table:named-range table:name="Width" table:base-cell-address="$'Variables and notions'.$B$3" table:cell-range-address="$'Variables and notions'.$D$13"/>
      </table:named-expressions>
      <table:data-pilot-tables>
        <table:data-pilot-table table:name="DataPilot1" table:application-data="" table:target-range-address="'Pivot Table_Schematic chart_1'.A1:'Pivot Table_Schematic chart_1'.D51" table:buttons="'Pivot Table_Schematic chart_1'.A2 'Pivot Table_Schematic chart_1'.B2 'Pivot Table_Schematic chart_1'.C1" table:show-filter-button="false" table:drill-down-on-double-click="false">
          <table:source-cell-range table:cell-range-address="'Schematic chart'.A1:'Schematic chart'.H44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Сечение, мм2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.5" table:display="true" table:show-details="true"/>
                <table:data-pilot-member table:name="2.5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10" table:display="true" table:show-details="true"/>
                <table:data-pilot-member table:name="16" table:display="true" table:show-details="true"/>
                <table:data-pilot-member table:name="25" table:display="true" table:show-details="true"/>
                <table:data-pilot-member table:name="" table:display="true" table:show-details="true"/>
                <table:data-pilot-member table:name="N/A" table:display="true" table:show-details="true"/>
                <table:data-pilot-member table:name="ШИНА БПР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Цвет" table:orientation="row" table:used-hierarchy="0" table:function="auto">
            <table:data-pilot-level table:show-empty="false" calcext:repeat-item-labels="false">
              <table:data-pilot-members>
                <table:data-pilot-member table:name="Dup" table:display="true" table:show-details="true"/>
                <table:data-pilot-member table:name="N/A" table:display="true" table:show-details="true"/>
                <table:data-pilot-member table:name="Белый" table:display="true" table:show-details="true"/>
                <table:data-pilot-member table:name="Белый (Коричневый)" table:display="true" table:show-details="true"/>
                <table:data-pilot-member table:name="Жёлтый" table:display="true" table:show-details="true"/>
                <table:data-pilot-member table:name="Зелёный" table:display="true" table:show-details="true"/>
                <table:data-pilot-member table:name="Зелёный (Белый)" table:display="true" table:show-details="true"/>
                <table:data-pilot-member table:name="Зелёный (Красный)" table:display="true" table:show-details="true"/>
                <table:data-pilot-member table:name="Коричневый" table:display="true" table:show-details="true"/>
                <table:data-pilot-member table:name="Красный" table:display="true" table:show-details="true"/>
                <table:data-pilot-member table:name="Красный (Белый)" table:display="true" table:show-details="true"/>
                <table:data-pilot-member table:name="Оранжевый" table:display="true" table:show-details="true"/>
                <table:data-pilot-member table:name="Оранжевый (Красный)" table:display="true" table:show-details="true"/>
                <table:data-pilot-member table:name="Розовый" table:display="true" table:show-details="true"/>
                <table:data-pilot-member table:name="Розовый (Белый)" table:display="true" table:show-details="true"/>
                <table:data-pilot-member table:name="Розовый (Красный)" table:display="true" table:show-details="true"/>
                <table:data-pilot-member table:name="Серый" table:display="true" table:show-details="true"/>
                <table:data-pilot-member table:name="Серый (Коричневый)" table:display="true" table:show-details="true"/>
                <table:data-pilot-member table:name="Серый (Красный)" table:display="true" table:show-details="true"/>
                <table:data-pilot-member table:name="Синий" table:display="true" table:show-details="true"/>
                <table:data-pilot-member table:name="Синий (Коричневый)" table:display="true" table:show-details="true"/>
                <table:data-pilot-member table:name="Синий (Чёрный)" table:display="true" table:show-details="true"/>
                <table:data-pilot-member table:name="Три провода" table:display="true" table:show-details="true"/>
                <table:data-pilot-member table:name="Фиолетовый" table:display="true" table:show-details="true"/>
                <table:data-pilot-member table:name="Фиолетовый (Синий)" table:display="true" table:show-details="true"/>
                <table:data-pilot-member table:name="Фиолетовый (Чёрный)" table:display="true" table:show-details="true"/>
                <table:data-pilot-member table:name="Чёрный" table:display="true" table:show-details="true"/>
                <table:data-pilot-member table:name="Чёрный (Коричневый)" table:display="true" table:show-details="true"/>
                <table:data-pilot-member table:name="Чёрный (Серый)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лина, м" table:orientation="data" table:used-hierarchy="0" table:function="sum">
            <table:data-pilot-level table:show-empty="false" calcext:repeat-item-labels="false">
              <table:data-pilot-members>
                <table:data-pilot-member table:name="0.45" table:display="true" table:show-details="true"/>
                <table:data-pilot-member table:name="0.50" table:display="true" table:show-details="true"/>
                <table:data-pilot-member table:name="0.95" table:display="true" table:show-details="true"/>
                <table:data-pilot-member table:name="1.00" table:display="true" table:show-details="true"/>
                <table:data-pilot-member table:name="1.40" table:display="true" table:show-details="true"/>
                <table:data-pilot-member table:name="1.45" table:display="true" table:show-details="true"/>
                <table:data-pilot-member table:name="1.50" table:display="true" table:show-details="true"/>
                <table:data-pilot-member table:name="1.80" table:display="true" table:show-details="true"/>
                <table:data-pilot-member table:name="1.90" table:display="true" table:show-details="true"/>
                <table:data-pilot-member table:name="2.05" table:display="true" table:show-details="true"/>
                <table:data-pilot-member table:name="2.30" table:display="true" table:show-details="true"/>
                <table:data-pilot-member table:name="2.40" table:display="true" table:show-details="true"/>
                <table:data-pilot-member table:name="2.70" table:display="true" table:show-details="true"/>
                <table:data-pilot-member table:name="2.80" table:display="true" table:show-details="true"/>
                <table:data-pilot-member table:name="2.95" table:display="true" table:show-details="true"/>
                <table:data-pilot-member table:name="3.20" table:display="true" table:show-details="true"/>
                <table:data-pilot-member table:name="3.25" table:display="true" table:show-details="true"/>
                <table:data-pilot-member table:name="3.30" table:display="true" table:show-details="true"/>
                <table:data-pilot-member table:name="3.40" table:display="true" table:show-details="true"/>
                <table:data-pilot-member table:name="3.60" table:display="true" table:show-details="true"/>
                <table:data-pilot-member table:name="3.85" table:display="true" table:show-details="true"/>
                <table:data-pilot-member table:name="4.10" table:display="true" table:show-details="true"/>
                <table:data-pilot-member table:name="4.40" table:display="true" table:show-details="true"/>
                <table:data-pilot-member table:name="4.50" table:display="true" table:show-details="true"/>
                <table:data-pilot-member table:name="4.60" table:display="true" table:show-details="true"/>
                <table:data-pilot-member table:name="5.00" table:display="true" table:show-details="true"/>
                <table:data-pilot-member table:name="5.35" table:display="true" table:show-details="true"/>
                <table:data-pilot-member table:name="5.40" table:display="true" table:show-details="true"/>
                <table:data-pilot-member table:name="5.80" table:display="true" table:show-details="true"/>
                <table:data-pilot-member table:name="6.00" table:display="true" table:show-details="true"/>
                <table:data-pilot-member table:name="6.40" table:display="true" table:show-details="true"/>
                <table:data-pilot-member table:name="8.4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лина с запасом, м" table:orientation="data" table:used-hierarchy="0" table:function="sum">
            <table:data-pilot-level table:show-empty="false" calcext:repeat-item-labels="false">
              <table:data-pilot-members>
                <table:data-pilot-member table:name="0.95" table:display="true" table:show-details="true"/>
                <table:data-pilot-member table:name="1" table:display="true" table:show-details="true"/>
                <table:data-pilot-member table:name="1.45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1.95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5" table:display="true" table:show-details="true"/>
                <table:data-pilot-member table:name="2.8" table:display="true" table:show-details="true"/>
                <table:data-pilot-member table:name="2.9" table:display="true" table:show-details="true"/>
                <table:data-pilot-member table:name="3.2" table:display="true" table:show-details="true"/>
                <table:data-pilot-member table:name="3.3" table:display="true" table:show-details="true"/>
                <table:data-pilot-member table:name="3.45" table:display="true" table:show-details="true"/>
                <table:data-pilot-member table:name="3.7" table:display="true" table:show-details="true"/>
                <table:data-pilot-member table:name="3.75" table:display="true" table:show-details="true"/>
                <table:data-pilot-member table:name="3.8" table:display="true" table:show-details="true"/>
                <table:data-pilot-member table:name="3.9" table:display="true" table:show-details="true"/>
                <table:data-pilot-member table:name="4.1" table:display="true" table:show-details="true"/>
                <table:data-pilot-member table:name="4.35" table:display="true" table:show-details="true"/>
                <table:data-pilot-member table:name="4.6" table:display="true" table:show-details="true"/>
                <table:data-pilot-member table:name="4.9" table:display="true" table:show-details="true"/>
                <table:data-pilot-member table:name="5" table:display="true" table:show-details="true"/>
                <table:data-pilot-member table:name="5.1" table:display="true" table:show-details="true"/>
                <table:data-pilot-member table:name="5.5" table:display="true" table:show-details="true"/>
                <table:data-pilot-member table:name="5.85" table:display="true" table:show-details="true"/>
                <table:data-pilot-member table:name="5.9" table:display="true" table:show-details="true"/>
                <table:data-pilot-member table:name="6.3" table:display="true" table:show-details="true"/>
                <table:data-pilot-member table:name="6.5" table:display="true" table:show-details="true"/>
                <table:data-pilot-member table:name="6.9" table:display="true" table:show-details="true"/>
                <table:data-pilot-member table:name="8.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chematic chart_2'.A1:'Pivot Table_Schematic chart_2'.F63" table:buttons="'Pivot Table_Schematic chart_2'.A1 'Pivot Table_Schematic chart_2'.B1 'Pivot Table_Schematic chart_2'.C1 'Pivot Table_Schematic chart_2'.D1 'Pivot Table_Schematic chart_2'.E1" table:ignore-empty-rows="true" table:identify-categories="true" table:show-filter-button="false">
          <table:source-cell-range table:cell-range-address="'Schematic chart'.A1:'Schematic chart'.H44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Коса" table:orientation="row" table:used-hierarchy="0" table:function="auto">
            <table:data-pilot-level table:show-empty="false" calcext:repeat-item-labels="false">
              <table:data-pilot-members>
                <table:data-pilot-member table:name="Антенна" table:display="true" table:show-details="true"/>
                <table:data-pilot-member table:name="Капот + торпеда" table:display="true" table:show-details="true"/>
                <table:data-pilot-member table:name="Колодка ЭБУ" table:display="true" table:show-details="true"/>
                <table:data-pilot-member table:name="ПТФ Передние" table:display="true" table:show-details="true"/>
                <table:data-pilot-member table:name="ЭБН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Цепь/путь" table:orientation="row" table:used-hierarchy="0" table:function="auto">
            <table:data-pilot-level table:show-empty="false" calcext:repeat-item-labels="false">
              <table:data-pilot-members>
                <table:data-pilot-member table:name="N/A" table:display="false" table:show-details="true"/>
                <table:data-pilot-member table:name="АКБ ‘-’" table:display="false" table:show-details="true"/>
                <table:data-pilot-member table:name="АКБ ‘+’" table:display="false" table:show-details="true"/>
                <table:data-pilot-member table:name="БПР ‘40 А’  (до разветвления 1)" table:display="false" table:show-details="true"/>
                <table:data-pilot-member table:name="БПР ‘40 А’ ?" table:display="false" table:show-details="true"/>
                <table:data-pilot-member table:name="БПР ‘60 А’" table:display="false" table:show-details="true"/>
                <table:data-pilot-member table:name="БПР ‘60 А’ (тот же) (до разветвления 1)" table:display="false" table:show-details="true"/>
                <table:data-pilot-member table:name="БПР ‘90 А’" table:display="false" table:show-details="true"/>
                <table:data-pilot-member table:name="БПР ‘шина’" table:display="false" table:show-details="true"/>
                <table:data-pilot-member table:name="Вентилятор охлаждения ‘-’" table:display="false" table:show-details="true"/>
                <table:data-pilot-member table:name="Вентилятор охлаждения ‘+’" table:display="false" table:show-details="true"/>
                <table:data-pilot-member table:name="Вентилятор печки" table:display="false" table:show-details="true"/>
                <table:data-pilot-member table:name="Втягивающее реле ‘управление’" table:display="false" table:show-details="true"/>
                <table:data-pilot-member table:name="Выключатель задних ПТФ ‘I’" table:display="false" table:show-details="true"/>
                <table:data-pilot-member table:name="Выключатель задних ПТФ ‘S’" table:display="false" table:show-details="true"/>
                <table:data-pilot-member table:name="Выключатель задних ПТФ ‘U’" table:display="false" table:show-details="true"/>
                <table:data-pilot-member table:name="Выключатель задних ПТФ ‘лампа-1’" table:display="false" table:show-details="true"/>
                <table:data-pilot-member table:name="Выключатель задних ПТФ ‘лампа-2’" table:display="false" table:show-details="true"/>
                <table:data-pilot-member table:name="Выключатель зажигания ‘15/1’" table:display="false" table:show-details="true"/>
                <table:data-pilot-member table:name="Выключатель зажигания ‘15/2’" table:display="false" table:show-details="true"/>
                <table:data-pilot-member table:name="Выключатель зажигания ‘30’ (от разветвления 1)" table:display="false" table:show-details="true"/>
                <table:data-pilot-member table:name="Выключатель зажигания ‘30/1’ (от разветвления 1)" table:display="false" table:show-details="true"/>
                <table:data-pilot-member table:name="Выключатель зажигания ‘50’" table:display="false" table:show-details="true"/>
                <table:data-pilot-member table:name="Выключатель звуковых сигналов" table:display="false" table:show-details="true"/>
                <table:data-pilot-member table:name="Выключатель звуковых сигналов ‘масса’" table:display="false" table:show-details="true"/>
                <table:data-pilot-member table:name="Выключатель индикатора ручного тормоза ‘1’" table:display="false" table:show-details="true"/>
                <table:data-pilot-member table:name="Выключатель индикатора ручного тормоза ‘2’" table:display="false" table:show-details="true"/>
                <table:data-pilot-member table:name="Выключатель ПТФ ‘H’" table:display="false" table:show-details="true"/>
                <table:data-pilot-member table:name="Выключатель ПТФ ‘L’" table:display="false" table:show-details="true"/>
                <table:data-pilot-member table:name="Выключатель ПТФ ‘лампа-1’" table:display="false" table:show-details="true"/>
                <table:data-pilot-member table:name="Выключатель ПТФ ‘лампа-2’" table:display="false" table:show-details="true"/>
                <table:data-pilot-member table:name="Выключатель света заднего хода ‘1’" table:display="false" table:show-details="true"/>
                <table:data-pilot-member table:name="Выключатель света заднего хода ‘2’" table:display="false" table:show-details="true"/>
                <table:data-pilot-member table:name="Выключатель сигнала торможения ‘1’" table:display="false" table:show-details="true"/>
                <table:data-pilot-member table:name="Выключатель сигнала торможения ‘2’" table:display="false" table:show-details="true"/>
                <table:data-pilot-member table:name="Генератор ‘B+’" table:display="false" table:show-details="true"/>
                <table:data-pilot-member table:name="Генератор ‘D’" table:display="false" table:show-details="true"/>
                <table:data-pilot-member table:name="Датчик P масла" table:display="false" table:show-details="true"/>
                <table:data-pilot-member table:name="Датчик t ОЖ" table:display="false" table:show-details="true"/>
                <table:data-pilot-member table:name="Датчик аварийного падения P масла" table:display="false" table:show-details="true"/>
                <table:data-pilot-member table:name="Датчик аварийного падения уровня тормозной жидкости ‘1’" table:display="false" table:show-details="true"/>
                <table:data-pilot-member table:name="Датчик аварийного падения уровня тормозной жидкости ‘2’" table:display="false" table:show-details="true"/>
                <table:data-pilot-member table:name="Датчик включения вентилятора охлаждения ‘1’" table:display="false" table:show-details="true"/>
                <table:data-pilot-member table:name="Датчик включения вентилятора охлаждения ‘2’" table:display="false" table:show-details="true"/>
                <table:data-pilot-member table:name="Датчик перегрева ОЖ" table:display="false" table:show-details="true"/>
                <table:data-pilot-member table:name="Датчик спидометра ‘1’" table:display="false" table:show-details="true"/>
                <table:data-pilot-member table:name="Датчик спидометра ‘2’" table:display="false" table:show-details="true"/>
                <table:data-pilot-member table:name="Датчик спидометра ‘3’" table:display="false" table:show-details="true"/>
                <table:data-pilot-member table:name="Индикаторная доска ‘XP1.1’" table:display="false" table:show-details="true"/>
                <table:data-pilot-member table:name="Индикаторная доска ‘XP1.11’" table:display="false" table:show-details="true"/>
                <table:data-pilot-member table:name="Индикаторная доска ‘XP1.2’" table:display="false" table:show-details="true"/>
                <table:data-pilot-member table:name="Индикаторная доска ‘XP1.3’" table:display="false" table:show-details="true"/>
                <table:data-pilot-member table:name="Индикаторная доска ‘XP1.4’" table:display="false" table:show-details="true"/>
                <table:data-pilot-member table:name="Индикаторная доска ‘XP1.5’" table:display="false" table:show-details="true"/>
                <table:data-pilot-member table:name="Индикаторная доска ‘XP1.6’" table:display="false" table:show-details="true"/>
                <table:data-pilot-member table:name="Индикаторная доска ‘XP2.2’" table:display="false" table:show-details="true"/>
                <table:data-pilot-member table:name="Индикаторная доска ‘XP2.3’" table:display="false" table:show-details="true"/>
                <table:data-pilot-member table:name="Индикаторная доска ‘XP2.4’" table:display="false" table:show-details="true"/>
                <table:data-pilot-member table:name="Индикаторная доска ‘XP2.5’" table:display="false" table:show-details="true"/>
                <table:data-pilot-member table:name="Индикаторная доска ‘XP2.7’" table:display="false" table:show-details="true"/>
                <table:data-pilot-member table:name="Индикаторная доска ‘XP2.8’" table:display="false" table:show-details="true"/>
                <table:data-pilot-member table:name="Индикаторная доска ‘XP3.1’" table:display="false" table:show-details="true"/>
                <table:data-pilot-member table:name="Индикаторная доска ‘XP3.10’" table:display="false" table:show-details="true"/>
                <table:data-pilot-member table:name="Индикаторная доска ‘XP3.2’" table:display="false" table:show-details="true"/>
                <table:data-pilot-member table:name="Индикаторная доска ‘XP3.3’" table:display="false" table:show-details="true"/>
                <table:data-pilot-member table:name="Индикаторная доска ‘XP3.5’" table:display="false" table:show-details="true"/>
                <table:data-pilot-member table:name="Индикаторная доска ‘XP3.7’" table:display="false" table:show-details="true"/>
                <table:data-pilot-member table:name="Индикаторная доска ‘XP3.8’" table:display="false" table:show-details="true"/>
                <table:data-pilot-member table:name="Индикаторная доска ‘XP3.9’" table:display="false" table:show-details="true"/>
                <table:data-pilot-member table:name="Индикаторная доска ‘XP4.1’" table:display="false" table:show-details="true"/>
                <table:data-pilot-member table:name="Индикаторная доска ‘XP4.2’" table:display="false" table:show-details="true"/>
                <table:data-pilot-member table:name="Клаксон 1" table:display="false" table:show-details="true"/>
                <table:data-pilot-member table:name="Клаксон 2" table:display="false" table:show-details="true"/>
                <table:data-pilot-member table:name="Лампа шкатулки ‘-’" table:display="false" table:show-details="true"/>
                <table:data-pilot-member table:name="Лампа шкатулки ‘+’" table:display="false" table:show-details="true"/>
                <table:data-pilot-member table:name="Левая фара ‘1’" table:display="false" table:show-details="true"/>
                <table:data-pilot-member table:name="Левая фара ‘2’ (ближний)" table:display="false" table:show-details="true"/>
                <table:data-pilot-member table:name="Левая фара ‘3’ (габарит)" table:display="false" table:show-details="true"/>
                <table:data-pilot-member table:name="Левая фара ‘4’ (дальний)" table:display="false" table:show-details="true"/>
                <table:data-pilot-member table:name="Левая фара ‘поворот-масса’" table:display="false" table:show-details="true"/>
                <table:data-pilot-member table:name="Левая фара ‘поворот’" table:display="false" table:show-details="true"/>
                <table:data-pilot-member table:name="Масса" table:display="false" table:show-details="true"/>
                <table:data-pilot-member table:name="Масса (силовой)" table:display="false" table:show-details="true"/>
                <table:data-pilot-member table:name="Мотор антенны ‘1’" table:display="false" table:show-details="true"/>
                <table:data-pilot-member table:name="Мотор антенны ‘2’" table:display="false" table:show-details="true"/>
                <table:data-pilot-member table:name="Мотор стеклоочистителя ‘1’" table:display="false" table:show-details="true"/>
                <table:data-pilot-member table:name="На багажник к дачику указателя уровня топлива" table:display="false" table:show-details="true"/>
                <table:data-pilot-member table:name="На багажник к дачику указателя уровня топлива (лампочка)" table:display="false" table:show-details="true"/>
                <table:data-pilot-member table:name="На багажник к задним ПТФ" table:display="false" table:show-details="true"/>
                <table:data-pilot-member table:name="На багажник к левому заднему габариту" table:display="false" table:show-details="true"/>
                <table:data-pilot-member table:name="На багажник к левому заднему повороту" table:display="false" table:show-details="true"/>
                <table:data-pilot-member table:name="На багажник к освежению багажника" table:display="false" table:show-details="true"/>
                <table:data-pilot-member table:name="На багажник к подсветке номерного знака" table:display="false" table:show-details="true"/>
                <table:data-pilot-member table:name="На багажник к правому заднему габариту" table:display="false" table:show-details="true"/>
                <table:data-pilot-member table:name="На багажник к правому заднему повороту (от переключателя поворотников)" table:display="false" table:show-details="true"/>
                <table:data-pilot-member table:name="На багажник к сигналам торможения и доп-сигналу торможения" table:display="false" table:show-details="true"/>
                <table:data-pilot-member table:name="На багажник к фонарям света заднего хода" table:display="false" table:show-details="true"/>
                <table:data-pilot-member table:name="На кабину к выключателям плафона" table:display="false" table:show-details="true"/>
                <table:data-pilot-member table:name="На кабину к плафону" table:display="false" table:show-details="true"/>
                <table:data-pilot-member table:name="На кабину к элементам обогрева заднего стекла ‘1’" table:display="false" table:show-details="true"/>
                <table:data-pilot-member table:name="На кабину к элементам обогрева заднего стекла ‘общая точка’" table:display="false" table:show-details="true"/>
                <table:data-pilot-member table:name="На ЭБУ к лампе диагностики ‘2.1’" table:display="false" table:show-details="true"/>
                <table:data-pilot-member table:name="На ЭБУ к лампе диагностики ‘2.2’" table:display="false" table:show-details="true"/>
                <table:data-pilot-member table:name="На ЭБУ к тахометру ‘2.4’" table:display="false" table:show-details="true"/>
                <table:data-pilot-member table:name="На ЭБУ к топливному насосу ‘2.3’" table:display="false" table:show-details="true"/>
                <table:data-pilot-member table:name="Насос омывайки" table:display="false" table:show-details="true"/>
                <table:data-pilot-member table:name="Насос омывайки – масса" table:display="false" table:show-details="true"/>
                <table:data-pilot-member table:name="Переключатель антенны ‘H’" table:display="false" table:show-details="true"/>
                <table:data-pilot-member table:name="Переключатель антенны ‘I’" table:display="false" table:show-details="true"/>
                <table:data-pilot-member table:name="Переключатель антенны ‘L’" table:display="false" table:show-details="true"/>
                <table:data-pilot-member table:name="Переключатель антенны ‘S’" table:display="false" table:show-details="true"/>
                <table:data-pilot-member table:name="Переключатель антенны ‘T’" table:display="false" table:show-details="true"/>
                <table:data-pilot-member table:name="Переключатель антенны ‘U’" table:display="false" table:show-details="true"/>
                <table:data-pilot-member table:name="Переключатель дворников ‘53c’" table:display="false" table:show-details="true"/>
                <table:data-pilot-member table:name="Переключатель корректора фар" table:display="false" table:show-details="true"/>
                <table:data-pilot-member table:name="Переключатель обогрева заднего стекла ‘D’" table:display="false" table:show-details="true"/>
                <table:data-pilot-member table:name="Переключатель обогрева заднего стекла ‘H’" table:display="false" table:show-details="true"/>
                <table:data-pilot-member table:name="Переключатель обогрева заднего стекла ‘I’" table:display="false" table:show-details="true"/>
                <table:data-pilot-member table:name="Переключатель обогрева заднего стекла ‘L’" table:display="false" table:show-details="true"/>
                <table:data-pilot-member table:name="Переключатель обогрева заднего стекла ‘U’" table:display="false" table:show-details="true"/>
                <table:data-pilot-member table:name="Переключатель обогрева заднего стекла ‘V’" table:display="false" table:show-details="true"/>
                <table:data-pilot-member table:name="Переключатель обогрева заднего стекла ‘лампа-1’" table:display="false" table:show-details="true"/>
                <table:data-pilot-member table:name="Переключатель поворотников и света" table:display="false" table:show-details="true"/>
                <table:data-pilot-member table:name="Переключатель поворотников и света ‘1’" table:display="false" table:show-details="true"/>
                <table:data-pilot-member table:name="Переключатель поворотников и света ‘2’" table:display="false" table:show-details="true"/>
                <table:data-pilot-member table:name="Переключатель поворотников и света ‘3’" table:display="false" table:show-details="true"/>
                <table:data-pilot-member table:name="Переключатель поворотников и света ‘4’" table:display="false" table:show-details="true"/>
                <table:data-pilot-member table:name="Переключатель поворотников и света ‘5’" table:display="false" table:show-details="true"/>
                <table:data-pilot-member table:name="Переключатель поворотников и света ‘6’" table:display="false" table:show-details="true"/>
                <table:data-pilot-member table:name="Переключатель поворотников и света ‘7’" table:display="false" table:show-details="true"/>
                <table:data-pilot-member table:name="Переключатель поворотников и света ‘8’" table:display="false" table:show-details="true"/>
                <table:data-pilot-member table:name="Переключатель поворотников и света ‘9’" table:display="false" table:show-details="true"/>
                <table:data-pilot-member table:name="Повторитель поворота левый" table:display="false" table:show-details="true"/>
                <table:data-pilot-member table:name="Повторитель поворота левый ‘масса’" table:display="false" table:show-details="true"/>
                <table:data-pilot-member table:name="Повторитель поворота правый" table:display="false" table:show-details="true"/>
                <table:data-pilot-member table:name="Повторитель поворота правый ‘масса’" table:display="false" table:show-details="true"/>
                <table:data-pilot-member table:name="Правая фара ‘1’" table:display="false" table:show-details="true"/>
                <table:data-pilot-member table:name="Правая фара ‘2’ (ближний)" table:display="false" table:show-details="true"/>
                <table:data-pilot-member table:name="Правая фара ‘3’ (габарит)" table:display="false" table:show-details="true"/>
                <table:data-pilot-member table:name="Правая фара ‘4’ (дальний)" table:display="false" table:show-details="true"/>
                <table:data-pilot-member table:name="Правая фара ‘поворот-масса’" table:display="false" table:show-details="true"/>
                <table:data-pilot-member table:name="Правая фара ‘поворот’" table:display="false" table:show-details="true"/>
                <table:data-pilot-member table:name="Пред лев ‘1’, вход (от разветвления 2)" table:display="true" table:show-details="true"/>
                <table:data-pilot-member table:name="Пред лев ‘10’, вход (от разветвления 2)" table:display="true" table:show-details="true"/>
                <table:data-pilot-member table:name="Пред лев ‘11’, вход" table:display="true" table:show-details="true"/>
                <table:data-pilot-member table:name="Пред лев ‘11’, вых" table:display="true" table:show-details="true"/>
                <table:data-pilot-member table:name="Пред лев ‘12’, вход (от разветвления 2)" table:display="true" table:show-details="true"/>
                <table:data-pilot-member table:name="Пред лев ‘12’, вых" table:display="true" table:show-details="true"/>
                <table:data-pilot-member table:name="Пред лев ‘13’, вход" table:display="true" table:show-details="true"/>
                <table:data-pilot-member table:name="Пред лев ‘13’, вых" table:display="true" table:show-details="true"/>
                <table:data-pilot-member table:name="Пред лев ‘2’, вход" table:display="true" table:show-details="true"/>
                <table:data-pilot-member table:name="Пред лев ‘2’, вых" table:display="true" table:show-details="true"/>
                <table:data-pilot-member table:name="Пред лев ‘3’, вход" table:display="true" table:show-details="true"/>
                <table:data-pilot-member table:name="Пред лев ‘3’, вых" table:display="true" table:show-details="true"/>
                <table:data-pilot-member table:name="Пред лев ‘4’, вход" table:display="true" table:show-details="true"/>
                <table:data-pilot-member table:name="Пред лев ‘4’, вых" table:display="true" table:show-details="true"/>
                <table:data-pilot-member table:name="Пред лев ‘5’, вход" table:display="true" table:show-details="true"/>
                <table:data-pilot-member table:name="Пред лев ‘5’, вых" table:display="true" table:show-details="true"/>
                <table:data-pilot-member table:name="Пред лев ‘6’, вход" table:display="true" table:show-details="true"/>
                <table:data-pilot-member table:name="Пред лев ‘7’, вход (от разветвления 2)" table:display="true" table:show-details="true"/>
                <table:data-pilot-member table:name="Пред лев ‘7’, вых" table:display="true" table:show-details="true"/>
                <table:data-pilot-member table:name="Пред лев ‘8’, вход (от разветвления 2)" table:display="true" table:show-details="true"/>
                <table:data-pilot-member table:name="Пред лев ‘8’, вых" table:display="true" table:show-details="true"/>
                <table:data-pilot-member table:name="Пред лев ‘9’, вход" table:display="true" table:show-details="true"/>
                <table:data-pilot-member table:name="Пред лев ‘9’, вых" table:display="true" table:show-details="true"/>
                <table:data-pilot-member table:name="Пред пр ‘1’, вход (от разветвления 2)" table:display="true" table:show-details="true"/>
                <table:data-pilot-member table:name="Пред пр ‘1’, вых" table:display="true" table:show-details="true"/>
                <table:data-pilot-member table:name="Пред пр ‘10’, вых" table:display="true" table:show-details="true"/>
                <table:data-pilot-member table:name="Пред пр ‘11’, вход" table:display="true" table:show-details="true"/>
                <table:data-pilot-member table:name="Пред пр ‘11’, вых" table:display="true" table:show-details="true"/>
                <table:data-pilot-member table:name="Пред пр ‘13’, вход" table:display="true" table:show-details="true"/>
                <table:data-pilot-member table:name="Пред пр ‘13’, вых" table:display="true" table:show-details="true"/>
                <table:data-pilot-member table:name="Пред пр ‘2’, вход" table:display="true" table:show-details="true"/>
                <table:data-pilot-member table:name="Пред пр ‘2’, вых" table:display="true" table:show-details="true"/>
                <table:data-pilot-member table:name="Пред пр ‘3’, вход" table:display="true" table:show-details="true"/>
                <table:data-pilot-member table:name="Пред пр ‘3’, вых" table:display="true" table:show-details="true"/>
                <table:data-pilot-member table:name="Пред пр ‘4’, вход (от разветвления 2)" table:display="true" table:show-details="true"/>
                <table:data-pilot-member table:name="Пред пр ‘4’, вых" table:display="true" table:show-details="true"/>
                <table:data-pilot-member table:name="Пред пр ‘5’, вход (от разветвления 2)" table:display="true" table:show-details="true"/>
                <table:data-pilot-member table:name="Пред пр ‘5’, вых" table:display="true" table:show-details="true"/>
                <table:data-pilot-member table:name="Пред пр ‘6’, вход" table:display="true" table:show-details="true"/>
                <table:data-pilot-member table:name="Пред пр ‘6’, вых" table:display="true" table:show-details="true"/>
                <table:data-pilot-member table:name="Пред пр ‘7’, вход (от разветвления 2)" table:display="true" table:show-details="true"/>
                <table:data-pilot-member table:name="Пред пр ‘7’, вых" table:display="true" table:show-details="true"/>
                <table:data-pilot-member table:name="Пред пр ‘8’, вход (от разветвления 2)" table:display="true" table:show-details="true"/>
                <table:data-pilot-member table:name="Пред пр ‘9’, вход" table:display="true" table:show-details="true"/>
                <table:data-pilot-member table:name="Пред пр ‘9’, вых" table:display="true" table:show-details="true"/>
                <table:data-pilot-member table:name="Прерыватель поворотников" table:display="false" table:show-details="true"/>
                <table:data-pilot-member table:name="Прикуриватель ‘+’" table:display="false" table:show-details="true"/>
                <table:data-pilot-member table:name="Прикуриватель ‘подсветка’" table:display="false" table:show-details="true"/>
                <table:data-pilot-member table:name="ПТФ левая" table:display="false" table:show-details="true"/>
                <table:data-pilot-member table:name="ПТФ правая" table:display="false" table:show-details="true"/>
                <table:data-pilot-member table:name="Разветвление 1 – разветвление 2" table:display="false" table:show-details="true"/>
                <table:data-pilot-member table:name="Реле ближнего света ‘30’ (от разветвления 2)" table:display="false" table:show-details="true"/>
                <table:data-pilot-member table:name="Реле ближнего света ‘85’" table:display="false" table:show-details="true"/>
                <table:data-pilot-member table:name="Реле ближнего света ‘86’" table:display="false" table:show-details="true"/>
                <table:data-pilot-member table:name="Реле ближнего света ‘87’" table:display="false" table:show-details="true"/>
                <table:data-pilot-member table:name="Реле вентилятора охлаждения ‘30’" table:display="false" table:show-details="true"/>
                <table:data-pilot-member table:name="Реле вентилятора охлаждения ‘85’" table:display="false" table:show-details="true"/>
                <table:data-pilot-member table:name="Реле вентилятора охлаждения ‘86’" table:display="false" table:show-details="true"/>
                <table:data-pilot-member table:name="Реле вентилятора охлаждения ‘87’" table:display="false" table:show-details="true"/>
                <table:data-pilot-member table:name="Реле дальнего света ‘30’ (от разветвления 2)" table:display="false" table:show-details="true"/>
                <table:data-pilot-member table:name="Реле дальнего света ‘85’" table:display="false" table:show-details="true"/>
                <table:data-pilot-member table:name="Реле дальнего света ‘86’" table:display="false" table:show-details="true"/>
                <table:data-pilot-member table:name="Реле дальнего света ‘87’" table:display="false" table:show-details="true"/>
                <table:data-pilot-member table:name="Реле задних ПТФ ‘1’" table:display="false" table:show-details="true"/>
                <table:data-pilot-member table:name="Реле задних ПТФ ‘2’" table:display="false" table:show-details="true"/>
                <table:data-pilot-member table:name="Реле задних ПТФ ‘3’" table:display="false" table:show-details="true"/>
                <table:data-pilot-member table:name="Реле задних ПТФ ‘4’" table:display="false" table:show-details="true"/>
                <table:data-pilot-member table:name="Реле задних ПТФ ‘4’ (тот же)" table:display="false" table:show-details="true"/>
                <table:data-pilot-member table:name="Реле задних ПТФ ‘5’" table:display="false" table:show-details="true"/>
                <table:data-pilot-member table:name="Реле задних ПТФ ‘6’" table:display="false" table:show-details="true"/>
                <table:data-pilot-member table:name="Реле клаксонов ‘30’" table:display="false" table:show-details="true"/>
                <table:data-pilot-member table:name="Реле клаксонов ‘85’" table:display="false" table:show-details="true"/>
                <table:data-pilot-member table:name="Реле клаксонов ‘86’" table:display="false" table:show-details="true"/>
                <table:data-pilot-member table:name="Реле клаксонов ‘87’" table:display="false" table:show-details="true"/>
                <table:data-pilot-member table:name="Реле контрольных ламп ‘30’" table:display="false" table:show-details="true"/>
                <table:data-pilot-member table:name="Реле контрольных ламп ‘85’" table:display="false" table:show-details="true"/>
                <table:data-pilot-member table:name="Реле контрольных ламп ‘86’" table:display="false" table:show-details="true"/>
                <table:data-pilot-member table:name="Реле контрольных ламп ‘87’" table:display="false" table:show-details="true"/>
                <table:data-pilot-member table:name="Реле обогрева заднего стекла ‘30’" table:display="false" table:show-details="true"/>
                <table:data-pilot-member table:name="Реле обогрева заднего стекла ‘85’" table:display="false" table:show-details="true"/>
                <table:data-pilot-member table:name="Реле обогрева заднего стекла ‘86’" table:display="false" table:show-details="true"/>
                <table:data-pilot-member table:name="Реле обогрева заднего стекла ‘87’" table:display="false" table:show-details="true"/>
                <table:data-pilot-member table:name="Реле ПТФ ‘30’" table:display="false" table:show-details="true"/>
                <table:data-pilot-member table:name="Реле ПТФ ‘85’" table:display="false" table:show-details="true"/>
                <table:data-pilot-member table:name="Реле ПТФ ‘86’" table:display="false" table:show-details="true"/>
                <table:data-pilot-member table:name="Реле ПТФ ‘87’" table:display="false" table:show-details="true"/>
                <table:data-pilot-member table:name="Реле стартера ‘30’" table:display="false" table:show-details="true"/>
                <table:data-pilot-member table:name="Реле стартера ‘85’" table:display="false" table:show-details="true"/>
                <table:data-pilot-member table:name="Реле стартера ‘86’" table:display="false" table:show-details="true"/>
                <table:data-pilot-member table:name="Реле стартера ‘87’" table:display="false" table:show-details="true"/>
                <table:data-pilot-member table:name="Стартер ‘+’ (силовой)" table:display="false" table:show-details="true"/>
                <table:data-pilot-member table:name="Фонарь подкапотный" table:display="false" table:show-details="true"/>
                <table:data-pilot-member table:name="ЦПС ‘1’ (от разветвления 1)" table:display="false" table:show-details="true"/>
                <table:data-pilot-member table:name="ЦПС ‘3’" table:display="false" table:show-details="true"/>
                <table:data-pilot-member table:name="ЦПС ‘4’" table:display="false" table:show-details="true"/>
                <table:data-pilot-member table:name="ЦПС ‘5’" table:display="false" table:show-details="true"/>
                <table:data-pilot-member table:name="ЦПС ‘7’" table:display="false" table:show-details="true"/>
                <table:data-pilot-member table:name="ЦПС ‘8’" table:display="false" table:show-details="true"/>
                <table:data-pilot-member table:name="ЦПС ‘9’" table:display="false" table:show-details="true"/>
                <table:data-pilot-member table:name="ЭБН ‘масса’" table:display="false" table:show-details="true"/>
                <table:data-pilot-member table:name="ЭБН ‘питание’" table:display="false" table:show-details="true"/>
                <table:data-pilot-member table:name="ЭБУ +12В АКБ ‘1.2’" table:display="false" table:show-details="true"/>
                <table:data-pilot-member table:name="ЭБУ Вывод 15 ‘1.1’" table:display="false" table:show-details="true"/>
                <table:data-pilot-member table:name="ЭБУ Лямбда-зонд ‘2.7’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Цвет" table:orientation="row" table:used-hierarchy="0" table:function="auto">
            <table:data-pilot-level table:show-empty="false" calcext:repeat-item-labels="false">
              <table:data-pilot-members>
                <table:data-pilot-member table:name="Dup" table:display="true" table:show-details="true"/>
                <table:data-pilot-member table:name="N/A" table:display="true" table:show-details="true"/>
                <table:data-pilot-member table:name="Белый" table:display="true" table:show-details="true"/>
                <table:data-pilot-member table:name="Белый (Коричневый)" table:display="true" table:show-details="true"/>
                <table:data-pilot-member table:name="Жёлтый" table:display="true" table:show-details="true"/>
                <table:data-pilot-member table:name="Зелёный" table:display="true" table:show-details="true"/>
                <table:data-pilot-member table:name="Зелёный (Белый)" table:display="true" table:show-details="true"/>
                <table:data-pilot-member table:name="Зелёный (Красный)" table:display="true" table:show-details="true"/>
                <table:data-pilot-member table:name="Коричневый" table:display="true" table:show-details="true"/>
                <table:data-pilot-member table:name="Красный" table:display="true" table:show-details="true"/>
                <table:data-pilot-member table:name="Красный (Белый)" table:display="true" table:show-details="true"/>
                <table:data-pilot-member table:name="Оранжевый" table:display="true" table:show-details="true"/>
                <table:data-pilot-member table:name="Оранжевый (Красный)" table:display="true" table:show-details="true"/>
                <table:data-pilot-member table:name="Розовый" table:display="true" table:show-details="true"/>
                <table:data-pilot-member table:name="Розовый (Белый)" table:display="true" table:show-details="true"/>
                <table:data-pilot-member table:name="Розовый (Красный)" table:display="true" table:show-details="true"/>
                <table:data-pilot-member table:name="Серый" table:display="true" table:show-details="true"/>
                <table:data-pilot-member table:name="Серый (Коричневый)" table:display="true" table:show-details="true"/>
                <table:data-pilot-member table:name="Серый (Красный)" table:display="true" table:show-details="true"/>
                <table:data-pilot-member table:name="Синий" table:display="true" table:show-details="true"/>
                <table:data-pilot-member table:name="Синий (Коричневый)" table:display="true" table:show-details="true"/>
                <table:data-pilot-member table:name="Синий (Чёрный)" table:display="true" table:show-details="true"/>
                <table:data-pilot-member table:name="Три провода" table:display="true" table:show-details="true"/>
                <table:data-pilot-member table:name="Фиолетовый" table:display="true" table:show-details="true"/>
                <table:data-pilot-member table:name="Фиолетовый (Синий)" table:display="true" table:show-details="true"/>
                <table:data-pilot-member table:name="Фиолетовый (Чёрный)" table:display="true" table:show-details="true"/>
                <table:data-pilot-member table:name="Чёрный" table:display="true" table:show-details="true"/>
                <table:data-pilot-member table:name="Чёрный (Коричневый)" table:display="true" table:show-details="true"/>
                <table:data-pilot-member table:name="Чёрный (Серый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Сечение, мм2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.5" table:display="true" table:show-details="true"/>
                <table:data-pilot-member table:name="2.5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10" table:display="true" table:show-details="true"/>
                <table:data-pilot-member table:name="16" table:display="true" table:show-details="true"/>
                <table:data-pilot-member table:name="25" table:display="true" table:show-details="true"/>
                <table:data-pilot-member table:name="" table:display="true" table:show-details="true"/>
                <table:data-pilot-member table:name="N/A" table:display="true" table:show-details="true"/>
                <table:data-pilot-member table:name="ШИНА БПР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лина с запасом, м" table:orientation="row" table:used-hierarchy="0" table:function="auto">
            <table:data-pilot-level table:show-empty="false" calcext:repeat-item-labels="false">
              <table:data-pilot-members>
                <table:data-pilot-member table:name="0.95" table:display="true" table:show-details="true"/>
                <table:data-pilot-member table:name="1" table:display="true" table:show-details="true"/>
                <table:data-pilot-member table:name="1.45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1.95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5" table:display="true" table:show-details="true"/>
                <table:data-pilot-member table:name="2.8" table:display="true" table:show-details="true"/>
                <table:data-pilot-member table:name="2.9" table:display="true" table:show-details="true"/>
                <table:data-pilot-member table:name="3.2" table:display="true" table:show-details="true"/>
                <table:data-pilot-member table:name="3.3" table:display="true" table:show-details="true"/>
                <table:data-pilot-member table:name="3.45" table:display="true" table:show-details="true"/>
                <table:data-pilot-member table:name="3.7" table:display="true" table:show-details="true"/>
                <table:data-pilot-member table:name="3.75" table:display="true" table:show-details="true"/>
                <table:data-pilot-member table:name="3.8" table:display="true" table:show-details="true"/>
                <table:data-pilot-member table:name="3.9" table:display="true" table:show-details="true"/>
                <table:data-pilot-member table:name="4.1" table:display="true" table:show-details="true"/>
                <table:data-pilot-member table:name="4.35" table:display="true" table:show-details="true"/>
                <table:data-pilot-member table:name="4.6" table:display="true" table:show-details="true"/>
                <table:data-pilot-member table:name="4.9" table:display="true" table:show-details="true"/>
                <table:data-pilot-member table:name="5" table:display="true" table:show-details="true"/>
                <table:data-pilot-member table:name="5.1" table:display="true" table:show-details="true"/>
                <table:data-pilot-member table:name="5.5" table:display="true" table:show-details="true"/>
                <table:data-pilot-member table:name="5.85" table:display="true" table:show-details="true"/>
                <table:data-pilot-member table:name="5.9" table:display="true" table:show-details="true"/>
                <table:data-pilot-member table:name="6.3" table:display="true" table:show-details="true"/>
                <table:data-pilot-member table:name="6.5" table:display="true" table:show-details="true"/>
                <table:data-pilot-member table:name="6.9" table:display="true" table:show-details="true"/>
                <table:data-pilot-member table:name="8.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Voltage_20_Loss" style:display-name="Voltage Loss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402in" fo:page-height="11.6902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 style:data-style-name="N2" text:time-value="00:55:42.7980179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3:52:16.824220390</meta:creation-date>
    <dc:date>2023-09-18T00:56:42.397075137</dc:date>
    <meta:editing-duration>P1DT51M59S</meta:editing-duration>
    <meta:editing-cycles>988</meta:editing-cycles>
    <meta:generator>LibreOffice/7.5.3.2$Linux_X86_64 LibreOffice_project/50$Build-2</meta:generator>
    <meta:document-statistic meta:table-count="6" meta:cell-count="2323" meta:object-count="0"/>
  </office:meta>
</office:document-meta>
</file>